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投资参考类Reference主要用于获取分配预案、业绩预告、限售股解禁、基金持股、ipo以及融资融券等数据</text:p>
      <text:p text:style-name="Standard"/>
      <text:p text:style-name="Standard"/>
      <text:p text:style-name="Standard">[b](1)distriPlan(year=2015, top=25, retry=3, pause=0.001)[/b]</text:p>
      <text:p text:style-name="Standard">该方法用于获取分配预案数据</text:p>
      <text:p text:style-name="Standard"/>
      <text:p text:style-name="Standard">参数：</text:p>
      <text:p text:style-name="Standard">year: int</text:p>
      <text:p text:style-name="Standard"><text:s text:c="3"/>年份，默认为2015年</text:p>
      <text:p text:style-name="Standard">top: int or 'all'</text:p>
      <text:p text:style-name="Standard"><text:s text:c="3"/>获取最新n条数据，默认获取最近公布的25条，为'all'时获取该年份所有的数据</text:p>
      <text:p text:style-name="Standard">retry : int, 默认 3</text:p>
      <text:p text:style-name="Standard"><text:s text:c="3"/>如遇网络等问题重复执行的次数</text:p>
      <text:p text:style-name="Standard">pause : int, 默认 0.001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code', 'name', ...}, ...]</text:p>
      <text:p text:style-name="Standard"><text:s text:c="3"/>code:股票代码</text:p>
      <text:p text:style-name="Standard"><text:s text:c="3"/>name:股票名称</text:p>
      <text:p text:style-name="Standard"><text:s text:c="3"/>year:分配年份</text:p>
      <text:p text:style-name="Standard"><text:s text:c="3"/>report_date:公布日期</text:p>
      <text:p text:style-name="Standard"><text:s text:c="3"/>divi:分红金额（每10股）</text:p>
      <text:p text:style-name="Standard"><text:s text:c="3"/>shares:转增和送股数（每10股）</text:p>
      <text:p text:style-name="Standard"/>
      <text:p text:style-name="Standard">示例：</text:p>
      <text:p text:style-name="Standard">[i]import gugu as gg[/i]</text:p>
      <text:p text:style-name="Standard">[i]obj = gg.Reference()[/i] <text:s text:c="2"/># 创建投资参考对象</text:p>
      <text:p text:style-name="Standard">[i]data = obj.distriPlan()[/i] <text:s text:c="2"/># 获取分配预案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6"/>code <text:s/>name <text:s/>year report_date <text:s/>divi <text:s/>shares</text:p>
      <text:p text:style-name="Standard">0 <text:s text:c="2"/>002797 <text:s/>第一创业 <text:s/>2015 <text:s/>2016-08-06 <text:s text:c="2"/>0.8 <text:s text:c="4"/>0.0</text:p>
      <text:p text:style-name="Standard">1 <text:s text:c="2"/>002798 <text:s/>帝欧家居 <text:s/>2015 <text:s/>2016-06-08 <text:s text:c="2"/>3.0 <text:s text:c="4"/>0.0</text:p>
      <text:p text:style-name="Standard">2 <text:s text:c="2"/>603701 <text:s/>德宏股份 <text:s/>2015 <text:s/>2016-06-02 <text:s text:c="2"/>2.8 <text:s text:c="4"/>0.0</text:p>
      <text:p text:style-name="Standard">3 <text:s text:c="2"/>300509 <text:s text:c="2"/>新美星 <text:s/>2015 <text:s/>2016-06-01 <text:s text:c="2"/>3.0 <text:s text:c="4"/>0.0</text:p>
      <text:p text:style-name="Standard">4 <text:s text:c="2"/>002929 <text:s/>润建通信 <text:s/>2015 <text:s/>2016-05-30 <text:s text:c="2"/>3.0 <text:s text:c="4"/>0.0</text:p>
      <text:p text:style-name="Standard">5 <text:s text:c="2"/>300511 <text:s/>雪榕生物 <text:s/>2015 <text:s/>2016-05-24 <text:s text:c="2"/>2.0 <text:s text:c="4"/>0.0</text:p>
      <text:p text:style-name="Standard">6 <text:s text:c="2"/>300508 <text:s/>维宏股份 <text:s/>2015 <text:s/>2016-05-11 <text:s text:c="2"/>1.6 <text:s text:c="4"/>0.0</text:p>
      <text:p text:style-name="Standard">7 <text:s text:c="2"/>002605 <text:s/>姚记扑克 <text:s/>2015 <text:s/>2016-04-30 <text:s text:c="2"/>1.0 <text:s text:c="4"/>0.0</text:p>
      <text:p text:style-name="Standard">8 <text:s text:c="2"/>002366 <text:s/>台海核电 <text:s/>2015 <text:s/>2016-04-30 <text:s text:c="2"/>0.5 <text:s text:c="4"/>0.0</text:p>
      <text:p text:style-name="Standard">9 <text:s text:c="2"/>002325 <text:s/>洪涛股份 <text:s/>2015 <text:s/>2016-04-30 <text:s text:c="2"/>0.4 <text:s text:c="4"/>2.0</text:p>
      <text:p text:style-name="Standard">10 <text:s/>002312 <text:s/>三泰控股 <text:s/>2015 <text:s/>2016-04-30 <text:s text:c="2"/>0.5 <text:s text:c="4"/>5.0</text:p>
      <text:p text:style-name="Standard">11 <text:s/>300318 <text:s/>博晖创新 <text:s/>2015 <text:s/>2016-04-30 <text:s text:c="2"/>0.0 <text:s text:c="3"/>10.0</text:p>
      <text:p text:style-name="Standard">12 <text:s/>000961 <text:s/>中南建设 <text:s/>2015 <text:s/>2016-04-30 <text:s text:c="2"/>0.4 <text:s text:c="3"/>15.0</text:p>
      <text:p text:style-name="Standard">13 <text:s/>000938 <text:s/>紫光股份 <text:s/>2015 <text:s/>2016-04-30 <text:s text:c="2"/>0.2 <text:s text:c="4"/>0.0</text:p>
      <text:p text:style-name="Standard">14 <text:s/>000887 <text:s/>中鼎股份 <text:s/>2015 <text:s/>2016-04-30 <text:s text:c="2"/>0.8 <text:s text:c="4"/>0.0</text:p>
      <text:p text:style-name="Standard">15 <text:s/>000690 <text:s/>宝新能源 <text:s/>2015 <text:s/>2016-04-30 <text:s text:c="2"/>2.0 <text:s text:c="4"/>0.0</text:p>
      <text:p text:style-name="Standard">16 <text:s/>000539 <text:s/>粤电力A <text:s/>2015 <text:s/>2016-04-30 <text:s text:c="2"/>2.3 <text:s text:c="4"/>0.0</text:p>
      <text:p text:style-name="Standard">17 <text:s/>000402 <text:s text:c="2"/>金融街 <text:s/>2015 <text:s/>2016-04-30 <text:s text:c="2"/>4.0 <text:s text:c="4"/>0.0</text:p>
      <text:p text:style-name="Standard">18 <text:s/>000061 <text:s text:c="2"/>农产品 <text:s/>2015 <text:s/>2016-04-30 <text:s text:c="2"/>0.5 <text:s text:c="4"/>0.0</text:p>
      <text:p text:style-name="Standard"><text:soft-page-break/>19 <text:s/>600686 <text:s/>金龙汽车 <text:s/>2015 <text:s/>2016-04-30 <text:s text:c="2"/>1.6 <text:s text:c="4"/>0.0</text:p>
      <text:p text:style-name="Standard">20 <text:s/>600677 <text:s/>航天通信 <text:s/>2015 <text:s/>2016-04-30 <text:s text:c="2"/>0.2 <text:s text:c="4"/>0.0</text:p>
      <text:p text:style-name="Standard">21 <text:s/>600189 <text:s/>吉林森工 <text:s/>2015 <text:s/>2016-04-30 <text:s text:c="2"/>0.5 <text:s text:c="4"/>0.0</text:p>
      <text:p text:style-name="Standard">22 <text:s/>603277 <text:s/>银都股份 <text:s/>2015 <text:s/>2016-04-29 <text:s text:c="2"/>0.0 <text:s text:c="3"/>34.6</text:p>
      <text:p text:style-name="Standard">23 <text:s/>603223 <text:s/>恒通股份 <text:s/>2015 <text:s/>2016-04-29 <text:s text:c="2"/>0.7 <text:s text:c="4"/>0.0</text:p>
      <text:p text:style-name="Standard">24 <text:s/>603918 <text:s/>金桥信息 <text:s/>2015 <text:s/>2016-04-29 <text:s text:c="2"/>1.3 <text:s text:c="3"/>10.0</text:p>
      <text:p text:style-name="Standard"/>
      <text:p text:style-name="Standard"/>
      <text:p text:style-name="Standard">[b](2)forecast(year, quarter, retry=3, pause=0.001)[/b]</text:p>
      <text:p text:style-name="Standard">该方法用于获取业绩预告数据</text:p>
      <text:p text:style-name="Standard"/>
      <text:p text:style-name="Standard">参数：</text:p>
      <text:p text:style-name="Standard">year:int </text:p>
      <text:p text:style-name="Standard"><text:s text:c="3"/>年度 e.g:2014</text:p>
      <text:p text:style-name="Standard">quarter:int </text:p>
      <text:p text:style-name="Standard"><text:s text:c="3"/>季度 :1、2、3、4，只能输入这4个季度</text:p>
      <text:p text:style-name="Standard">retry : int, 默认 3</text:p>
      <text:p text:style-name="Standard"><text:s text:c="3"/>如遇网络等问题重复执行的次数 </text:p>
      <text:p text:style-name="Standard">pause : int, 默认 0.001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code':, 'name':, ...}, ...]</text:p>
      <text:p text:style-name="Standard"><text:s text:c="3"/>code,代码</text:p>
      <text:p text:style-name="Standard"><text:s text:c="3"/>name,名称</text:p>
      <text:p text:style-name="Standard"><text:s text:c="3"/>type,业绩变动类型【预增、预亏等】</text:p>
      <text:p text:style-name="Standard"><text:s text:c="3"/>report_date,发布日期</text:p>
      <text:p text:style-name="Standard"><text:s text:c="3"/>pre_eps,上年同期每股收益</text:p>
      <text:p text:style-name="Standard"><text:s text:c="3"/>range,业绩变动范围</text:p>
      <text:p text:style-name="Standard"/>
      <text:p text:style-name="Standard">示例：</text:p>
      <text:p text:style-name="Standard">[i]import gugu as gg[/i]</text:p>
      <text:p text:style-name="Standard">[i]obj = gg.Reference()[/i] <text:s text:c="2"/># 创建投资参考对象</text:p>
      <text:p text:style-name="Standard">[i]data = obj.forecast(year=2018, quarter=4)[/i] <text:s text:c="2"/># 获取业绩预告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8"/>code <text:s text:c="2"/>name type report_date <text:s/>pre_eps <text:s text:c="11"/>range</text:p>
      <text:p text:style-name="Standard">0 <text:s text:c="4"/>600980 <text:s text:c="2"/>北矿科技 <text:s text:c="2"/>预降 <text:s/>2019-03-16 <text:s text:c="2"/>0.2846 <text:s text:c="11"/>-21.8</text:p>
      <text:p text:style-name="Standard">1 <text:s text:c="4"/>600371 <text:s text:c="2"/>万向德农 <text:s text:c="2"/>预降 <text:s/>2019-03-16 <text:s text:c="2"/>0.2600 <text:s text:c="11"/>-9.72</text:p>
      <text:p text:style-name="Standard">2 <text:s text:c="4"/>600037 <text:s text:c="2"/>歌华有线 <text:s text:c="2"/>预降 <text:s/>2019-03-15 <text:s text:c="2"/>0.5470 <text:s text:c="11"/>-8.37</text:p>
      <text:p text:style-name="Standard">3 <text:s text:c="4"/>002122 <text:s/>*ST天马 <text:s text:c="2"/>预亏 <text:s/>2019-03-15 <text:s text:c="2"/>0.1100 <text:s text:c="9"/>-588.85</text:p>
      <text:p text:style-name="Standard">4 <text:s text:c="4"/>603665 <text:s text:c="3"/>康隆达 <text:s text:c="2"/>预升 <text:s/>2019-03-15 <text:s text:c="2"/>0.7700 <text:s text:c="11"/>16.04</text:p>
      <text:p text:style-name="Standard">5 <text:s text:c="4"/>600325 <text:s text:c="2"/>华发股份 <text:s text:c="2"/>预升 <text:s/>2019-03-15 <text:s text:c="2"/>0.7700 <text:s text:c="11"/>40.73</text:p>
      <text:p text:style-name="Standard">6 <text:s text:c="4"/>600101 <text:s text:c="2"/>明星电力 <text:s text:c="2"/>预升 <text:s/>2019-03-14 <text:s text:c="2"/>0.3000 <text:s text:c="12"/>3.75</text:p>
      <text:p text:style-name="Standard">7 <text:s text:c="4"/>603200 <text:s text:c="2"/>上海洗霸 <text:s text:c="2"/>预升 <text:s/>2019-03-14 <text:s text:c="2"/>0.8708 <text:s text:c="11"/>39.25</text:p>
      <text:p text:style-name="Standard">8 <text:s text:c="4"/>300247 <text:s text:c="2"/>融捷健康 <text:s text:c="2"/>预亏 <text:s/>2019-03-14 <text:s text:c="2"/>0.0800 <text:s text:c="8"/>-1263.47</text:p>
      <text:p text:style-name="Standard">9 <text:s text:c="4"/>603701 <text:s text:c="2"/>德宏股份 <text:s text:c="2"/>预升 <text:s/>2019-03-13 <text:s text:c="2"/>0.6800 <text:s text:c="11"/>37.34</text:p>
      <text:p text:style-name="Standard">10 <text:s text:c="3"/>601865 <text:s text:c="3"/>福莱特 <text:s text:c="2"/>预降 <text:s/>2019-03-13 <text:s text:c="2"/>0.2400 <text:s text:c="12"/>-4.5</text:p>
      <text:p text:style-name="Standard">11 <text:s text:c="3"/>000096 <text:s text:c="2"/>广聚能源 <text:s text:c="2"/>预降 <text:s/>2019-03-12 <text:s text:c="2"/>0.2800 <text:s text:c="10"/>-27.34</text:p>
      <text:p text:style-name="Standard">12 <text:s text:c="3"/>600498 <text:s text:c="2"/>烽火通信 <text:s text:c="2"/>预升 <text:s/>2019-03-12 <text:s text:c="2"/>0.7800 <text:s text:c="12"/>2.05</text:p>
      <text:p text:style-name="Standard">13 <text:s text:c="3"/>600724 <text:s text:c="2"/>宁波富达 <text:s text:c="2"/>预盈 <text:s/>2019-03-09 <text:s/>-0.6035 <text:s text:c="13"/>NaN</text:p>
      <text:p text:style-name="Standard">14 <text:s text:c="3"/>000902 <text:s text:c="3"/>新洋丰 <text:s text:c="2"/>预升 <text:s/>2019-03-09 <text:s text:c="2"/>0.5200 <text:s text:c="11"/>20.64</text:p>
      <text:p text:style-name="Standard"><text:soft-page-break/>15 <text:s text:c="3"/>600015 <text:s text:c="2"/>华夏银行 <text:s text:c="2"/>预升 <text:s/>2019-03-09 <text:s text:c="2"/>1.4800 <text:s text:c="12"/>5.22</text:p>
      <text:p text:style-name="Standard">16 <text:s text:c="3"/>600612 <text:s text:c="3"/>老凤祥 <text:s text:c="2"/>预升 <text:s/>2019-03-08 <text:s text:c="2"/>2.1720 <text:s text:c="13"/>6.4</text:p>
      <text:p text:style-name="Standard">17 <text:s text:c="3"/>603777 <text:s text:c="3"/>来伊份 <text:s text:c="2"/>预减 <text:s/>2019-03-08 <text:s text:c="2"/>0.4200 <text:s text:c="10"/>-89.87</text:p>
      <text:p text:style-name="Standard">18 <text:s text:c="3"/>600909 <text:s text:c="2"/>华安证券 <text:s text:c="2"/>预降 <text:s/>2019-03-08 <text:s text:c="2"/>0.1800 <text:s text:c="10"/>-14.77</text:p>
      <text:p text:style-name="Standard">19 <text:s text:c="3"/>000628 <text:s text:c="2"/>高新发展 <text:s text:c="2"/>预增 <text:s/>2019-03-08 <text:s text:c="2"/>0.0780 <text:s text:c="10"/>124.39</text:p>
      <text:p text:style-name="Standard">20 <text:s text:c="3"/>000889 <text:s text:c="2"/>中嘉博创 <text:s text:c="2"/>预升 <text:s/>2019-03-08 <text:s text:c="2"/>0.3676 <text:s text:c="11"/>13.31</text:p>
      <text:p text:style-name="Standard">21 <text:s text:c="3"/>000025 <text:s text:c="3"/>特力A <text:s text:c="2"/>预升 <text:s/>2019-03-08 <text:s text:c="2"/>0.2249 <text:s text:c="3"/>16.66%~40.59%</text:p>
      <text:p text:style-name="Standard">22 <text:s text:c="3"/>000557 <text:s text:c="2"/>西部创业 <text:s text:c="2"/>预增 <text:s/>2019-03-07 <text:s text:c="2"/>0.0600 <text:s text:c="11"/>69.38</text:p>
      <text:p text:style-name="Standard">23 <text:s text:c="3"/>601368 <text:s text:c="2"/>绿城水务 <text:s text:c="2"/>预降 <text:s/>2019-03-06 <text:s text:c="2"/>0.4744 <text:s text:c="10"/>-19.76</text:p>
      <text:p text:style-name="Standard">24 <text:s text:c="3"/>601009 <text:s text:c="2"/>南京银行 <text:s text:c="2"/>预升 <text:s/>2019-03-06 <text:s text:c="2"/>1.0900 <text:s text:c="12"/>14.5</text:p>
      <text:p text:style-name="Standard">25 <text:s text:c="3"/>600895 <text:s text:c="2"/>张江高科 <text:s text:c="2"/>预升 <text:s/>2019-03-06 <text:s text:c="2"/>0.3000 <text:s text:c="11"/>16.42</text:p>
      <text:p text:style-name="Standard">26 <text:s text:c="3"/>600663 <text:s text:c="3"/>陆家嘴 <text:s text:c="2"/>预升 <text:s/>2019-03-06 <text:s text:c="2"/>0.9310 <text:s text:c="12"/>7.04</text:p>
      <text:p text:style-name="Standard">27 <text:s text:c="3"/>603883 <text:s text:c="3"/>老百姓 <text:s text:c="2"/>预升 <text:s/>2019-03-06 <text:s text:c="2"/>1.3800 <text:s text:c="12"/>17.2</text:p>
      <text:p text:style-name="Standard">28 <text:s text:c="3"/>000037 <text:s text:c="2"/>深南电A <text:s text:c="2"/>预升 <text:s/>2019-03-06 <text:s text:c="2"/>0.0300 <text:s text:c="11"/>21.06</text:p>
      <text:p text:style-name="Standard">29 <text:s text:c="3"/>603239 <text:s text:c="2"/>浙江仙通 <text:s text:c="2"/>预降 <text:s/>2019-03-06 <text:s text:c="2"/>0.6300 <text:s text:c="10"/>-28.43</text:p>
      <text:p text:style-name="Standard">... <text:s text:c="5"/>... <text:s text:c="3"/>... <text:s/>... <text:s text:c="8"/>... <text:s text:c="5"/>... <text:s text:c="13"/>...</text:p>
      <text:p text:style-name="Standard">4826 <text:s/>601162 <text:s text:c="2"/>天风证券 <text:s text:c="2"/>预盈 <text:s/>2018-10-18 <text:s text:c="2"/>0.0880 <text:s text:c="13"/>NaN</text:p>
      <text:p text:style-name="Standard">4827 <text:s/>000560 <text:s text:c="2"/>我爱我家 <text:s text:c="2"/>预警 <text:s/>2018-10-18 <text:s text:c="2"/>0.0623 <text:s text:c="13"/>NaN</text:p>
      <text:p text:style-name="Standard">4828 <text:s/>002575 <text:s text:c="2"/>群兴玩具 <text:s text:c="2"/>预盈 <text:s/>2018-10-17 <text:s/>-0.0364 <text:s/>118.68%~123.35%</text:p>
      <text:p text:style-name="Standard">4829 <text:s/>002425 <text:s text:c="2"/>凯撒文化 <text:s text:c="2"/>预升 <text:s/>2018-10-17 <text:s text:c="2"/>0.3100 <text:s text:c="9"/>15%~35%</text:p>
      <text:p text:style-name="Standard">4830 <text:s/>002099 <text:s text:c="2"/>海翔药业 <text:s text:c="2"/>预增 <text:s/>2018-10-17 <text:s text:c="2"/>0.2200 <text:s text:c="3"/>60.72%~89.94%</text:p>
      <text:p text:style-name="Standard">4831 <text:s/>002941 <text:s text:c="2"/>新疆交建 <text:s text:c="2"/>预增 <text:s/>2018-10-17 <text:s text:c="2"/>0.4200 <text:s text:c="3"/>42.17%~59.66%</text:p>
      <text:p text:style-name="Standard">4832 <text:s/>002240 <text:s text:c="2"/>威华股份 <text:s text:c="2"/>预增 <text:s/>2018-10-16 <text:s text:c="2"/>0.0500 <text:s/>585.41%~634.91%</text:p>
      <text:p text:style-name="Standard">4833 <text:s/>300220 <text:s text:c="2"/>金运激光 <text:s text:c="2"/>预盈 <text:s/>2018-10-16 <text:s/>-0.3361 <text:s text:c="13"/>NaN</text:p>
      <text:p text:style-name="Standard">4834 <text:s/>002761 <text:s text:c="3"/>多喜爱 <text:s text:c="2"/>预增 <text:s/>2018-10-16 <text:s text:c="2"/>0.1900 <text:s text:c="8"/>90%~140%</text:p>
      <text:p text:style-name="Standard">4835 <text:s/>002661 <text:s text:c="2"/>克明面业 <text:s text:c="2"/>预增 <text:s/>2018-10-16 <text:s text:c="2"/>0.3380 <text:s text:c="8"/>60%~110%</text:p>
      <text:p text:style-name="Standard">4836 <text:s/>002843 <text:s text:c="2"/>泰嘉股份 <text:s text:c="2"/>预升 <text:s/>2018-10-16 <text:s text:c="2"/>0.3700 <text:s text:c="10"/>0%~25%</text:p>
      <text:p text:style-name="Standard">4837 <text:s/>603300 <text:s text:c="2"/>华铁科技 <text:s text:c="2"/>预增 <text:s/>2018-10-16 <text:s text:c="2"/>0.0800 <text:s text:c="13"/>NaN</text:p>
      <text:p text:style-name="Standard">4838 <text:s/>002728 <text:s text:c="2"/>特一药业 <text:s text:c="2"/>预增 <text:s/>2018-10-16 <text:s text:c="2"/>0.5300 <text:s text:c="9"/>40%~65%</text:p>
      <text:p text:style-name="Standard">4839 <text:s/>603333 <text:s text:c="2"/>尚纬股份 <text:s text:c="2"/>预增 <text:s/>2018-10-16 <text:s text:c="2"/>0.0300 <text:s text:c="7"/>200%~300%</text:p>
      <text:p text:style-name="Standard">4840 <text:s/>002458 <text:s text:c="2"/>益生股份 <text:s text:c="2"/>预盈 <text:s/>2018-10-16 <text:s/>-0.9200 <text:s text:c="13"/>NaN</text:p>
      <text:p text:style-name="Standard">4841 <text:s/>002597 <text:s text:c="2"/>金禾实业 <text:s text:c="2"/>预升 <text:s/>2018-10-16 <text:s text:c="2"/>1.8100 <text:s text:c="7"/>-7.66%~8%</text:p>
      <text:p text:style-name="Standard">4842 <text:s/>600675 <text:s text:c="2"/>中华企业 <text:s text:c="2"/>预增 <text:s/>2018-10-12 <text:s text:c="2"/>0.1960 <text:s text:c="13"/>NaN</text:p>
      <text:p text:style-name="Standard">4843 <text:s/>300694 <text:s text:c="2"/>蠡湖股份 <text:s text:c="2"/>预升 <text:s/>2018-10-12 <text:s text:c="2"/>0.6100 <text:s text:c="4"/>1.53%~11.23%</text:p>
      <text:p text:style-name="Standard">4844 <text:s/>300212 <text:s text:c="3"/>易华录 <text:s text:c="2"/>预增 <text:s/>2018-10-12 <text:s text:c="2"/>0.5439 <text:s text:c="9"/>50%~80%</text:p>
      <text:p text:style-name="Standard">4845 <text:s/>000697 <text:s text:c="2"/>炼石航空 <text:s text:c="2"/>预减 <text:s/>2018-10-09 <text:s text:c="2"/>0.1034 <text:s text:c="10"/>-87.08</text:p>
      <text:p text:style-name="Standard">4846 <text:s/>002939 <text:s text:c="2"/>长城证券 <text:s text:c="2"/>预降 <text:s/>2018-09-17 <text:s text:c="5"/>NaN <text:s text:c="2"/>-29.54%~-18.6%</text:p>
      <text:p text:style-name="Standard">4847 <text:s/>000939 <text:s/>*ST凯迪 <text:s text:c="2"/>预亏 <text:s/>2018-09-04 <text:s/>-0.6100 <text:s text:c="13"/>NaN</text:p>
      <text:p text:style-name="Standard">4848 <text:s/>600634 <text:s/>*ST富控 <text:s text:c="2"/>预亏 <text:s/>2018-08-31 <text:s text:c="2"/>0.0800 <text:s text:c="13"/>NaN</text:p>
      <text:p text:style-name="Standard">4849 <text:s/>601068 <text:s text:c="2"/>中铝国际 <text:s text:c="2"/>预盈 <text:s/>2018-08-30 <text:s text:c="2"/>0.2100 <text:s text:c="13"/>NaN</text:p>
      <text:p text:style-name="Standard">4850 <text:s/>603315 <text:s text:c="2"/>福鞍股份 <text:s text:c="2"/>预升 <text:s/>2018-08-28 <text:s text:c="2"/>0.0437 <text:s text:c="11"/>12.74</text:p>
      <text:p text:style-name="Standard">4851 <text:s/>600444 <text:s text:c="2"/>国机通用 <text:s text:c="2"/>预减 <text:s/>2018-08-24 <text:s text:c="2"/>1.1423 <text:s text:c="13"/>NaN</text:p>
      <text:p text:style-name="Standard">4852 <text:s/>002933 <text:s text:c="2"/>新兴装备 <text:s text:c="2"/>预升 <text:s/>2018-08-07 <text:s text:c="2"/>1.3200 <text:s text:c="4"/>2.95%~20.11%</text:p>
      <text:p text:style-name="Standard">4853 <text:s/>603590 <text:s text:c="2"/>康辰药业 <text:s text:c="2"/>预降 <text:s/>2018-08-06 <text:s text:c="2"/>3.9900 <text:s/>-47.16%~-45.91%</text:p>
      <text:p text:style-name="Standard">4854 <text:s/>300002 <text:s text:c="2"/>神州泰岳 <text:s text:c="2"/>预增 <text:s/>2018-04-27 <text:s text:c="2"/>0.0610 <text:s text:c="13"/>NaN</text:p>
      <text:p text:style-name="Standard">4855 <text:s/>300745 <text:s text:c="2"/>欣锐科技 <text:s/>NaN <text:s/>2018-05-03 <text:s text:c="2"/>1.0700 <text:s text:c="13"/>NaN</text:p>
      <text:p text:style-name="Standard"/>
      <text:p text:style-name="Standard"/>
      <text:p text:style-name="Standard">[b](3)restrictedLift(year=None, month=None, retry=3, pause=0.001)[/b]</text:p>
      <text:p text:style-name="Standard">该方法用于获取限售股解禁数据</text:p>
      <text:p text:style-name="Standard"/>
      <text:p text:style-name="Standard">参数：</text:p>
      <text:p text:style-name="Standard">year: int</text:p>
      <text:p text:style-name="Standard"><text:soft-page-break/><text:s text:c="3"/>年份,默认为当前年</text:p>
      <text:p text:style-name="Standard">month: int</text:p>
      <text:p text:style-name="Standard"><text:s text:c="3"/>解禁月份，默认为当前月</text:p>
      <text:p text:style-name="Standard">retry : int, 默认 3</text:p>
      <text:p text:style-name="Standard"><text:s text:c="3"/>如遇网络等问题重复执行的次数 </text:p>
      <text:p text:style-name="Standard">pause : int, 默认 0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code':, 'name':, ...}, ...]</text:p>
      <text:p text:style-name="Standard"><text:s text:c="3"/>code:股票代码</text:p>
      <text:p text:style-name="Standard"><text:s text:c="3"/>name:名称</text:p>
      <text:p text:style-name="Standard"><text:s text:c="3"/>date:解禁日期</text:p>
      <text:p text:style-name="Standard"><text:s text:c="3"/>count:解禁数量（万股）</text:p>
      <text:p text:style-name="Standard"><text:s text:c="3"/>ratio:占总盘比率</text:p>
      <text:p text:style-name="Standard"/>
      <text:p text:style-name="Standard">示例：</text:p>
      <text:p text:style-name="Standard">[i]import gugu as gg[/i]</text:p>
      <text:p text:style-name="Standard">[i]obj = gg.Reference()[/i] <text:s text:c="2"/># 创建投资参考对象</text:p>
      <text:p text:style-name="Standard">[i]data = obj.restrictedLift()[/i] <text:s text:c="2"/># 获取限售股解禁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7"/>code <text:s text:c="2"/>name <text:s text:c="7"/>date <text:s text:c="5"/>count <text:s/>ratio</text:p>
      <text:p text:style-name="Standard">0 <text:s text:c="3"/>300014 <text:s text:c="2"/>亿纬锂能 <text:s/>2019-03-29 <text:s text:c="5"/>66.50 <text:s text:c="2"/>0.08</text:p>
      <text:p text:style-name="Standard">1 <text:s text:c="3"/>300261 <text:s text:c="2"/>雅本化学 <text:s/>2019-03-29 <text:s text:c="3"/>3349.28 <text:s text:c="2"/>3.48</text:p>
      <text:p text:style-name="Standard">2 <text:s text:c="3"/>300364 <text:s text:c="2"/>中文在线 <text:s/>2019-03-29 <text:s text:c="3"/>1067.46 <text:s text:c="2"/>1.38</text:p>
      <text:p text:style-name="Standard">3 <text:s text:c="3"/>300373 <text:s text:c="2"/>扬杰科技 <text:s/>2019-03-29 <text:s text:c="5"/>91.65 <text:s text:c="2"/>0.19</text:p>
      <text:p text:style-name="Standard">4 <text:s text:c="3"/>300705 <text:s text:c="2"/>九典制药 <text:s/>2019-03-29 <text:s text:c="3"/>1400.93 <text:s text:c="2"/>5.97</text:p>
      <text:p text:style-name="Standard">5 <text:s text:c="3"/>601965 <text:s text:c="2"/>中国汽研 <text:s/>2019-03-29 <text:s text:c="4"/>351.95 <text:s text:c="2"/>0.36</text:p>
      <text:p text:style-name="Standard">6 <text:s text:c="3"/>603083 <text:s text:c="2"/>剑桥科技 <text:s/>2019-03-29 <text:s text:c="3"/>1027.48 <text:s text:c="2"/>7.98</text:p>
      <text:p text:style-name="Standard">7 <text:s text:c="3"/>000987 <text:s text:c="2"/>越秀金控 <text:s/>2019-03-28 <text:s/>168539.33 <text:s/>61.22</text:p>
      <text:p text:style-name="Standard">8 <text:s text:c="3"/>002791 <text:s text:c="2"/>坚朗五金 <text:s/>2019-03-28 <text:s text:c="2"/>24115.50 <text:s/>75.00</text:p>
      <text:p text:style-name="Standard">9 <text:s text:c="3"/>002792 <text:s text:c="2"/>通宇通讯 <text:s/>2019-03-28 <text:s text:c="2"/>15375.68 <text:s/>68.27</text:p>
      <text:p text:style-name="Standard">10 <text:s text:c="2"/>002930 <text:s text:c="2"/>宏川智慧 <text:s/>2019-03-28 <text:s text:c="3"/>3753.63 <text:s/>15.43</text:p>
      <text:p text:style-name="Standard">11 <text:s text:c="2"/>300338 <text:s text:c="2"/>开元股份 <text:s/>2019-03-28 <text:s text:c="4"/>387.41 <text:s text:c="2"/>1.12</text:p>
      <text:p text:style-name="Standard">12 <text:s text:c="2"/>603559 <text:s text:c="2"/>中通国脉 <text:s/>2019-03-28 <text:s text:c="4"/>268.35 <text:s text:c="2"/>1.87</text:p>
      <text:p text:style-name="Standard">13 <text:s text:c="2"/>603663 <text:s text:c="2"/>三祥新材 <text:s/>2019-03-28 <text:s text:c="5"/>59.76 <text:s text:c="2"/>0.44</text:p>
      <text:p text:style-name="Standard">14 <text:s text:c="2"/>002325 <text:s text:c="2"/>洪涛股份 <text:s/>2019-03-26 <text:s text:c="5"/>29.20 <text:s text:c="2"/>0.02</text:p>
      <text:p text:style-name="Standard">15 <text:s text:c="2"/>300020 <text:s text:c="2"/>银江股份 <text:s/>2019-03-26 <text:s text:c="4"/>773.84 <text:s text:c="2"/>1.18</text:p>
      <text:p text:style-name="Standard">16 <text:s text:c="2"/>300435 <text:s text:c="2"/>中泰股份 <text:s/>2019-03-26 <text:s text:c="2"/>14018.82 <text:s/>56.19</text:p>
      <text:p text:style-name="Standard">17 <text:s text:c="2"/>300719 <text:s text:c="2"/>安达维尔 <text:s/>2019-03-26 <text:s text:c="4"/>630.00 <text:s text:c="2"/>2.49</text:p>
      <text:p text:style-name="Standard">18 <text:s text:c="2"/>600929 <text:s text:c="2"/>湖南盐业 <text:s/>2019-03-26 <text:s text:c="2"/>18734.52 <text:s/>20.41</text:p>
      <text:p text:style-name="Standard">19 <text:s text:c="2"/>002011 <text:s text:c="2"/>盾安环境 <text:s/>2019-03-25 <text:s text:c="3"/>7378.47 <text:s text:c="2"/>8.04</text:p>
      <text:p text:style-name="Standard">20 <text:s text:c="2"/>002610 <text:s text:c="2"/>爱康科技 <text:s/>2019-03-25 <text:s text:c="2"/>15908.60 <text:s text:c="2"/>3.54</text:p>
      <text:p text:style-name="Standard">21 <text:s text:c="2"/>002751 <text:s text:c="2"/>易尚展示 <text:s/>2019-03-25 <text:s text:c="4"/>398.67 <text:s text:c="2"/>2.58</text:p>
      <text:p text:style-name="Standard">22 <text:s text:c="2"/>300158 <text:s text:c="2"/>振东制药 <text:s/>2019-03-25 <text:s text:c="4"/>652.23 <text:s text:c="2"/>0.63</text:p>
      <text:p text:style-name="Standard">23 <text:s text:c="2"/>300506 <text:s text:c="3"/>名家汇 <text:s/>2019-03-25 <text:s text:c="2"/>15187.50 <text:s/>44.05</text:p>
      <text:p text:style-name="Standard">24 <text:s text:c="2"/>300634 <text:s text:c="2"/>彩讯股份 <text:s/>2019-03-25 <text:s text:c="2"/>17100.00 <text:s/>42.75</text:p>
      <text:p text:style-name="Standard">25 <text:s text:c="2"/>600126 <text:s text:c="2"/>杭钢股份 <text:s/>2019-03-25 <text:s/>156273.23 <text:s/>46.27</text:p>
      <text:p text:style-name="Standard">26 <text:s text:c="2"/>600518 <text:s text:c="2"/>康美药业 <text:s/>2019-03-25 <text:s text:c="4"/>746.00 <text:s text:c="2"/>0.15</text:p>
      <text:p text:style-name="Standard">27 <text:s text:c="2"/>600653 <text:s text:c="2"/>申华控股 <text:s/>2019-03-25 <text:s text:c="2"/>20000.00 <text:s/>10.27</text:p>
      <text:p text:style-name="Standard">28 <text:s text:c="2"/>002293 <text:s text:c="2"/>罗莱生活 <text:s/>2019-03-22 <text:s text:c="5"/>37.00 <text:s text:c="2"/>0.05</text:p>
      <text:p text:style-name="Standard"><text:soft-page-break/>29 <text:s text:c="2"/>002567 <text:s text:c="3"/>唐人神 <text:s/>2019-03-22 <text:s text:c="3"/>1862.75 <text:s text:c="2"/>2.23</text:p>
      <text:p text:style-name="Standard">.. <text:s text:c="5"/>... <text:s text:c="3"/>... <text:s text:c="8"/>... <text:s text:c="7"/>... <text:s text:c="3"/>...</text:p>
      <text:p text:style-name="Standard">95 <text:s text:c="2"/>603730 <text:s text:c="2"/>岱美股份 <text:s/>2019-03-08 <text:s text:c="5"/>39.30 <text:s text:c="2"/>0.10</text:p>
      <text:p text:style-name="Standard">96 <text:s text:c="2"/>002387 <text:s text:c="3"/>维信诺 <text:s/>2019-03-07 <text:s text:c="2"/>59880.24 <text:s/>43.78</text:p>
      <text:p text:style-name="Standard">97 <text:s text:c="2"/>300162 <text:s text:c="2"/>雷曼股份 <text:s/>2019-03-07 <text:s text:c="4"/>731.72 <text:s text:c="2"/>2.09</text:p>
      <text:p text:style-name="Standard">98 <text:s text:c="2"/>300310 <text:s text:c="2"/>宜通世纪 <text:s/>2019-03-07 <text:s text:c="3"/>5245.90 <text:s text:c="2"/>5.94</text:p>
      <text:p text:style-name="Standard">99 <text:s text:c="2"/>603027 <text:s text:c="2"/>千禾味业 <text:s/>2019-03-07 <text:s text:c="2"/>18680.97 <text:s/>57.27</text:p>
      <text:p text:style-name="Standard">100 <text:s/>603678 <text:s text:c="2"/>火炬电子 <text:s/>2019-03-07 <text:s text:c="4"/>129.00 <text:s text:c="2"/>0.29</text:p>
      <text:p text:style-name="Standard">101 <text:s/>000034 <text:s text:c="2"/>神州数码 <text:s/>2019-03-06 <text:s text:c="3"/>4710.64 <text:s text:c="2"/>7.20</text:p>
      <text:p text:style-name="Standard">102 <text:s/>002404 <text:s text:c="2"/>嘉欣丝绸 <text:s/>2019-03-06 <text:s text:c="3"/>5702.36 <text:s text:c="2"/>9.87</text:p>
      <text:p text:style-name="Standard">103 <text:s/>002599 <text:s text:c="2"/>盛通股份 <text:s/>2019-03-06 <text:s text:c="4"/>906.31 <text:s text:c="2"/>2.79</text:p>
      <text:p text:style-name="Standard">104 <text:s/>300320 <text:s text:c="2"/>海达股份 <text:s/>2019-03-06 <text:s text:c="4"/>237.74 <text:s text:c="2"/>0.40</text:p>
      <text:p text:style-name="Standard">105 <text:s/>600749 <text:s/>*ST藏旅 <text:s/>2019-03-06 <text:s text:c="3"/>3782.76 <text:s/>16.67</text:p>
      <text:p text:style-name="Standard">106 <text:s/>603518 <text:s text:c="2"/>维格娜丝 <text:s/>2019-03-06 <text:s text:c="3"/>2826.24 <text:s/>15.65</text:p>
      <text:p text:style-name="Standard">107 <text:s/>300063 <text:s text:c="2"/>天龙集团 <text:s/>2019-03-05 <text:s text:c="3"/>5716.80 <text:s text:c="2"/>7.87</text:p>
      <text:p text:style-name="Standard">108 <text:s/>300282 <text:s text:c="2"/>三盛教育 <text:s/>2019-03-05 <text:s text:c="4"/>434.38 <text:s text:c="2"/>1.74</text:p>
      <text:p text:style-name="Standard">109 <text:s/>300426 <text:s text:c="2"/>唐德影视 <text:s/>2019-03-05 <text:s text:c="3"/>3994.40 <text:s text:c="2"/>9.99</text:p>
      <text:p text:style-name="Standard">110 <text:s/>002611 <text:s text:c="2"/>东方精工 <text:s/>2019-03-04 <text:s text:c="3"/>9803.92 <text:s text:c="2"/>5.33</text:p>
      <text:p text:style-name="Standard">111 <text:s/>002928 <text:s text:c="2"/>华夏航空 <text:s/>2019-03-04 <text:s text:c="3"/>9562.52 <text:s/>23.88</text:p>
      <text:p text:style-name="Standard">112 <text:s/>002929 <text:s text:c="2"/>润建通信 <text:s/>2019-03-04 <text:s text:c="3"/>2141.48 <text:s text:c="2"/>9.70</text:p>
      <text:p text:style-name="Standard">113 <text:s/>300253 <text:s text:c="2"/>卫宁健康 <text:s/>2019-03-04 <text:s text:c="4"/>715.75 <text:s text:c="2"/>0.44</text:p>
      <text:p text:style-name="Standard">114 <text:s/>300464 <text:s text:c="2"/>星徽精密 <text:s/>2019-03-04 <text:s text:c="2"/>10572.50 <text:s/>33.25</text:p>
      <text:p text:style-name="Standard">115 <text:s/>300502 <text:s text:c="3"/>新易盛 <text:s/>2019-03-04 <text:s text:c="2"/>10401.75 <text:s/>43.64</text:p>
      <text:p text:style-name="Standard">116 <text:s/>002043 <text:s text:c="3"/>兔宝宝 <text:s/>2019-03-01 <text:s text:c="2"/>10162.60 <text:s/>13.12</text:p>
      <text:p text:style-name="Standard">117 <text:s/>002517 <text:s text:c="2"/>恺英网络 <text:s/>2019-03-01 <text:s text:c="5"/>81.00 <text:s text:c="2"/>0.04</text:p>
      <text:p text:style-name="Standard">118 <text:s/>002684 <text:s text:c="2"/>猛狮科技 <text:s/>2019-03-01 <text:s text:c="4"/>333.78 <text:s text:c="2"/>0.59</text:p>
      <text:p text:style-name="Standard">119 <text:s/>300010 <text:s text:c="3"/>立思辰 <text:s/>2019-03-01 <text:s text:c="5"/>76.52 <text:s text:c="2"/>0.09</text:p>
      <text:p text:style-name="Standard">120 <text:s/>300500 <text:s text:c="2"/>启迪设计 <text:s/>2019-03-01 <text:s text:c="4"/>444.04 <text:s text:c="2"/>3.31</text:p>
      <text:p text:style-name="Standard">121 <text:s/>300659 <text:s text:c="2"/>中孚信息 <text:s/>2019-03-01 <text:s text:c="5"/>70.40 <text:s text:c="2"/>0.53</text:p>
      <text:p text:style-name="Standard">122 <text:s/>600773 <text:s text:c="2"/>西藏城投 <text:s/>2019-03-01 <text:s text:c="3"/>1689.10 <text:s text:c="2"/>2.06</text:p>
      <text:p text:style-name="Standard">123 <text:s/>600884 <text:s text:c="2"/>杉杉股份 <text:s/>2019-03-01 <text:s text:c="2"/>30104.85 <text:s/>26.81</text:p>
      <text:p text:style-name="Standard">124 <text:s/>600901 <text:s text:c="2"/>江苏租赁 <text:s/>2019-03-01 <text:s/>118045.03 <text:s/>39.52</text:p>
      <text:p text:style-name="Standard"/>
      <text:p text:style-name="Standard"/>
      <text:p text:style-name="Standard">[b](4)fundHoldings(year, quarter, retry=3, pause=0.001)[/b]</text:p>
      <text:p text:style-name="Standard">该方法用于获取基金持股数据</text:p>
      <text:p text:style-name="Standard"/>
      <text:p text:style-name="Standard">参数：</text:p>
      <text:p text:style-name="Standard">year: int</text:p>
      <text:p text:style-name="Standard"><text:s text:c="3"/>年份e.g 2014</text:p>
      <text:p text:style-name="Standard">quarter: int</text:p>
      <text:p text:style-name="Standard"><text:s text:c="3"/>季度（只能输入1，2，3，4这个四个数字）</text:p>
      <text:p text:style-name="Standard">retry : int, 默认 3</text:p>
      <text:p text:style-name="Standard"><text:s text:c="3"/>如遇网络等问题重复执行的次数 </text:p>
      <text:p text:style-name="Standard">pause : int, 默认 0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code':, 'name':, ...}, ...]</text:p>
      <text:p text:style-name="Standard"><text:s text:c="3"/>code:股票代码</text:p>
      <text:p text:style-name="Standard"><text:s text:c="3"/>name:名称</text:p>
      <text:p text:style-name="Standard"><text:s text:c="3"/>date:报告日期</text:p>
      <text:p text:style-name="Standard"><text:s text:c="3"/>nums:基金家数</text:p>
      <text:p text:style-name="Standard"><text:soft-page-break/><text:s text:c="3"/>nlast:与上期相比（增加或减少了）</text:p>
      <text:p text:style-name="Standard"><text:s text:c="3"/>count:基金持股数（万股）</text:p>
      <text:p text:style-name="Standard"><text:s text:c="3"/>clast:与上期相比</text:p>
      <text:p text:style-name="Standard"><text:s text:c="3"/>amount:基金持股市值</text:p>
      <text:p text:style-name="Standard"><text:s text:c="3"/>ratio:占流通盘比率</text:p>
      <text:p text:style-name="Standard"/>
      <text:p text:style-name="Standard">示例：</text:p>
      <text:p text:style-name="Standard">[i]import gugu as gg[/i]</text:p>
      <text:p text:style-name="Standard">[i]obj = gg.Reference()[/i] <text:s text:c="2"/># 创建投资参考对象</text:p>
      <text:p text:style-name="Standard">[i]data = obj.fundHoldings(year=2018, quarter=4)[/i] <text:s text:c="2"/># 获取基金持股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6"/>code <text:s/>name <text:s text:c="7"/>date nums nlast <text:s text:c="4"/>count <text:s text:c="4"/>clast <text:s text:c="4"/>amount <text:s/>ratio</text:p>
      <text:p text:style-name="Standard">0 <text:s text:c="2"/>603993 <text:s/>洛阳钼业 <text:s/>2018-12-31 <text:s text:c="2"/>30 <text:s text:c="3"/>12 <text:s text:c="2"/>8992.45 <text:s text:c="2"/>1741.30 <text:s text:c="2"/>32963.70 <text:s text:c="2"/>0.51</text:p>
      <text:p text:style-name="Standard">1 <text:s text:c="2"/>603989 <text:s/>艾华集团 <text:s/>2018-12-31 <text:s text:c="3"/>7 <text:s text:c="3"/>-2 <text:s text:c="3"/>392.61 <text:s text:c="3"/>-32.33 <text:s text:c="3"/>7907.23 <text:s text:c="2"/>1.01</text:p>
      <text:p text:style-name="Standard">2 <text:s text:c="2"/>603986 <text:s/>兆易创新 <text:s/>2018-12-31 <text:s text:c="2"/>42 <text:s text:c="2"/>-46 <text:s text:c="3"/>684.67 <text:s/>-1150.28 <text:s text:c="2"/>42668.54 <text:s text:c="2"/>3.30</text:p>
      <text:p text:style-name="Standard">3 <text:s text:c="2"/>603960 <text:s/>克来机电 <text:s/>2018-12-31 <text:s text:c="2"/>13 <text:s text:c="4"/>3 <text:s text:c="3"/>734.73 <text:s text:c="3"/>-61.75 <text:s text:c="2"/>20410.91 <text:s/>14.18</text:p>
      <text:p text:style-name="Standard">4 <text:s text:c="2"/>603959 <text:s/>百利科技 <text:s/>2018-12-31 <text:s text:c="3"/>7 <text:s text:c="4"/>4 <text:s text:c="3"/>307.41 <text:s text:c="2"/>-243.06 <text:s text:c="3"/>4540.45 <text:s text:c="2"/>2.06</text:p>
      <text:p text:style-name="Standard">5 <text:s text:c="2"/>603939 <text:s/>益丰药房 <text:s/>2018-12-31 <text:s text:c="2"/>36 <text:s text:c="2"/>-27 <text:s text:c="2"/>3302.34 <text:s text:c="2"/>-266.88 <text:s/>136736.00 <text:s text:c="2"/>9.11</text:p>
      <text:p text:style-name="Standard">6 <text:s text:c="2"/>603919 <text:s text:c="2"/>金徽酒 <text:s/>2018-12-31 <text:s text:c="3"/>3 <text:s text:c="4"/>0 <text:s text:c="5"/>1.68 <text:s text:c="5"/>0.00 <text:s text:c="5"/>19.62 <text:s text:c="2"/>0.00</text:p>
      <text:p text:style-name="Standard">7 <text:s text:c="2"/>603900 <text:s/>莱绅通灵 <text:s/>2018-12-31 <text:s text:c="3"/>2 <text:s text:c="4"/>0 <text:s text:c="5"/>0.01 <text:s text:c="5"/>0.00 <text:s text:c="6"/>0.10 <text:s text:c="2"/>0.00</text:p>
      <text:p text:style-name="Standard">8 <text:s text:c="2"/>603899 <text:s/>晨光文具 <text:s/>2018-12-31 <text:s text:c="2"/>97 <text:s text:c="4"/>9 <text:s/>11935.90 <text:s text:c="3"/>335.17 <text:s/>361061.04 <text:s/>12.97</text:p>
      <text:p text:style-name="Standard">9 <text:s text:c="2"/>603897 <text:s/>长城科技 <text:s/>2018-12-31 <text:s text:c="3"/>3 <text:s text:c="4"/>0 <text:s text:c="5"/>0.48 <text:s text:c="5"/>0.00 <text:s text:c="5"/>10.91 <text:s text:c="2"/>0.01</text:p>
      <text:p text:style-name="Standard">10 <text:s/>603889 <text:s/>新澳股份 <text:s/>2018-12-31 <text:s text:c="3"/>4 <text:s text:c="3"/>-2 <text:s text:c="2"/>1539.97 <text:s text:c="3"/>-64.01 <text:s text:c="2"/>13034.90 <text:s text:c="2"/>3.91</text:p>
      <text:p text:style-name="Standard">11 <text:s/>603886 <text:s/>元祖股份 <text:s/>2018-12-31 <text:s text:c="2"/>11 <text:s text:c="4"/>7 <text:s text:c="3"/>346.68 <text:s text:c="3"/>344.68 <text:s text:c="3"/>6066.95 <text:s text:c="2"/>2.86</text:p>
      <text:p text:style-name="Standard">12 <text:s/>603885 <text:s/>吉祥航空 <text:s/>2018-12-31 <text:s text:c="2"/>29 <text:s text:c="3"/>-3 <text:s text:c="2"/>6626.80 <text:s text:c="3"/>370.84 <text:s text:c="2"/>83033.80 <text:s text:c="2"/>3.69</text:p>
      <text:p text:style-name="Standard">13 <text:s/>603883 <text:s text:c="2"/>老百姓 <text:s/>2018-12-31 <text:s text:c="2"/>31 <text:s text:c="2"/>-28 <text:s text:c="2"/>3702.77 <text:s/>-1313.09 <text:s/>174321.64 <text:s/>13.87</text:p>
      <text:p text:style-name="Standard">14 <text:s/>603877 <text:s text:c="2"/>太平鸟 <text:s/>2018-12-31 <text:s text:c="3"/>4 <text:s text:c="4"/>2 <text:s text:c="3"/>124.50 <text:s text:c="4"/>96.99 <text:s text:c="3"/>2339.39 <text:s text:c="2"/>0.62</text:p>
      <text:p text:style-name="Standard">15 <text:s/>603868 <text:s/>飞科电器 <text:s/>2018-12-31 <text:s text:c="3"/>8 <text:s text:c="4"/>1 <text:s text:c="3"/>157.66 <text:s text:c="3"/>108.37 <text:s text:c="3"/>6019.54 <text:s text:c="2"/>3.62</text:p>
      <text:p text:style-name="Standard">16 <text:s/>603866 <text:s/>桃李面包 <text:s/>2018-12-31 <text:s text:c="3"/>8 <text:s text:c="3"/>-5 <text:s text:c="4"/>83.63 <text:s text:c="2"/>-234.34 <text:s text:c="3"/>3776.61 <text:s text:c="2"/>0.18</text:p>
      <text:p text:style-name="Standard">17 <text:s/>603858 <text:s/>步长制药 <text:s/>2018-12-31 <text:s text:c="3"/>4 <text:s text:c="3"/>-1 <text:s text:c="4"/>28.16 <text:s text:c="4"/>13.25 <text:s text:c="4"/>711.94 <text:s text:c="2"/>0.07</text:p>
      <text:p text:style-name="Standard">18 <text:s/>603848 <text:s text:c="2"/>好太太 <text:s/>2018-12-31 <text:s text:c="3"/>3 <text:s text:c="3"/>-4 <text:s text:c="3"/>277.63 <text:s text:c="2"/>-152.22 <text:s text:c="3"/>4194.92 <text:s text:c="2"/>3.90</text:p>
      <text:p text:style-name="Standard">19 <text:s/>603833 <text:s/>欧派家居 <text:s/>2018-12-31 <text:s text:c="2"/>24 <text:s text:c="4"/>5 <text:s text:c="2"/>1327.69 <text:s text:c="3"/>216.53 <text:s/>105843.45 <text:s/>14.41</text:p>
      <text:p text:style-name="Standard">20 <text:s/>603826 <text:s/>坤彩科技 <text:s/>2018-12-31 <text:s text:c="2"/>22 <text:s text:c="4"/>5 <text:s text:c="3"/>852.59 <text:s text:c="3"/>295.53 <text:s text:c="2"/>11893.61 <text:s text:c="2"/>4.50</text:p>
      <text:p text:style-name="Standard">21 <text:s/>603816 <text:s/>顾家家居 <text:s/>2018-12-31 <text:s text:c="2"/>22 <text:s text:c="4"/>1 <text:s text:c="3"/>791.23 <text:s text:c="2"/>-468.70 <text:s text:c="2"/>35605.51 <text:s text:c="2"/>8.88</text:p>
      <text:p text:style-name="Standard">22 <text:s/>603808 <text:s text:c="2"/>歌力思 <text:s/>2018-12-31 <text:s text:c="2"/>24 <text:s text:c="4"/>0 <text:s text:c="2"/>2836.67 <text:s text:c="3"/>134.51 <text:s text:c="2"/>46067.57 <text:s text:c="2"/>8.60</text:p>
      <text:p text:style-name="Standard">23 <text:s/>603806 <text:s text:c="2"/>福斯特 <text:s/>2018-12-31 <text:s text:c="2"/>32 <text:s text:c="3"/>23 <text:s text:c="2"/>2976.13 <text:s text:c="2"/>2560.27 <text:s text:c="2"/>79760.21 <text:s text:c="2"/>5.69</text:p>
      <text:p text:style-name="Standard">24 <text:s/>603801 <text:s/>志邦家居 <text:s/>2018-12-31 <text:s text:c="3"/>5 <text:s text:c="4"/>2 <text:s text:c="3"/>443.35 <text:s text:c="4"/>29.22 <text:s text:c="2"/>10644.80 <text:s text:c="2"/>5.33</text:p>
      <text:p text:style-name="Standard">25 <text:s/>603799 <text:s/>华友钴业 <text:s/>2018-12-31 <text:s text:c="2"/>32 <text:s/>-135 <text:s text:c="2"/>2460.56 <text:s/>-6474.29 <text:s text:c="2"/>74087.41 <text:s text:c="2"/>3.00</text:p>
      <text:p text:style-name="Standard">26 <text:s/>603788 <text:s/>宁波高发 <text:s/>2018-12-31 <text:s text:c="2"/>11 <text:s text:c="3"/>-9 <text:s text:c="2"/>1953.14 <text:s text:c="2"/>-161.73 <text:s text:c="2"/>28100.56 <text:s text:c="2"/>8.49</text:p>
      <text:p text:style-name="Standard">27 <text:s/>603779 <text:s/>威龙股份 <text:s/>2018-12-31 <text:s text:c="3"/>3 <text:s text:c="4"/>0 <text:s text:c="5"/>1.41 <text:s text:c="5"/>0.00 <text:s text:c="5"/>18.68 <text:s text:c="2"/>0.01</text:p>
      <text:p text:style-name="Standard">28 <text:s/>603737 <text:s text:c="2"/>三棵树 <text:s/>2018-12-31 <text:s text:c="3"/>2 <text:s text:c="3"/>-5 <text:s text:c="4"/>67.00 <text:s text:c="3"/>-76.12 <text:s text:c="3"/>2436.06 <text:s text:c="2"/>1.55</text:p>
      <text:p text:style-name="Standard">29 <text:s/>603716 <text:s text:c="2"/>塞力斯 <text:s/>2018-12-31 <text:s text:c="3"/>5 <text:s text:c="4"/>3 <text:s text:c="3"/>265.38 <text:s text:c="3"/>262.32 <text:s text:c="3"/>5050.23 <text:s text:c="2"/>2.76</text:p>
      <text:p text:style-name="Standard">30 <text:s/>603708 <text:s text:c="2"/>家家悦 <text:s/>2018-12-31 <text:s text:c="2"/>43 <text:s text:c="3"/>-6 <text:s text:c="2"/>5246.02 <text:s text:c="3"/>282.65 <text:s/>105392.57 <text:s/>33.42</text:p>
      <text:p text:style-name="Standard">31 <text:s/>603707 <text:s/>健友股份 <text:s/>2018-12-31 <text:s text:c="2"/>11 <text:s text:c="3"/>-1 <text:s text:c="2"/>3188.10 <text:s text:c="3"/>618.73 <text:s text:c="2"/>58946.83 <text:s/>11.20</text:p>
      <text:p text:style-name="Standard">32 <text:s/>603693 <text:s/>江苏新能 <text:s/>2018-12-31 <text:s text:c="3"/>3 <text:s text:c="3"/>-4 <text:s text:c="5"/>0.03 <text:s text:c="4"/>-1.72 <text:s text:c="6"/>0.35 <text:s text:c="2"/>0.00</text:p>
      <text:p text:style-name="Standard">33 <text:s/>603690 <text:s/>至纯科技 <text:s/>2018-12-31 <text:s text:c="3"/>5 <text:s text:c="3"/>-6 <text:s text:c="3"/>183.52 <text:s text:c="2"/>-904.81 <text:s text:c="3"/>2785.77 <text:s text:c="2"/>1.99</text:p>
      <text:p text:style-name="Standard">34 <text:s/>603688 <text:s/>石英股份 <text:s/>2018-12-31 <text:s text:c="3"/>5 <text:s text:c="3"/>-1 <text:s text:c="2"/>1024.33 <text:s text:c="3"/>111.48 <text:s text:c="2"/>11267.68 <text:s text:c="2"/>3.04</text:p>
      <text:p text:style-name="Standard">35 <text:s/>603686 <text:s/>龙马环卫 <text:s/>2018-12-31 <text:s text:c="3"/>1 <text:s text:c="3"/>-7 <text:s text:c="4"/>28.00 <text:s text:c="2"/>-478.23 <text:s text:c="4"/>304.08 <text:s text:c="2"/>0.09</text:p>
      <text:p text:style-name="Standard">36 <text:s/>603680 <text:s/>今创集团 <text:s/>2018-12-31 <text:s text:c="3"/>3 <text:s text:c="4"/>0 <text:s text:c="5"/>0.61 <text:s text:c="5"/>0.00 <text:s text:c="6"/>9.57 <text:s text:c="2"/>0.00</text:p>
      <text:p text:style-name="Standard">37 <text:s/>603679 <text:s/>华体科技 <text:s/>2018-12-31 <text:s text:c="3"/>3 <text:s text:c="4"/>2 <text:s text:c="3"/>160.42 <text:s text:c="4"/>-4.90 <text:s text:c="3"/>3622.37 <text:s text:c="2"/>3.99</text:p>
      <text:p text:style-name="Standard">38 <text:s/>603678 <text:s/>火炬电子 <text:s/>2018-12-31 <text:s text:c="3"/>6 <text:s text:c="3"/>-1 <text:s text:c="2"/>1450.83 <text:s text:c="3"/>984.98 <text:s text:c="2"/>22879.53 <text:s text:c="2"/>3.21</text:p>
      <text:p text:style-name="Standard"><text:soft-page-break/>39 <text:s/>603660 <text:s/>苏州科达 <text:s/>2018-12-31 <text:s text:c="3"/>8 <text:s text:c="4"/>2 <text:s text:c="3"/>148.78 <text:s text:c="2"/>-148.66 <text:s text:c="3"/>2480.22 <text:s text:c="2"/>0.63</text:p>
      <text:p text:style-name="Standard">40 <text:s/>603659 <text:s text:c="2"/>璞泰来 <text:s/>2018-12-31 <text:s text:c="2"/>29 <text:s text:c="3"/>12 <text:s text:c="2"/>1221.75 <text:s text:c="3"/>611.75 <text:s text:c="2"/>57911.06 <text:s text:c="2"/>6.33</text:p>
      <text:p text:style-name="Standard">41 <text:s/>603658 <text:s/>安图生物 <text:s/>2018-12-31 <text:s text:c="2"/>18 <text:s text:c="3"/>-4 <text:s text:c="2"/>1350.62 <text:s text:c="3"/>191.92 <text:s text:c="2"/>66031.64 <text:s text:c="2"/>9.89</text:p>
      <text:p text:style-name="Standard">42 <text:s/>603650 <text:s/>彤程新材 <text:s/>2018-12-31 <text:s text:c="3"/>2 <text:s text:c="3"/>-9 <text:s text:c="5"/>0.20 <text:s text:c="4"/>-1.55 <text:s text:c="6"/>3.97 <text:s text:c="2"/>0.00</text:p>
      <text:p text:style-name="Standard">43 <text:s/>603636 <text:s/>南威软件 <text:s/>2018-12-31 <text:s text:c="2"/>19 <text:s text:c="3"/>17 <text:s text:c="3"/>507.23 <text:s text:c="3"/>476.83 <text:s text:c="3"/>4869.44 <text:s text:c="2"/>0.97</text:p>
      <text:p text:style-name="Standard">44 <text:s/>603611 <text:s/>诺力股份 <text:s/>2018-12-31 <text:s text:c="3"/>3 <text:s text:c="4"/>1 <text:s text:c="4"/>11.47 <text:s text:c="3"/>-20.74 <text:s text:c="4"/>140.80 <text:s text:c="2"/>0.05</text:p>
      <text:p text:style-name="Standard">45 <text:s/>603608 <text:s/>天创时尚 <text:s/>2018-12-31 <text:s text:c="3"/>2 <text:s text:c="4"/>0 <text:s text:c="4"/>74.56 <text:s text:c="4"/>12.98 <text:s text:c="4"/>824.59 <text:s text:c="2"/>0.24</text:p>
      <text:p text:style-name="Standard">46 <text:s/>603605 <text:s text:c="2"/>珀莱雅 <text:s/>2018-12-31 <text:s text:c="2"/>27 <text:s text:c="4"/>8 <text:s text:c="3"/>725.51 <text:s text:c="3"/>529.50 <text:s text:c="2"/>31973.23 <text:s/>11.68</text:p>
      <text:p text:style-name="Standard">47 <text:s/>603603 <text:s/>博天环境 <text:s/>2018-12-31 <text:s text:c="3"/>3 <text:s text:c="4"/>1 <text:s text:c="5"/>2.88 <text:s text:c="5"/>2.56 <text:s text:c="5"/>42.62 <text:s text:c="2"/>0.01</text:p>
      <text:p text:style-name="Standard">48 <text:s/>603601 <text:s/>再升科技 <text:s/>2018-12-31 <text:s text:c="2"/>13 <text:s text:c="4"/>8 <text:s text:c="2"/>1236.35 <text:s text:c="3"/>611.98 <text:s text:c="3"/>9433.32 <text:s text:c="2"/>2.29</text:p>
      <text:p text:style-name="Standard">49 <text:s/>603596 <text:s text:c="2"/>伯特利 <text:s/>2018-12-31 <text:s text:c="3"/>2 <text:s text:c="4"/>0 <text:s text:c="5"/>0.31 <text:s text:c="5"/>0.00 <text:s text:c="6"/>7.01 <text:s text:c="2"/>0.01</text:p>
      <text:p text:style-name="Standard">50 <text:s/>603589 <text:s text:c="2"/>口子窖 <text:s/>2018-12-31 <text:s text:c="2"/>65 <text:s text:c="2"/>-89 <text:s/>11295.22 <text:s text:c="3"/>216.33 <text:s/>396123.19 <text:s/>18.83</text:p>
      <text:p text:style-name="Standard">51 <text:s/>603588 <text:s/>高能环境 <text:s/>2018-12-31 <text:s text:c="3"/>8 <text:s text:c="4"/>4 <text:s text:c="2"/>1522.55 <text:s text:c="2"/>1012.55 <text:s text:c="2"/>11952.00 <text:s text:c="2"/>2.33</text:p>
      <text:p text:style-name="Standard">52 <text:s/>603583 <text:s/>捷昌驱动 <text:s/>2018-12-31 <text:s text:c="3"/>4 <text:s text:c="2"/>-45 <text:s text:c="4"/>28.22 <text:s text:c="4"/>21.75 <text:s text:c="3"/>1108.48 <text:s text:c="2"/>0.93</text:p>
      <text:p text:style-name="Standard">53 <text:s/>603579 <text:s/>荣泰健康 <text:s/>2018-12-31 <text:s text:c="3"/>6 <text:s text:c="3"/>-7 <text:s text:c="2"/>1075.12 <text:s text:c="2"/>-291.56 <text:s text:c="2"/>30490.37 <text:s/>20.91</text:p>
      <text:p text:style-name="Standard">54 <text:s/>603568 <text:s/>伟明环保 <text:s/>2018-12-31 <text:s text:c="2"/>12 <text:s text:c="2"/>-17 <text:s text:c="3"/>686.57 <text:s text:c="2"/>-272.12 <text:s text:c="2"/>15688.05 <text:s text:c="2"/>1.01</text:p>
      <text:p text:style-name="Standard">55 <text:s/>603566 <text:s text:c="2"/>普莱柯 <text:s/>2018-12-31 <text:s text:c="3"/>4 <text:s text:c="4"/>2 <text:s text:c="3"/>451.18 <text:s text:c="3"/>269.28 <text:s text:c="3"/>5328.43 <text:s text:c="2"/>1.40</text:p>
      <text:p text:style-name="Standard">56 <text:s/>603556 <text:s/>海兴电力 <text:s/>2018-12-31 <text:s text:c="3"/>6 <text:s text:c="4"/>4 <text:s text:c="3"/>135.73 <text:s text:c="3"/>114.37 <text:s text:c="3"/>1764.51 <text:s text:c="2"/>0.81</text:p>
      <text:p text:style-name="Standard">57 <text:s/>603533 <text:s/>掌阅科技 <text:s/>2018-12-31 <text:s text:c="3"/>2 <text:s text:c="4"/>0 <text:s text:c="5"/>8.60 <text:s text:c="5"/>7.00 <text:s text:c="4"/>152.91 <text:s text:c="2"/>0.05</text:p>
      <text:p text:style-name="Standard">58 <text:s/>603520 <text:s text:c="2"/>司太立 <text:s/>2018-12-31 <text:s text:c="3"/>6 <text:s text:c="4"/>4 <text:s text:c="3"/>472.90 <text:s text:c="3"/>472.86 <text:s text:c="2"/>12475.14 <text:s text:c="2"/>3.94</text:p>
      <text:p text:style-name="Standard">59 <text:s/>603517 <text:s/>绝味食品 <text:s/>2018-12-31 <text:s text:c="2"/>57 <text:s text:c="3"/>-4 <text:s text:c="2"/>3189.43 <text:s text:c="3"/>807.05 <text:s/>105598.03 <text:s/>19.48</text:p>
      <text:p text:style-name="Standard"/>
      <text:p text:style-name="Standard"/>
      <text:p text:style-name="Standard">[b](5)ipo(retry=3, pause=0.001)[/b]</text:p>
      <text:p text:style-name="Standard">该方法用于获取新股上市数据</text:p>
      <text:p text:style-name="Standard"/>
      <text:p text:style-name="Standard">参数：</text:p>
      <text:p text:style-name="Standard">retry : int, 默认 3</text:p>
      <text:p text:style-name="Standard"><text:s text:c="3"/>如遇网络等问题重复执行的次数 </text:p>
      <text:p text:style-name="Standard">pause : int, 默认 0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code':, 'name':, ...}, ...]</text:p>
      <text:p text:style-name="Standard"><text:s text:c="3"/>code:股票代码</text:p>
      <text:p text:style-name="Standard"><text:s text:c="3"/>xcode:申购代码</text:p>
      <text:p text:style-name="Standard"><text:s text:c="3"/>name:名称</text:p>
      <text:p text:style-name="Standard"><text:s text:c="3"/>ipo_date:上网发行日期</text:p>
      <text:p text:style-name="Standard"><text:s text:c="3"/>issue_date:上市日期</text:p>
      <text:p text:style-name="Standard"><text:s text:c="3"/>amount:发行数量(万股)</text:p>
      <text:p text:style-name="Standard"><text:s text:c="3"/>markets:上网发行数量(万股)</text:p>
      <text:p text:style-name="Standard"><text:s text:c="3"/>price:发行价格(元)</text:p>
      <text:p text:style-name="Standard"><text:s text:c="3"/>pe:发行市盈率</text:p>
      <text:p text:style-name="Standard"><text:s text:c="3"/>limit:个人申购上限(万股)</text:p>
      <text:p text:style-name="Standard"><text:s text:c="3"/>funds：募集资金(亿元)</text:p>
      <text:p text:style-name="Standard"><text:s text:c="3"/>ballot:网上中签率(%)</text:p>
      <text:p text:style-name="Standard"/>
      <text:p text:style-name="Standard">示例：</text:p>
      <text:p text:style-name="Standard">[i]import gugu as gg[/i]</text:p>
      <text:p text:style-name="Standard">[i]obj = gg.Reference()[/i] <text:s text:c="2"/># 创建投资参考对象</text:p>
      <text:p text:style-name="Standard">[i]data = obj.ipo()[/i] <text:s text:c="2"/># 获取新股上市数据</text:p>
      <text:p text:style-name="Standard">[i]obj.output()[/i] <text:s text:c="2"/># 输出数据</text:p>
      <text:p text:style-name="Standard"/>
      <text:p text:style-name="Standard"><text:soft-page-break/>输出：</text:p>
      <text:p text:style-name="Standard"><text:s text:c="7"/>code <text:s text:c="2"/>xcode <text:s/>name <text:s text:c="3"/>ipo_date <text:s/>issue_date <text:s/>amount <text:s/>markets <text:s/>price <text:s text:c="4"/>pe <text:s/>limit <text:s text:c="2"/>funds <text:s/>ballot</text:p>
      <text:p text:style-name="Standard">0 <text:s text:c="3"/>603379 <text:s/>732379 <text:s/>三美股份 <text:s/>2019-03-21 <text:s text:c="8"/>NaN <text:s text:c="3"/>5973 <text:s text:c="4"/>1792 <text:s text:c="2"/>0.00 <text:s text:c="2"/>0.00 <text:s text:c="2"/>1.70 <text:s/>19.372 <text:s text:c="3"/>0.00</text:p>
      <text:p text:style-name="Standard">1 <text:s text:c="3"/>002952 <text:s/>002952 <text:s/>亚世光电 <text:s/>2019-03-18 <text:s text:c="8"/>NaN <text:s text:c="3"/>1826 <text:s text:c="5"/>670 <text:s/>31.14 <text:s/>22.99 <text:s text:c="2"/>0.65 <text:s text:c="2"/>4.746 <text:s text:c="3"/>0.00</text:p>
      <text:p text:style-name="Standard">2 <text:s text:c="3"/>300767 <text:s/>300767 <text:s/>震安科技 <text:s/>2019-03-14 <text:s text:c="8"/>NaN <text:s text:c="3"/>2000 <text:s text:c="4"/>2000 <text:s/>19.19 <text:s/>13.95 <text:s text:c="2"/>2.00 <text:s text:c="2"/>3.838 <text:s text:c="3"/>0.02</text:p>
      <text:p text:style-name="Standard">3 <text:s text:c="3"/>603681 <text:s/>732681 <text:s/>永冠新材 <text:s/>2019-03-14 <text:s text:c="8"/>NaN <text:s text:c="3"/>4165 <text:s text:c="4"/>3748 <text:s/>10.00 <text:s/>22.98 <text:s text:c="2"/>1.60 <text:s text:c="2"/>4.165 <text:s text:c="3"/>0.04</text:p>
      <text:p text:style-name="Standard">4 <text:s text:c="3"/>300765 <text:s/>300765 <text:s text:c="2"/>新诺威 <text:s/>2019-03-13 <text:s text:c="8"/>NaN <text:s text:c="3"/>5000 <text:s text:c="4"/>4500 <text:s/>24.47 <text:s/>22.99 <text:s text:c="2"/>2.00 <text:s/>12.235 <text:s text:c="3"/>0.04</text:p>
      <text:p text:style-name="Standard">5 <text:s text:c="3"/>002958 <text:s/>002958 <text:s/>青农商行 <text:s/>2019-03-13 <text:s text:c="8"/>NaN <text:s text:c="2"/>55556 <text:s text:c="3"/>50000 <text:s text:c="2"/>3.96 <text:s/>10.74 <text:s/>16.65 <text:s text:c="2"/>0.000 <text:s text:c="3"/>0.19</text:p>
      <text:p text:style-name="Standard">6 <text:s text:c="3"/>300766 <text:s/>300766 <text:s/>每日互动 <text:s/>2019-03-12 <text:s text:c="8"/>NaN <text:s text:c="3"/>4010 <text:s text:c="4"/>3609 <text:s/>13.08 <text:s/>22.98 <text:s text:c="2"/>1.20 <text:s text:c="2"/>5.245 <text:s text:c="3"/>0.04</text:p>
      <text:p text:style-name="Standard">7 <text:s text:c="3"/>300763 <text:s/>300763 <text:s/>锦浪科技 <text:s/>2019-03-08 <text:s text:c="8"/>NaN <text:s text:c="3"/>2000 <text:s text:c="4"/>2000 <text:s/>26.64 <text:s/>19.68 <text:s text:c="2"/>2.00 <text:s text:c="2"/>5.328 <text:s text:c="3"/>0.02</text:p>
      <text:p text:style-name="Standard">8 <text:s text:c="3"/>002951 <text:s/>002951 <text:s/>金时科技 <text:s/>2019-03-06 <text:s/>2019-03-15 <text:s text:c="3"/>4500 <text:s text:c="4"/>4050 <text:s text:c="2"/>9.94 <text:s/>22.99 <text:s text:c="2"/>1.35 <text:s text:c="2"/>4.473 <text:s text:c="3"/>0.04</text:p>
      <text:p text:style-name="Standard">9 <text:s text:c="3"/>300762 <text:s/>300762 <text:s/>上海瀚讯 <text:s/>2019-03-05 <text:s/>2019-03-14 <text:s text:c="3"/>3336 <text:s text:c="4"/>3002 <text:s/>16.28 <text:s/>22.99 <text:s text:c="2"/>1.30 <text:s text:c="2"/>5.431 <text:s text:c="3"/>0.03</text:p>
      <text:p text:style-name="Standard">10 <text:s text:c="2"/>002950 <text:s/>002950 <text:s/>奥美医疗 <text:s/>2019-02-27 <text:s/>2019-03-11 <text:s text:c="3"/>4800 <text:s text:c="4"/>4320 <text:s/>11.03 <text:s/>22.03 <text:s text:c="2"/>1.40 <text:s text:c="2"/>5.294 <text:s text:c="3"/>0.04</text:p>
      <text:p text:style-name="Standard">11 <text:s text:c="2"/>600928 <text:s/>730928 <text:s/>西安银行 <text:s/>2019-02-19 <text:s/>2019-03-01 <text:s text:c="2"/>44444 <text:s text:c="3"/>40000 <text:s text:c="2"/>4.68 <text:s/>10.28 <text:s/>13.30 <text:s/>20.800 <text:s text:c="3"/>0.21</text:p>
      <text:p text:style-name="Standard">12 <text:s text:c="2"/>300758 <text:s/>300758 <text:s/>七彩化学 <text:s/>2019-02-13 <text:s/>2019-02-22 <text:s text:c="3"/>2668 <text:s text:c="4"/>2401 <text:s/>22.09 <text:s/>22.99 <text:s text:c="2"/>1.05 <text:s text:c="2"/>5.894 <text:s text:c="3"/>0.03</text:p>
      <text:p text:style-name="Standard">13 <text:s text:c="2"/>002949 <text:s/>002949 <text:s/>华阳国际 <text:s/>2019-02-13 <text:s/>2019-02-26 <text:s text:c="3"/>4903 <text:s text:c="4"/>4413 <text:s/>10.51 <text:s/>22.99 <text:s text:c="2"/>1.95 <text:s text:c="2"/>5.153 <text:s text:c="3"/>0.04</text:p>
      <text:p text:style-name="Standard">14 <text:s text:c="2"/>603956 <text:s/>732956 <text:s text:c="2"/>威派格 <text:s/>2019-02-12 <text:s/>2019-02-22 <text:s text:c="3"/>4260 <text:s text:c="4"/>3834 <text:s text:c="2"/>5.70 <text:s/>22.97 <text:s text:c="2"/>1.20 <text:s text:c="2"/>2.428 <text:s text:c="3"/>0.05</text:p>
      <text:p text:style-name="Standard">15 <text:s text:c="2"/>300761 <text:s/>300761 <text:s/>立华股份 <text:s/>2019-01-30 <text:s/>2019-02-18 <text:s text:c="3"/>4128 <text:s text:c="4"/>3715 <text:s/>29.35 <text:s/>16.05 <text:s text:c="2"/>1.20 <text:s/>12.116 <text:s text:c="3"/>0.05</text:p>
      <text:p text:style-name="Standard">16 <text:s text:c="2"/>601865 <text:s/>780865 <text:s text:c="2"/>福莱特 <text:s/>2019-01-29 <text:s/>2019-02-15 <text:s text:c="2"/>15000 <text:s text:c="3"/>13500 <text:s text:c="2"/>2.00 <text:s text:c="2"/>9.56 <text:s text:c="2"/>4.50 <text:s text:c="2"/>3.000 <text:s text:c="3"/>0.10</text:p>
      <text:p text:style-name="Standard">17 <text:s text:c="2"/>002947 <text:s/>002947 <text:s text:c="2"/>恒铭达 <text:s/>2019-01-23 <text:s/>2019-02-01 <text:s text:c="3"/>3038 <text:s text:c="4"/>2734 <text:s/>18.72 <text:s/>22.99 <text:s text:c="2"/>1.20 <text:s text:c="2"/>5.687 <text:s text:c="3"/>0.03</text:p>
      <text:p text:style-name="Standard">18 <text:s text:c="2"/>300755 <text:s/>300755 <text:s/>华致酒行 <text:s/>2019-01-17 <text:s/>2019-01-29 <text:s text:c="3"/>5789 <text:s text:c="4"/>5210 <text:s/>16.79 <text:s/>22.98 <text:s text:c="2"/>2.30 <text:s text:c="2"/>9.720 <text:s text:c="3"/>0.05</text:p>
      <text:p text:style-name="Standard">19 <text:s text:c="2"/>603351 <text:s/>732351 <text:s/>威尔药业 <text:s/>2019-01-16 <text:s/>2019-01-30 <text:s text:c="3"/>1667 <text:s text:c="4"/>1667 <text:s/>35.50 <text:s/>22.99 <text:s text:c="2"/>1.60 <text:s text:c="2"/>5.917 <text:s text:c="3"/>0.02</text:p>
      <text:p text:style-name="Standard">20 <text:s text:c="2"/>002946 <text:s/>002946 <text:s text:c="2"/>新乳业 <text:s/>2019-01-16 <text:s/>2019-01-25 <text:s text:c="3"/>8537 <text:s text:c="4"/>7683 <text:s text:c="2"/>5.45 <text:s/>22.96 <text:s text:c="2"/>2.55 <text:s text:c="2"/>4.653 <text:s text:c="3"/>0.06</text:p>
      <text:p text:style-name="Standard">21 <text:s text:c="2"/>300759 <text:s/>300759 <text:s/>康龙化成 <text:s/>2019-01-15 <text:s/>2019-01-28 <text:s text:c="3"/>6563 <text:s text:c="4"/>5907 <text:s text:c="2"/>7.66 <text:s/>22.99 <text:s text:c="2"/>1.95 <text:s text:c="2"/>5.027 <text:s text:c="3"/>0.06</text:p>
      <text:p text:style-name="Standard">22 <text:s text:c="2"/>601615 <text:s/>780615 <text:s/>明阳智能 <text:s/>2019-01-11 <text:s/>2019-01-23 <text:s text:c="2"/>27590 <text:s text:c="3"/>24831 <text:s text:c="2"/>4.75 <text:s/>22.96 <text:s text:c="2"/>8.20 <text:s/>13.105 <text:s text:c="3"/>0.15</text:p>
      <text:p text:style-name="Standard">23 <text:s text:c="2"/>603700 <text:s/>732700 <text:s/>宁波水表 <text:s/>2019-01-10 <text:s/>2019-01-22 <text:s text:c="3"/>3909 <text:s text:c="4"/>3518 <text:s/>16.63 <text:s/>22.98 <text:s text:c="2"/>1.50 <text:s text:c="2"/>6.501 <text:s text:c="3"/>0.04</text:p>
      <text:p text:style-name="Standard">24 <text:s text:c="2"/>601298 <text:s/>780298 <text:s text:c="2"/>青岛港 <text:s/>2019-01-09 <text:s/>2019-01-21 <text:s text:c="2"/>45438 <text:s text:c="3"/>40894 <text:s text:c="2"/>4.61 <text:s/>10.51 <text:s/>13.60 <text:s/>20.947 <text:s text:c="3"/>0.22</text:p>
      <text:p text:style-name="Standard"><text:soft-page-break/>25 <text:s text:c="2"/>002945 <text:s/>002945 <text:s/>华林证券 <text:s/>2019-01-08 <text:s/>2019-01-17 <text:s text:c="2"/>27000 <text:s text:c="3"/>24300 <text:s text:c="2"/>3.62 <text:s/>22.98 <text:s text:c="2"/>8.10 <text:s text:c="2"/>0.000 <text:s text:c="3"/>0.14</text:p>
      <text:p text:style-name="Standard">26 <text:s text:c="2"/>603332 <text:s/>732332 <text:s/>苏州龙杰 <text:s/>2019-01-04 <text:s/>2019-01-17 <text:s text:c="3"/>2974 <text:s text:c="4"/>2676 <text:s/>19.44 <text:s/>18.95 <text:s text:c="2"/>1.10 <text:s text:c="2"/>5.780 <text:s text:c="3"/>0.04</text:p>
      <text:p text:style-name="Standard">27 <text:s text:c="2"/>002948 <text:s/>002948 <text:s/>青岛银行 <text:s/>2019-01-04 <text:s/>2019-01-16 <text:s text:c="2"/>45098 <text:s text:c="3"/>40588 <text:s text:c="2"/>4.52 <text:s/>10.81 <text:s/>13.50 <text:s/>20.384 <text:s text:c="3"/>0.21</text:p>
      <text:p text:style-name="Standard">28 <text:s text:c="2"/>603739 <text:s/>732739 <text:s/>蔚蓝生物 <text:s/>2019-01-03 <text:s/>2019-01-16 <text:s text:c="3"/>3867 <text:s text:c="4"/>3481 <text:s/>10.19 <text:s/>22.99 <text:s text:c="2"/>1.40 <text:s text:c="2"/>3.940 <text:s text:c="3"/>0.04</text:p>
      <text:p text:style-name="Standard">29 <text:s text:c="2"/>603121 <text:s/>732121 <text:s/>华培动力 <text:s/>2018-12-27 <text:s/>2019-01-11 <text:s text:c="3"/>4500 <text:s text:c="4"/>4050 <text:s/>11.79 <text:s/>22.98 <text:s text:c="2"/>1.80 <text:s text:c="2"/>5.306 <text:s text:c="3"/>0.04</text:p>
      <text:p text:style-name="Standard">.. <text:s text:c="5"/>... <text:s text:c="4"/>... <text:s text:c="2"/>... <text:s text:c="8"/>... <text:s text:c="8"/>... <text:s text:c="4"/>... <text:s text:c="5"/>... <text:s text:c="3"/>... <text:s text:c="3"/>... <text:s text:c="3"/>... <text:s text:c="4"/>... <text:s text:c="4"/>...</text:p>
      <text:p text:style-name="Standard">414 <text:s/>603081 <text:s/>732081 <text:s/>大丰实业 <text:s/>2017-04-10 <text:s/>2017-04-20 <text:s text:c="3"/>5180 <text:s text:c="4"/>4662 <text:s/>10.42 <text:s/>22.98 <text:s text:c="2"/>1.50 <text:s text:c="2"/>5.398 <text:s text:c="3"/>0.04</text:p>
      <text:p text:style-name="Standard">415 <text:s/>603803 <text:s/>732803 <text:s/>瑞斯康达 <text:s/>2017-04-07 <text:s/>2017-04-20 <text:s text:c="3"/>5680 <text:s text:c="4"/>5112 <text:s/>13.72 <text:s/>22.98 <text:s text:c="2"/>1.60 <text:s text:c="2"/>7.793 <text:s text:c="3"/>0.04</text:p>
      <text:p text:style-name="Standard">416 <text:s/>603225 <text:s/>732225 <text:s text:c="2"/>新凤鸣 <text:s/>2017-04-07 <text:s/>2017-04-18 <text:s text:c="3"/>7730 <text:s text:c="4"/>6957 <text:s/>26.68 <text:s/>22.99 <text:s text:c="2"/>2.30 <text:s/>20.624 <text:s text:c="3"/>0.05</text:p>
      <text:p text:style-name="Standard">417 <text:s/>002863 <text:s/>002863 <text:s/>今飞凯达 <text:s/>2017-04-06 <text:s/>2017-04-18 <text:s text:c="3"/>5550 <text:s text:c="4"/>4995 <text:s text:c="2"/>5.48 <text:s/>21.92 <text:s text:c="2"/>2.05 <text:s text:c="2"/>3.041 <text:s text:c="3"/>0.03</text:p>
      <text:p text:style-name="Standard">418 <text:s/>300641 <text:s/>300641 <text:s/>正丹股份 <text:s/>2017-04-06 <text:s/>2017-04-18 <text:s text:c="3"/>7200 <text:s text:c="4"/>6480 <text:s/>10.73 <text:s/>22.98 <text:s text:c="2"/>2.85 <text:s text:c="2"/>7.726 <text:s text:c="3"/>0.04</text:p>
      <text:p text:style-name="Standard">419 <text:s/>300604 <text:s/>300604 <text:s/>长川科技 <text:s/>2017-04-05 <text:s/>2017-04-17 <text:s text:c="3"/>1905 <text:s text:c="4"/>1905 <text:s text:c="2"/>9.94 <text:s/>22.97 <text:s text:c="2"/>1.90 <text:s text:c="2"/>1.894 <text:s text:c="3"/>0.01</text:p>
      <text:p text:style-name="Standard">420 <text:s/>300640 <text:s/>300640 <text:s/>德艺文创 <text:s/>2017-04-05 <text:s/>2017-04-17 <text:s text:c="3"/>2000 <text:s text:c="4"/>2000 <text:s text:c="2"/>9.41 <text:s/>22.98 <text:s text:c="2"/>2.00 <text:s text:c="2"/>1.882 <text:s text:c="3"/>0.01</text:p>
      <text:p text:style-name="Standard">421 <text:s/>603826 <text:s/>732826 <text:s/>坤彩科技 <text:s/>2017-03-31 <text:s/>2017-04-14 <text:s text:c="3"/>9000 <text:s text:c="4"/>8100 <text:s text:c="2"/>6.79 <text:s/>22.97 <text:s text:c="2"/>3.60 <text:s text:c="2"/>6.111 <text:s text:c="3"/>0.05</text:p>
      <text:p text:style-name="Standard">422 <text:s/>002861 <text:s/>002861 <text:s/>瀛通通讯 <text:s/>2017-03-31 <text:s/>2017-04-13 <text:s text:c="3"/>3068 <text:s text:c="4"/>2761 <text:s/>17.25 <text:s/>22.70 <text:s text:c="2"/>1.20 <text:s text:c="2"/>5.292 <text:s text:c="3"/>0.02</text:p>
      <text:p text:style-name="Standard">423 <text:s/>603050 <text:s/>732050 <text:s/>科林电气 <text:s/>2017-03-31 <text:s/>2017-04-14 <text:s text:c="3"/>3334 <text:s text:c="4"/>3001 <text:s/>10.29 <text:s/>22.99 <text:s text:c="2"/>1.30 <text:s text:c="2"/>3.431 <text:s text:c="3"/>0.03</text:p>
      <text:p text:style-name="Standard">424 <text:s/>603797 <text:s/>732797 <text:s/>联泰环保 <text:s/>2017-03-30 <text:s/>2017-04-13 <text:s text:c="3"/>5334 <text:s text:c="4"/>4801 <text:s text:c="2"/>5.96 <text:s/>22.98 <text:s text:c="2"/>2.10 <text:s text:c="2"/>3.179 <text:s text:c="3"/>0.03</text:p>
      <text:p text:style-name="Standard">425 <text:s/>300639 <text:s/>300639 <text:s/>凯普生物 <text:s/>2017-03-30 <text:s/>2017-04-12 <text:s text:c="3"/>2250 <text:s text:c="4"/>2025 <text:s/>18.39 <text:s/>22.99 <text:s text:c="2"/>0.75 <text:s text:c="2"/>4.138 <text:s text:c="3"/>0.03</text:p>
      <text:p text:style-name="Standard">426 <text:s/>300637 <text:s/>300637 <text:s/>扬帆新材 <text:s/>2017-03-30 <text:s/>2017-04-12 <text:s text:c="3"/>3000 <text:s text:c="4"/>2700 <text:s/>10.02 <text:s/>19.95 <text:s text:c="2"/>1.20 <text:s text:c="2"/>3.006 <text:s text:c="3"/>0.03</text:p>
      <text:p text:style-name="Standard">427 <text:s/>002860 <text:s/>002860 <text:s text:c="2"/>星帅尔 <text:s/>2017-03-29 <text:s/>2017-04-12 <text:s text:c="3"/>1899 <text:s text:c="4"/>1368 <text:s/>19.81 <text:s/>20.74 <text:s text:c="2"/>0.75 <text:s text:c="2"/>3.141 <text:s text:c="3"/>0.02</text:p>
      <text:p text:style-name="Standard">428 <text:s/>002862 <text:s/>002862 <text:s/>实丰文化 <text:s/>2017-03-29 <text:s/>2017-04-11 <text:s text:c="3"/>2000 <text:s text:c="4"/>2000 <text:s/>11.17 <text:s/>22.98 <text:s text:c="2"/>2.00 <text:s text:c="2"/>2.234 <text:s text:c="3"/>0.01</text:p>
      <text:p text:style-name="Standard">429 <text:s/>601366 <text:s/>780366 <text:s/>利群股份 <text:s/>2017-03-29 <text:s/>2017-04-12 <text:s text:c="2"/>17600 <text:s text:c="3"/>15840 <text:s text:c="2"/>8.82 <text:s/>22.98 <text:s text:c="2"/>5.20 <text:s/>15.523 <text:s text:c="3"/>0.08</text:p>
      <text:p text:style-name="Standard">430 <text:s/>300638 <text:s/>300638 <text:s text:c="2"/>广和通 <text:s/>2017-03-27 <text:s/>2017-04-13 <text:s text:c="3"/>2000 <text:s text:c="4"/>2000 <text:s/>10.45 <text:s/>22.97 <text:s text:c="2"/>2.00 <text:s text:c="2"/>2.090 <text:s text:c="3"/>0.01</text:p>
      <text:p text:style-name="Standard">431 <text:s/>603078 <text:s/>732078 <text:s text:c="2"/>江化微 <text:s/>2017-03-27 <text:s/>2017-04-10 <text:s text:c="3"/>1500 <text:s text:c="4"/>1500 <text:s/>24.18 <text:s/>22.99 <text:s text:c="2"/>1.50 <text:s text:c="2"/>3.627 <text:s text:c="3"/>0.01</text:p>
      <text:p text:style-name="Standard">432 <text:s/>603538 <text:s/>732538 <text:s text:c="2"/>美诺华 <text:s/>2017-03-24 <text:s/>2017-04-07 <text:s text:c="3"/>3000 <text:s text:c="4"/>2700 <text:s/>14.03 <text:s/>22.98 <text:s text:c="2"/>1.20 <text:s text:c="2"/>4.209 <text:s text:c="3"/>0.03</text:p>
      <text:p text:style-name="Standard">433 <text:s/>300632 <text:s/>300632 <text:s/>光莆股份 <text:s/>2017-03-24 <text:s/>2017-04-06 <text:s text:c="3"/>2895 <text:s text:c="4"/>2606 <text:s text:c="2"/>7.39 <text:s/>22.96 <text:s text:c="2"/>1.15 <text:s text:c="2"/>2.139 <text:s text:c="3"/>0.03</text:p>
      <text:p text:style-name="Standard"><text:soft-page-break/>434 <text:s/>300633 <text:s/>300633 <text:s/>开立医疗 <text:s/>2017-03-24 <text:s/>2017-04-06 <text:s text:c="3"/>4001 <text:s text:c="4"/>3601 <text:s text:c="2"/>5.23 <text:s/>22.97 <text:s text:c="2"/>1.15 <text:s text:c="2"/>2.093 <text:s text:c="3"/>0.03</text:p>
      <text:p text:style-name="Standard">435 <text:s/>603586 <text:s/>732586 <text:s text:c="2"/>金麒麟 <text:s/>2017-03-23 <text:s/>2017-04-06 <text:s text:c="3"/>5250 <text:s text:c="4"/>4725 <text:s/>21.37 <text:s/>22.98 <text:s text:c="2"/>2.10 <text:s/>11.219 <text:s text:c="3"/>0.03</text:p>
      <text:p text:style-name="Standard">436 <text:s/>300635 <text:s/>300635 <text:s/>达安股份 <text:s/>2017-03-23 <text:s/>2017-03-31 <text:s text:c="3"/>2120 <text:s text:c="4"/>1908 <text:s/>12.39 <text:s/>19.51 <text:s text:c="2"/>0.80 <text:s text:c="2"/>2.627 <text:s text:c="3"/>0.02</text:p>
      <text:p text:style-name="Standard">437 <text:s/>603906 <text:s/>732906 <text:s/>龙蟠科技 <text:s/>2017-03-23 <text:s/>2017-04-10 <text:s text:c="3"/>5200 <text:s text:c="4"/>4680 <text:s text:c="2"/>9.52 <text:s/>22.99 <text:s text:c="2"/>2.00 <text:s text:c="2"/>4.950 <text:s text:c="3"/>0.03</text:p>
      <text:p text:style-name="Standard">438 <text:s/>603385 <text:s/>732385 <text:s/>惠达卫浴 <text:s/>2017-03-22 <text:s/>2017-04-05 <text:s text:c="3"/>7104 <text:s text:c="4"/>6394 <text:s/>13.27 <text:s/>21.40 <text:s text:c="2"/>2.80 <text:s text:c="2"/>9.427 <text:s text:c="3"/>0.04</text:p>
      <text:p text:style-name="Standard">439 <text:s/>002859 <text:s/>002859 <text:s/>洁美科技 <text:s/>2017-03-22 <text:s/>2017-04-07 <text:s text:c="3"/>2557 <text:s text:c="4"/>2095 <text:s/>29.82 <text:s/>22.98 <text:s text:c="2"/>1.00 <text:s text:c="2"/>6.979 <text:s text:c="3"/>0.02</text:p>
      <text:p text:style-name="Standard">440 <text:s/>300636 <text:s/>300636 <text:s/>同和药业 <text:s/>2017-03-21 <text:s/>2017-03-31 <text:s text:c="3"/>2000 <text:s text:c="4"/>2000 <text:s/>14.47 <text:s/>22.98 <text:s text:c="2"/>2.00 <text:s text:c="2"/>2.894 <text:s text:c="3"/>0.01</text:p>
      <text:p text:style-name="Standard">441 <text:s/>603303 <text:s/>732303 <text:s/>得邦照明 <text:s/>2017-03-20 <text:s/>2017-03-30 <text:s text:c="3"/>6000 <text:s text:c="4"/>5400 <text:s/>18.63 <text:s/>15.10 <text:s text:c="2"/>2.40 <text:s/>11.178 <text:s text:c="3"/>0.04</text:p>
      <text:p text:style-name="Standard">442 <text:s/>603041 <text:s/>732041 <text:s text:c="2"/>美思德 <text:s/>2017-03-20 <text:s/>2017-03-30 <text:s text:c="3"/>2500 <text:s text:c="4"/>2250 <text:s/>12.92 <text:s/>20.01 <text:s text:c="2"/>1.00 <text:s text:c="2"/>3.230 <text:s text:c="3"/>0.02</text:p>
      <text:p text:style-name="Standard">443 <text:s/>601228 <text:s/>780228 <text:s text:c="2"/>广州港 <text:s/>2017-03-17 <text:s/>2017-03-29 <text:s text:c="2"/>69868 <text:s text:c="3"/>62881 <text:s text:c="2"/>2.29 <text:s/>22.98 <text:s/>20.90 <text:s/>16.000 <text:s text:c="3"/>0.22</text:p>
      <text:p text:style-name="Standard"/>
      <text:p text:style-name="Standard"/>
      <text:p text:style-name="Standard">[b](6)shMargins(retry=3, pause=0.001)[/b]</text:p>
      <text:p text:style-name="Standard">该方法用于获取沪市融资融券历史数据</text:p>
      <text:p text:style-name="Standard"/>
      <text:p text:style-name="Standard">参数：</text:p>
      <text:p text:style-name="Standard">retry : int, 默认 3</text:p>
      <text:p text:style-name="Standard"><text:s text:c="3"/>如遇网络等问题重复执行的次数 </text:p>
      <text:p text:style-name="Standard">pause : int, 默认 0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date':, 'close':, ...}, ...]</text:p>
      <text:p text:style-name="Standard"><text:s text:c="3"/>date: 日期</text:p>
      <text:p text:style-name="Standard"><text:s text:c="3"/>close: 上证指数收盘点数</text:p>
      <text:p text:style-name="Standard"><text:s text:c="3"/>zdf: 上证指数收盘涨跌幅(%)</text:p>
      <text:p text:style-name="Standard"><text:s text:c="3"/>rzye: 融资余额(元)</text:p>
      <text:p text:style-name="Standard"><text:s text:c="3"/>rzyezb: 融资余额占比(%)</text:p>
      <text:p text:style-name="Standard"><text:s text:c="3"/>rzmre: 融资买入额(元)</text:p>
      <text:p text:style-name="Standard"><text:s text:c="3"/>rzche: 融资偿还额(元)</text:p>
      <text:p text:style-name="Standard"><text:s text:c="3"/>rzjmre: 融资净买入额(元)</text:p>
      <text:p text:style-name="Standard"><text:s text:c="3"/>rqye: 融券余额(元)</text:p>
      <text:p text:style-name="Standard"><text:s text:c="3"/>rqyl: 融券余量(股)</text:p>
      <text:p text:style-name="Standard"><text:s text:c="3"/>rqmcl: 融券卖出量(股)</text:p>
      <text:p text:style-name="Standard"><text:s text:c="3"/>rqchl: 融券偿还量(股)</text:p>
      <text:p text:style-name="Standard"><text:s text:c="3"/>rqjmcl: 融券净卖出量(股)</text:p>
      <text:p text:style-name="Standard"><text:s text:c="3"/>rzrqye: 融资融券余额(元)</text:p>
      <text:p text:style-name="Standard"><text:s text:c="3"/>rzrqyecz: 融资融券余额差值(元)</text:p>
      <text:p text:style-name="Standard"/>
      <text:p text:style-name="Standard">示例：</text:p>
      <text:p text:style-name="Standard">[i]import gugu as gg[/i]</text:p>
      <text:p text:style-name="Standard">[i]obj = gg.Reference()[/i] <text:s text:c="2"/># 创建投资参考对象</text:p>
      <text:p text:style-name="Standard">[i]data = obj.shMargins()[/i] <text:s text:c="2"/># 获取沪市融资融券历史数据</text:p>
      <text:p text:style-name="Standard"><text:soft-page-break/>[i]obj.output()[/i] <text:s text:c="2"/># 输出数据</text:p>
      <text:p text:style-name="Standard"/>
      <text:p text:style-name="Standard">输出：</text:p>
      <text:p text:style-name="Standard"><text:s text:c="12"/>date <text:s text:c="3"/>close <text:s text:c="6"/>zdf <text:s text:c="9"/>rzye <text:s text:c="3"/>rzyezb <text:s text:c="8"/>rzmre <text:s text:c="8"/>rzche <text:s text:c="7"/>rzjmre <text:s text:c="9"/>rqye <text:s text:c="9"/>rqyl <text:s text:c="7"/>rqmcl <text:s text:c="7"/>rqchl <text:s text:c="5"/>rqjmcl <text:s text:c="7"/>rzrqye <text:s text:c="5"/>rzrqyecz</text:p>
      <text:p text:style-name="Standard">0 <text:s text:c="4"/>2019-03-15 <text:s/>3021.75 <text:s/>1.038765 <text:s/>5.349276e+11 <text:s/>1.906550 <text:s/>4.148721e+10 <text:s/>4.242798e+10 -9.407669e+08 <text:s/>6.935787e+09 <text:s/>1.028114e+09 <text:s/>150483804.0 <text:s/>144531456.0 <text:s text:c="2"/>5952348.0 <text:s/>5.418634e+11 <text:s/>5.279918e+11</text:p>
      <text:p text:style-name="Standard">1 <text:s text:c="4"/>2019-03-14 <text:s/>2990.68 -1.198113 <text:s/>5.358683e+11 <text:s/>1.930322 <text:s/>4.037482e+10 <text:s/>4.162468e+10 -1.249857e+09 <text:s/>6.809600e+09 <text:s/>1.022162e+09 <text:s/>135403005.0 <text:s/>183193501.0 -47790496.0 <text:s/>5.426779e+11 <text:s/>5.290587e+11</text:p>
      <text:p text:style-name="Standard">2 <text:s text:c="4"/>2019-03-13 <text:s/>3026.95 -1.089956 <text:s/>5.371182e+11 <text:s/>1.915387 <text:s/>5.585010e+10 <text:s/>5.290905e+10 <text:s/>2.941048e+09 <text:s/>7.150453e+09 <text:s/>1.069953e+09 <text:s/>175762015.0 <text:s/>179965944.0 <text:s/>-4203929.0 <text:s/>5.442686e+11 <text:s/>5.299677e+11</text:p>
      <text:p text:style-name="Standard">3 <text:s text:c="4"/>2019-03-12 <text:s/>3060.31 <text:s/>1.100591 <text:s/>5.341771e+11 <text:s/>1.889005 <text:s/>6.215874e+10 <text:s/>5.652064e+10 <text:s/>5.638102e+09 <text:s/>7.378951e+09 <text:s/>1.074156e+09 <text:s/>195309393.0 <text:s/>160885877.0 <text:s/>34423516.0 <text:s/>5.415561e+11 <text:s/>5.267982e+11</text:p>
      <text:p text:style-name="Standard">4 <text:s text:c="4"/>2019-03-11 <text:s/>3026.99 <text:s/>1.923696 <text:s/>5.285390e+11 <text:s/>1.888120 <text:s/>5.101433e+10 <text:s/>4.244854e+10 <text:s/>8.565783e+09 <text:s/>7.081333e+09 <text:s/>1.039733e+09 <text:s/>187655596.0 <text:s/>178678760.0 <text:s text:c="2"/>8976836.0 <text:s/>5.356204e+11 <text:s/>5.214577e+11</text:p>
      <text:p text:style-name="Standard">5 <text:s text:c="4"/>2019-03-08 <text:s/>2969.86 -4.395947 <text:s/>5.199733e+11 <text:s/>1.895112 <text:s/>6.029631e+10 <text:s/>5.972073e+10 <text:s/>5.755801e+08 <text:s/>6.952524e+09 <text:s/>1.030756e+09 <text:s/>135365618.0 <text:s/>210844446.0 -75478828.0 <text:s/>5.269258e+11 <text:s/>5.130207e+11</text:p>
      <text:p text:style-name="Standard">6 <text:s text:c="4"/>2019-03-07 <text:s/>3106.42 <text:s/>0.139222 <text:s/>5.193977e+11 <text:s/>1.813249 <text:s/>7.173959e+10 <text:s/>6.175677e+10 <text:s/>9.982820e+09 <text:s/>7.681682e+09 <text:s/>1.106235e+09 <text:s/>168824246.0 <text:s/>214709181.0 -45884935.0 <text:s/>5.270794e+11 <text:s/>5.117160e+11</text:p>
      <text:p text:style-name="Standard">7 <text:s text:c="4"/>2019-03-06 <text:s/>3102.10 <text:s/>1.566753 <text:s/>5.094149e+11 <text:s/>1.773393 <text:s/>6.573078e+10 <text:s/>5.592643e+10 <text:s/>9.804351e+09 <text:s/>7.873221e+09 <text:s/>1.152120e+09 <text:s/>204309161.0 <text:s/>167498776.0 <text:s/>36810385.0 <text:s/>5.172881e+11 <text:s/>5.015416e+11</text:p>
      <text:p text:style-name="Standard">8 <text:s text:c="4"/>2019-03-05 <text:s/>3054.25 <text:s/>0.880939 <text:s/>4.996105e+11 <text:s/>1.761072 <text:s/>5.000782e+10 <text:s/>4.211692e+10 <text:s/>7.890893e+09 <text:s/>7.526295e+09 <text:s/>1.115310e+09 <text:s/>144120423.0 <text:s/>155359358.0 -11238935.0 <text:s/>5.071368e+11 <text:s/>4.920842e+11</text:p>
      <text:p text:style-name="Standard">9 <text:s text:c="4"/>2019-03-04 <text:s/>3027.58 <text:s/>1.121257 <text:s/>4.917196e+11 <text:s/>1.744567 <text:s/>6.197950e+10 <text:s/>5.481007e+10 <text:s/>7.169425e+09 <text:s/>7.567715e+09 <text:s/>1.126548e+09 <text:s/>204847024.0 <text:s/>121238326.0 <text:s/>83608698.0 <text:s/>4.992873e+11 <text:s/>4.841519e+11</text:p>
      <text:p text:style-name="Standard">10 <text:s text:c="3"/>2019-03-01 <text:s/>2994.01 <text:s/>1.803877 <text:s/>4.845502e+11 <text:s/>1.734936 <text:s/>3.681861e+10 <text:s/>3.682391e+10 -5.306649e+06 <text:s/>6.972755e+09 <text:s/>1.042940e+09 <text:s/>133443657.0 <text:s/>129197234.0 <text:s text:c="2"/>4246423.0 <text:s/>4.915229e+11 <text:s/>4.775774e+11</text:p>
      <text:p text:style-name="Standard">11 <text:s text:c="3"/>2019-02-28 <text:s/>2940.95 -0.435720 <text:s/>4.845555e+11 <text:s/>1.767557 <text:s/>3.428410e+10 <text:s/>3.427787e+10 <text:s/>6.228740e+06 <text:s/>6.802372e+09 <text:s/>1.038693e+09 <text:s/>101264475.0 <text:s/>134817708.0 -33553233.0 <text:s/>4.913579e+11 <text:s/>4.777531e+11</text:p>
      <text:p text:style-name="Standard">12 <text:s text:c="3"/>2019-02-27 <text:s/>2953.82 <text:s/>0.418420 <text:s/>4.845493e+11 <text:s/>1.760623 <text:s/>5.174261e+10 <text:s/>4.534842e+10 <text:s/>6.394190e+09 <text:s/>7.058567e+09 <text:s/>1.072247e+09 <text:s/>139523339.0 <text:s/>149070882.0 <text:s/>-9547543.0 <text:s/>4.916078e+11 <text:s/>4.774907e+11</text:p>
      <text:p text:style-name="Standard">13 <text:s text:c="3"/>2019-02-26 <text:s/>2941.52 -0.667518 <text:s/>4.781551e+11 <text:s/>1.742610 <text:s/>6.177838e+10 <text:s/>5.632747e+10 <text:s/>5.450917e+09 <text:s/>7.165801e+09 <text:s/>1.081794e+09 <text:s/>133725527.0 <text:s/>174750941.0 -41025414.0 <text:s/>4.853209e+11 <text:s/>4.709893e+11</text:p>
      <text:p text:style-name="Standard">14 <text:s text:c="3"/>2019-02-25 <text:s/>2961.28 <text:s/>5.600732 <text:s/>4.727042e+11 <text:s/>1.708615 <text:s/>6.025706e+10 <text:s/>4.950776e+10 <text:s/>1.074930e+10 <text:s/>7.439613e+09 <text:s/>1.122820e+09 <text:s/>200638905.0 <text:s/>126418100.0 <text:s/>74220805.0 <text:s/>4.801438e+11 <text:s/>4.652645e+11</text:p>
      <text:p text:style-name="Standard"><text:soft-page-break/>15 <text:s text:c="3"/>2019-02-22 <text:s/>2804.23 <text:s/>1.905116 <text:s/>4.619549e+11 <text:s/>1.762633 <text:s/>3.241955e+10 <text:s/>2.969950e+10 <text:s/>2.720050e+09 <text:s/>6.633130e+09 <text:s/>1.048599e+09 <text:s/>114939138.0 <text:s/>135522327.0 -20583189.0 <text:s/>4.685880e+11 <text:s/>4.553217e+11</text:p>
      <text:p text:style-name="Standard">16 <text:s text:c="3"/>2019-02-21 <text:s/>2751.80 -0.341070 <text:s/>4.592348e+11 <text:s/>1.783475 <text:s/>2.933514e+10 <text:s/>2.728515e+10 <text:s/>2.049990e+09 <text:s/>6.528489e+09 <text:s/>1.069182e+09 <text:s/>133286029.0 <text:s/>110582741.0 <text:s/>22703288.0 <text:s/>4.657633e+11 <text:s/>4.527063e+11</text:p>
      <text:p text:style-name="Standard">17 <text:s text:c="3"/>2019-02-20 <text:s/>2761.22 <text:s/>0.202239 <text:s/>4.571848e+11 <text:s/>1.769750 <text:s/>2.300203e+10 <text:s/>2.100995e+10 <text:s/>1.992075e+09 <text:s/>6.310807e+09 <text:s/>1.046479e+09 <text:s/>111531397.0 <text:s text:c="2"/>88895959.0 <text:s/>22635438.0 <text:s/>4.634956e+11 <text:s/>4.508740e+11</text:p>
      <text:p text:style-name="Standard">18 <text:s text:c="3"/>2019-02-19 <text:s/>2755.65 <text:s/>0.046809 <text:s/>4.551927e+11 <text:s/>1.767037 <text:s/>2.862539e+10 <text:s/>2.533904e+10 <text:s/>3.286343e+09 <text:s/>6.260722e+09 <text:s/>1.023843e+09 <text:s text:c="2"/>95927415.0 <text:s/>121597400.0 -25669985.0 <text:s/>4.614535e+11 <text:s/>4.489320e+11</text:p>
      <text:p text:style-name="Standard">19 <text:s text:c="3"/>2019-02-18 <text:s/>2754.36 <text:s/>2.683120 <text:s/>4.519064e+11 <text:s/>1.753811 <text:s/>2.511760e+10 <text:s/>2.266298e+10 <text:s/>2.454615e+09 <text:s/>6.391062e+09 <text:s/>1.049513e+09 <text:s/>131952212.0 <text:s text:c="2"/>71696507.0 <text:s/>60255705.0 <text:s/>4.582975e+11 <text:s/>4.455153e+11</text:p>
      <text:p text:style-name="Standard">20 <text:s text:c="3"/>2019-02-15 <text:s/>2682.39 -1.372023 <text:s/>4.494518e+11 <text:s/>1.790830 <text:s/>1.871121e+10 <text:s/>1.673192e+10 <text:s/>1.979285e+09 <text:s/>5.736633e+09 <text:s/>9.892574e+08 <text:s text:c="2"/>62770838.0 <text:s text:c="2"/>97113713.0 -34342875.0 <text:s/>4.551884e+11 <text:s/>4.437152e+11</text:p>
      <text:p text:style-name="Standard">21 <text:s text:c="3"/>2019-02-14 <text:s/>2719.70 -0.050289 <text:s/>4.474725e+11 <text:s/>1.757759 <text:s/>1.833741e+10 <text:s/>1.674278e+10 <text:s/>1.594634e+09 <text:s/>6.088146e+09 <text:s/>1.023600e+09 <text:s text:c="2"/>72213938.0 <text:s text:c="2"/>82975182.0 -10761244.0 <text:s/>4.535606e+11 <text:s/>4.413844e+11</text:p>
      <text:p text:style-name="Standard">22 <text:s text:c="3"/>2019-02-13 <text:s/>2721.07 <text:s/>1.840440 <text:s/>4.458779e+11 <text:s/>1.750218 <text:s/>2.343162e+10 <text:s/>2.075275e+10 <text:s/>2.678869e+09 <text:s/>6.129273e+09 <text:s/>1.034362e+09 <text:s/>128903463.0 <text:s text:c="2"/>83953738.0 <text:s/>44949725.0 <text:s/>4.520071e+11 <text:s/>4.397486e+11</text:p>
      <text:p text:style-name="Standard">23 <text:s text:c="3"/>2019-02-12 <text:s/>2671.89 <text:s/>0.678161 <text:s/>4.431990e+11 <text:s/>1.765938 <text:s/>1.627258e+10 <text:s/>1.479685e+10 <text:s/>1.475725e+09 <text:s/>5.745346e+09 <text:s/>9.894118e+08 <text:s/>102740624.0 <text:s text:c="2"/>74709013.0 <text:s/>28031611.0 <text:s/>4.489443e+11 <text:s/>4.374537e+11</text:p>
      <text:p text:style-name="Standard">24 <text:s text:c="3"/>2019-02-11 <text:s/>2653.90 <text:s/>1.362129 <text:s/>4.417233e+11 <text:s/>1.772810 <text:s/>1.523391e+10 <text:s/>1.199226e+10 <text:s/>3.241654e+09 <text:s/>5.560296e+09 <text:s/>9.613802e+08 <text:s text:c="2"/>84886710.0 <text:s text:c="2"/>24279729.0 <text:s/>60606981.0 <text:s/>4.472836e+11 <text:s/>4.361630e+11</text:p>
      <text:p text:style-name="Standard">25 <text:s text:c="3"/>2019-02-01 <text:s/>2618.23 <text:s/>1.302339 <text:s/>4.384816e+11 <text:s/>1.782959 <text:s/>9.167908e+09 <text:s/>1.528963e+10 -6.121724e+09 <text:s/>5.144865e+09 <text:s/>9.007733e+08 <text:s text:c="2"/>31657502.0 <text:s text:c="2"/>73054517.0 -41397015.0 <text:s/>4.436265e+11 <text:s/>4.333368e+11</text:p>
      <text:p text:style-name="Standard">26 <text:s text:c="3"/>2019-01-31 <text:s/>2584.57 <text:s/>0.349312 <text:s/>4.446033e+11 <text:s/>1.828885 <text:s/>1.065275e+10 <text:s/>1.356326e+10 -2.910518e+09 <text:s/>5.291350e+09 <text:s/>9.421703e+08 <text:s text:c="2"/>58254087.0 <text:s text:c="2"/>80436575.0 -22182488.0 <text:s/>4.498947e+11 <text:s/>4.393120e+11</text:p>
      <text:p text:style-name="Standard">27 <text:s text:c="3"/>2019-01-30 <text:s/>2575.58 -0.719976 <text:s/>4.475139e+11 <text:s/>1.851340 <text:s/>8.176778e+09 <text:s/>9.953286e+09 -1.776509e+09 <text:s/>5.401332e+09 <text:s/>9.643528e+08 <text:s text:c="2"/>39910790.0 <text:s text:c="2"/>95384509.0 -55473719.0 <text:s/>4.529152e+11 <text:s/>4.421125e+11</text:p>
      <text:p text:style-name="Standard">28 <text:s text:c="3"/>2019-01-29 <text:s/>2594.25 -0.104857 <text:s/>4.492904e+11 <text:s/>1.845505 <text:s/>1.084755e+10 <text:s/>1.271439e+10 -1.866846e+09 <text:s/>5.698281e+09 <text:s/>1.019826e+09 <text:s text:c="2"/>75864009.0 <text:s text:c="2"/>94210237.0 -18346228.0 <text:s/>4.549887e+11 <text:s/>4.435921e+11</text:p>
      <text:p text:style-name="Standard">29 <text:s text:c="3"/>2019-01-28 <text:s/>2596.98 -0.182444 <text:s/>4.511572e+11 <text:s/>1.853012 <text:s/>1.165504e+10 <text:s/>1.295651e+10 -1.301473e+09 <text:s/>5.829807e+09 <text:s/>1.038173e+09 <text:s text:c="2"/>64843482.0 <text:s text:c="2"/>74944099.0 -10100617.0 <text:s/>4.569870e+11 <text:s/>4.453274e+11</text:p>
      <text:p text:style-name="Standard">... <text:s text:c="9"/>... <text:s text:c="5"/>... <text:s text:c="6"/>... <text:s text:c="10"/>... <text:s text:c="6"/>... <text:s text:c="10"/>... <text:s text:c="10"/>... <text:s text:c="10"/>... <text:s text:c="10"/>... <text:s text:c="10"/>... <text:s text:c="9"/>... <text:s text:c="9"/>... <text:s text:c="8"/>... <text:s text:c="10"/>... <text:s text:c="10"/>...</text:p>
      <text:p text:style-name="Standard">2146 <text:s/>2010-05-13 <text:s/>2710.51 <text:s/>2.063212 <text:s/>3.933576e+08 <text:s/>0.003741 <text:s/>4.351664e+07 <text:s/>2.627271e+07 <text:s/>1.724394e+07 <text:s/>8.409102e+06 <text:s/>0.000000e+00 <text:s text:c="9"/>0.0 <text:s text:c="9"/>0.0 <text:s text:c="8"/>0.0 <text:s/>4.017667e+08 <text:s/>3.849485e+08</text:p>
      <text:p text:style-name="Standard"><text:soft-page-break/>2147 <text:s/>2010-05-12 <text:s/>2655.71 <text:s/>0.307451 <text:s/>3.761137e+08 <text:s/>0.003654 <text:s/>4.309028e+07 <text:s/>1.764459e+07 <text:s/>2.544569e+07 <text:s/>6.718753e+06 <text:s/>0.000000e+00 <text:s text:c="9"/>0.0 <text:s text:c="9"/>0.0 <text:s text:c="8"/>0.0 <text:s/>3.828324e+08 <text:s/>3.693949e+08</text:p>
      <text:p text:style-name="Standard">2148 <text:s/>2010-05-11 <text:s/>2647.57 -1.896540 <text:s/>3.506680e+08 <text:s/>0.003417 <text:s/>4.706739e+07 <text:s/>2.376950e+07 <text:s/>2.329789e+07 <text:s/>6.053063e+06 <text:s/>0.000000e+00 <text:s text:c="9"/>0.0 <text:s text:c="9"/>0.0 <text:s text:c="8"/>0.0 <text:s/>3.567210e+08 <text:s/>3.446149e+08</text:p>
      <text:p text:style-name="Standard">2149 <text:s/>2010-05-10 <text:s/>2698.76 <text:s/>0.385883 <text:s/>3.273701e+08 <text:s/>0.003126 <text:s/>3.641470e+07 <text:s/>1.898318e+07 <text:s/>1.743152e+07 <text:s/>6.273327e+06 <text:s/>0.000000e+00 <text:s text:c="9"/>0.0 <text:s text:c="9"/>0.0 <text:s text:c="8"/>0.0 <text:s/>3.336434e+08 <text:s/>3.210968e+08</text:p>
      <text:p text:style-name="Standard">2150 <text:s/>2010-05-07 <text:s/>2688.38 -1.873160 <text:s/>3.099386e+08 <text:s/>0.002973 <text:s/>4.835901e+07 <text:s/>5.242383e+07 -4.064814e+06 <text:s/>4.275122e+06 <text:s/>0.000000e+00 <text:s text:c="9"/>0.0 <text:s text:c="9"/>0.0 <text:s text:c="8"/>0.0 <text:s/>3.142137e+08 <text:s/>3.056634e+08</text:p>
      <text:p text:style-name="Standard">2151 <text:s/>2010-05-06 <text:s/>2739.70 -4.110703 <text:s/>3.140034e+08 <text:s/>0.002961 <text:s/>5.566670e+07 <text:s/>1.915923e+07 <text:s/>3.650747e+07 <text:s/>3.286323e+06 <text:s/>0.000000e+00 <text:s text:c="9"/>0.0 <text:s text:c="9"/>0.0 <text:s text:c="8"/>0.0 <text:s/>3.172897e+08 <text:s/>3.107171e+08</text:p>
      <text:p text:style-name="Standard">2152 <text:s/>2010-05-05 <text:s/>2857.15 <text:s/>0.771494 <text:s/>2.774959e+08 <text:s/>0.002515 <text:s/>5.059792e+07 <text:s/>1.594886e+07 <text:s/>3.464905e+07 <text:s/>5.144755e+06 <text:s/>0.000000e+00 <text:s text:c="9"/>0.0 <text:s text:c="9"/>0.0 <text:s text:c="8"/>0.0 <text:s/>2.826407e+08 <text:s/>2.723512e+08</text:p>
      <text:p text:style-name="Standard">2153 <text:s/>2010-05-04 <text:s/>2835.28 -1.230888 <text:s/>2.428469e+08 <text:s/>0.002229 <text:s/>2.194403e+07 <text:s/>1.462358e+07 <text:s/>7.320451e+06 <text:s/>3.519010e+06 <text:s/>0.000000e+00 <text:s text:c="9"/>0.0 <text:s text:c="9"/>0.0 <text:s text:c="8"/>0.0 <text:s/>2.463659e+08 <text:s/>2.393279e+08</text:p>
      <text:p text:style-name="Standard">2154 <text:s/>2010-04-30 <text:s/>2870.61 <text:s/>0.075965 <text:s/>2.355264e+08 <text:s/>0.002131 <text:s/>2.780456e+07 <text:s/>2.530830e+07 <text:s/>2.496255e+06 <text:s/>2.551528e+06 <text:s/>0.000000e+00 <text:s text:c="9"/>0.0 <text:s text:c="9"/>0.0 <text:s text:c="8"/>0.0 <text:s/>2.380779e+08 <text:s/>2.329749e+08</text:p>
      <text:p text:style-name="Standard">2155 <text:s/>2010-04-29 <text:s/>2868.43 -1.099840 <text:s/>2.330302e+08 <text:s/>0.002107 <text:s/>2.756149e+07 <text:s/>1.778070e+07 <text:s/>9.780792e+06 <text:s/>2.847328e+06 <text:s/>0.000000e+00 <text:s text:c="9"/>0.0 <text:s text:c="9"/>0.0 <text:s text:c="8"/>0.0 <text:s/>2.358775e+08 <text:s/>2.301828e+08</text:p>
      <text:p text:style-name="Standard">2156 <text:s/>2010-04-28 <text:s/>2900.33 -0.261251 <text:s/>2.232494e+08 <text:s/>0.001995 <text:s/>3.114470e+07 <text:s/>1.039027e+07 <text:s/>2.075443e+07 <text:s/>2.709735e+06 <text:s/>0.000000e+00 <text:s text:c="9"/>0.0 <text:s text:c="9"/>0.0 <text:s text:c="8"/>0.0 <text:s/>2.259591e+08 <text:s/>2.205396e+08</text:p>
      <text:p text:style-name="Standard">2157 <text:s/>2010-04-27 <text:s/>2907.93 -2.073579 <text:s/>2.024949e+08 <text:s/>0.001828 <text:s/>2.962158e+07 <text:s/>9.216965e+06 <text:s/>2.040462e+07 <text:s/>2.758191e+06 <text:s/>0.000000e+00 <text:s text:c="9"/>0.0 <text:s text:c="9"/>0.0 <text:s text:c="8"/>0.0 <text:s/>2.052531e+08 <text:s/>1.997367e+08</text:p>
      <text:p text:style-name="Standard">2158 <text:s/>2010-04-26 <text:s/>2969.50 -0.470381 <text:s/>1.820903e+08 <text:s/>0.001611 <text:s/>3.514197e+07 <text:s/>5.953716e+06 <text:s/>2.918826e+07 <text:s/>1.104218e+07 <text:s/>0.000000e+00 <text:s text:c="9"/>0.0 <text:s text:c="9"/>0.0 <text:s text:c="8"/>0.0 <text:s/>1.931325e+08 <text:s/>1.710481e+08</text:p>
      <text:p text:style-name="Standard">2159 <text:s/>2010-04-23 <text:s/>2983.54 -0.531658 <text:s/>1.529021e+08 <text:s/>0.001348 <text:s/>1.757482e+07 <text:s/>2.189181e+07 -4.316994e+06 <text:s/>2.830321e+06 <text:s/>0.000000e+00 <text:s text:c="9"/>0.0 <text:s text:c="9"/>0.0 <text:s text:c="8"/>0.0 <text:s/>1.557324e+08 <text:s/>1.500717e+08</text:p>
      <text:p text:style-name="Standard">2160 <text:s/>2010-04-22 <text:s/>2999.48 -1.114108 <text:s/>1.572191e+08 <text:s/>0.001378 <text:s/>3.260317e+07 <text:s/>2.949181e+06 <text:s/>2.965399e+07 <text:s/>2.932237e+06 <text:s/>0.000000e+00 <text:s text:c="9"/>0.0 <text:s text:c="9"/>0.0 <text:s text:c="8"/>0.0 <text:s/>1.601513e+08 <text:s/>1.542868e+08</text:p>
      <text:p text:style-name="Standard">2161 <text:s/>2010-04-21 <text:s/>3033.28 <text:s/>1.803806 <text:s/>1.275651e+08 <text:s/>0.001107 <text:s/>1.438441e+07 <text:s/>3.492704e+06 <text:s/>1.089171e+07 <text:s/>2.513143e+06 <text:s/>0.000000e+00 <text:s text:c="9"/>0.0 <text:s text:c="9"/>0.0 <text:s text:c="8"/>0.0 <text:s/>1.300782e+08 <text:s/>1.250519e+08</text:p>
      <text:p text:style-name="Standard">2162 <text:s/>2010-04-20 <text:s/>2979.53 -0.025635 <text:s/>1.166734e+08 <text:s/>0.001031 <text:s/>5.706716e+06 <text:s/>1.817191e+06 <text:s/>3.889525e+06 <text:s/>1.638860e+06 <text:s/>0.000000e+00 <text:s text:c="9"/>0.0 <text:s text:c="9"/>0.0 <text:s text:c="8"/>0.0 <text:s/>1.183122e+08 <text:s/>1.150345e+08</text:p>
      <text:p text:style-name="Standard">2163 <text:s/>2010-04-19 <text:s/>2980.30 -4.792030 <text:s/>1.127838e+08 <text:s/>0.000998 <text:s/>8.395193e+06 <text:s/>1.667584e+07 -8.280643e+06 <text:s/>1.031561e+06 <text:s/>0.000000e+00 <text:s text:c="9"/>0.0 <text:s text:c="9"/>0.0 <text:s text:c="8"/>0.0 <text:s/>1.138154e+08 <text:s/>1.117523e+08</text:p>
      <text:p text:style-name="Standard"><text:soft-page-break/>2164 <text:s/>2010-04-16 <text:s/>3130.30 -1.095241 <text:s/>1.210645e+08 <text:s/>0.001020 <text:s/>2.584118e+07 <text:s/>7.875989e+06 <text:s/>1.796519e+07 <text:s/>1.198858e+06 <text:s/>0.000000e+00 <text:s text:c="9"/>0.0 <text:s text:c="9"/>0.0 <text:s text:c="8"/>0.0 <text:s/>1.222633e+08 <text:s/>1.198656e+08</text:p>
      <text:p text:style-name="Standard">2165 <text:s/>2010-04-15 <text:s/>3164.97 -0.038437 <text:s/>1.030993e+08 <text:s/>0.000860 <text:s/>2.091679e+07 <text:s/>7.298007e+06 <text:s/>1.361878e+07 <text:s/>2.712140e+05 <text:s/>0.000000e+00 <text:s text:c="9"/>0.0 <text:s text:c="9"/>0.0 <text:s text:c="8"/>0.0 <text:s/>1.033705e+08 <text:s/>1.028281e+08</text:p>
      <text:p text:style-name="Standard">2166 <text:s/>2010-04-14 <text:s/>3166.18 <text:s/>0.156014 <text:s/>8.948051e+07 <text:s/>0.000744 <text:s/>7.964900e+06 <text:s/>1.065354e+07 -2.688638e+06 <text:s/>2.122310e+05 <text:s/>0.000000e+00 <text:s text:c="9"/>0.0 <text:s text:c="9"/>0.0 <text:s text:c="8"/>0.0 <text:s/>8.969274e+07 <text:s/>8.926828e+07</text:p>
      <text:p text:style-name="Standard">2167 <text:s/>2010-04-13 <text:s/>3161.25 <text:s/>1.022222 <text:s/>9.216914e+07 <text:s/>0.000768 <text:s/>1.744420e+07 <text:s/>1.433604e+07 <text:s/>3.108161e+06 <text:s/>2.114450e+05 <text:s/>0.000000e+00 <text:s text:c="9"/>0.0 <text:s text:c="9"/>0.0 <text:s text:c="8"/>0.0 <text:s/>9.238059e+07 <text:s/>9.195770e+07</text:p>
      <text:p text:style-name="Standard">2168 <text:s/>2010-04-12 <text:s/>3129.26 -0.511359 <text:s/>8.906098e+07 <text:s/>0.000749 <text:s/>4.037660e+07 <text:s/>1.979258e+06 <text:s/>3.839734e+07 <text:s/>1.009200e+04 <text:s/>0.000000e+00 <text:s text:c="9"/>0.0 <text:s text:c="9"/>0.0 <text:s text:c="8"/>0.0 <text:s/>8.907108e+07 <text:s/>8.905089e+07</text:p>
      <text:p text:style-name="Standard">2169 <text:s/>2010-04-09 <text:s/>3145.35 <text:s/>0.854135 <text:s/>5.066364e+07 <text:s/>0.000424 <text:s/>2.207719e+07 <text:s/>1.647332e+06 <text:s/>2.042986e+07 <text:s/>1.019700e+04 <text:s/>0.000000e+00 <text:s text:c="9"/>0.0 <text:s text:c="9"/>0.0 <text:s text:c="8"/>0.0 <text:s/>5.067384e+07 <text:s/>5.065344e+07</text:p>
      <text:p text:style-name="Standard">2170 <text:s/>2010-04-08 <text:s/>3118.71 -0.937450 <text:s/>3.023378e+07 <text:s/>0.000255 <text:s/>5.147142e+06 <text:s/>1.870000e+02 <text:s/>5.146955e+06 <text:s/>1.011000e+04 <text:s/>0.000000e+00 <text:s text:c="9"/>0.0 <text:s text:c="9"/>0.0 <text:s text:c="8"/>0.0 <text:s/>3.024389e+07 <text:s/>3.022367e+07</text:p>
      <text:p text:style-name="Standard">2171 <text:s/>2010-04-07 <text:s/>3148.22 -0.331119 <text:s/>2.508683e+07 <text:s/>0.000210 <text:s/>1.514140e+07 <text:s/>1.458120e+05 <text:s/>1.499558e+07 <text:s/>3.841800e+04 <text:s/>0.000000e+00 <text:s text:c="9"/>0.0 <text:s text:c="9"/>0.0 <text:s text:c="8"/>0.0 <text:s/>2.512524e+07 <text:s/>2.504841e+07</text:p>
      <text:p text:style-name="Standard">2172 <text:s/>2010-04-06 <text:s/>3158.68 <text:s/>0.022926 <text:s/>1.009124e+07 <text:s/>0.000084 <text:s/>3.329461e+06 <text:s/>9.990000e+02 <text:s/>3.328462e+06 <text:s/>1.026700e+04 <text:s/>0.000000e+00 <text:s text:c="9"/>0.0 <text:s text:c="9"/>0.0 <text:s text:c="8"/>0.0 <text:s/>1.010151e+07 <text:s/>1.008098e+07</text:p>
      <text:p text:style-name="Standard">2173 <text:s/>2010-04-02 <text:s/>3157.96 <text:s/>0.334910 <text:s/>6.762781e+06 <text:s/>0.000056 <text:s/>2.075160e+05 <text:s/>2.868490e+05 -7.933300e+04 <text:s/>1.192900e+04 <text:s/>0.000000e+00 <text:s text:c="9"/>0.0 <text:s text:c="9"/>0.0 <text:s text:c="8"/>0.0 <text:s/>6.774710e+06 <text:s/>6.750852e+06</text:p>
      <text:p text:style-name="Standard">2174 <text:s/>2010-04-01 <text:s/>3147.42 <text:s/>1.232220 <text:s/>6.842114e+06 <text:s/>0.000057 <text:s/>1.054024e+06 <text:s/>3.672300e+04 <text:s/>1.017301e+06 <text:s/>1.732500e+04 <text:s/>0.000000e+00 <text:s text:c="9"/>0.0 <text:s text:c="9"/>0.0 <text:s text:c="8"/>0.0 <text:s/>6.859439e+06 <text:s/>6.824789e+06</text:p>
      <text:p text:style-name="Standard">2175 <text:s/>2010-03-31 <text:s/>3109.11 -0.618929 <text:s/>5.824813e+06 <text:s/>0.000049 <text:s/>5.866316e+06 <text:s/>0.000000e+00 <text:s/>0.000000e+00 <text:s/>2.414200e+04 <text:s/>0.000000e+00 <text:s text:c="9"/>0.0 <text:s text:c="9"/>0.0 <text:s text:c="8"/>0.0 <text:s/>5.848955e+06 <text:s/>5.800671e+06</text:p>
      <text:p text:style-name="Standard"/>
      <text:p text:style-name="Standard"/>
      <text:p text:style-name="Standard">[b](7)szMargins(retry=3, pause=0.001)[/b]</text:p>
      <text:p text:style-name="Standard">该方法用于获取深市融资融券历史数据</text:p>
      <text:p text:style-name="Standard"/>
      <text:p text:style-name="Standard">参数：</text:p>
      <text:p text:style-name="Standard">retry : int, 默认 3</text:p>
      <text:p text:style-name="Standard"><text:s text:c="3"/>如遇网络等问题重复执行的次数 </text:p>
      <text:p text:style-name="Standard">pause : int, 默认 0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date':, 'close':, ...}, ...]</text:p>
      <text:p text:style-name="Standard"><text:s text:c="3"/>date: 日期</text:p>
      <text:p text:style-name="Standard"><text:s text:c="3"/>close: 上证指数收盘点数</text:p>
      <text:p text:style-name="Standard"><text:s text:c="3"/>zdf: 上证指数收盘涨跌幅(%)</text:p>
      <text:p text:style-name="Standard"><text:s text:c="3"/>rzye: 融资余额(元)</text:p>
      <text:p text:style-name="Standard"><text:soft-page-break/><text:s text:c="3"/>rzyezb: 融资余额占比(%)</text:p>
      <text:p text:style-name="Standard"><text:s text:c="3"/>rzmre: 融资买入额(元)</text:p>
      <text:p text:style-name="Standard"><text:s text:c="3"/>rzche: 融资偿还额(元)</text:p>
      <text:p text:style-name="Standard"><text:s text:c="3"/>rzjmre: 融资净买入额(元)</text:p>
      <text:p text:style-name="Standard"><text:s text:c="3"/>rqye: 融券余额(元)</text:p>
      <text:p text:style-name="Standard"><text:s text:c="3"/>rqyl: 融券余量(股)</text:p>
      <text:p text:style-name="Standard"><text:s text:c="3"/>rqmcl: 融券卖出量(股)</text:p>
      <text:p text:style-name="Standard"><text:s text:c="3"/>rqchl: 融券偿还量(股)</text:p>
      <text:p text:style-name="Standard"><text:s text:c="3"/>rqjmcl: 融券净卖出量(股)</text:p>
      <text:p text:style-name="Standard"><text:s text:c="3"/>rzrqye: 融资融券余额(元)</text:p>
      <text:p text:style-name="Standard"><text:s text:c="3"/>rzrqyecz: 融资融券余额差值(元)</text:p>
      <text:p text:style-name="Standard"/>
      <text:p text:style-name="Standard">示例：</text:p>
      <text:p text:style-name="Standard">[i]import gugu as gg[/i]</text:p>
      <text:p text:style-name="Standard">[i]obj = gg.Reference()[/i] <text:s text:c="2"/># 创建投资参考对象</text:p>
      <text:p text:style-name="Standard">[i]data = obj.szMargins()[/i] <text:s text:c="2"/># 获取深市融资融券历史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12"/>date <text:s text:c="4"/>close <text:s text:c="6"/>zdf <text:s text:c="9"/>rzye <text:s text:c="3"/>rzyezb <text:s text:c="8"/>rzmre <text:s text:c="8"/>rzche <text:s text:c="7"/>rzjmre <text:s text:c="9"/>rqye <text:s text:c="8"/>rqyl <text:s text:c="6"/>rqmcl <text:s text:c="6"/>rqchl <text:s text:c="5"/>rqjmcl <text:s text:c="7"/>rzrqye <text:s text:c="5"/>rzrqyecz</text:p>
      <text:p text:style-name="Standard">0 <text:s text:c="4"/>2019-03-14 <text:s text:c="2"/>9417.93 -1.815346 <text:s/>3.441300e+11 <text:s/>2.158350 <text:s/>3.349688e+10 <text:s/>3.341408e+10 <text:s/>8.280196e+07 <text:s/>1.516798e+09 <text:s/>130044426.0 <text:s/>36041806.0 <text:s/>37917999.0 <text:s/>-1876193.0 <text:s/>3.456468e+11 <text:s/>3.426132e+11</text:p>
      <text:p text:style-name="Standard">1 <text:s text:c="4"/>2019-03-13 <text:s text:c="2"/>9592.06 -2.532029 <text:s/>3.440472e+11 <text:s/>2.108776 <text:s/>4.547065e+10 <text:s/>4.448861e+10 <text:s/>9.820424e+08 <text:s/>1.590019e+09 <text:s/>131920619.0 <text:s/>36196214.0 <text:s/>36419191.0 <text:s text:c="2"/>-222977.0 <text:s/>3.456372e+11 <text:s/>3.424572e+11</text:p>
      <text:p text:style-name="Standard">2 <text:s text:c="4"/>2019-03-12 <text:s text:c="2"/>9841.24 <text:s/>1.410824 <text:s/>3.430651e+11 <text:s/>2.056855 <text:s/>5.309368e+10 <text:s/>4.987563e+10 <text:s/>3.218047e+09 <text:s/>1.603149e+09 <text:s/>132143596.0 <text:s/>35604899.0 <text:s/>35818115.0 <text:s text:c="2"/>-213216.0 <text:s/>3.446683e+11 <text:s/>3.414620e+11</text:p>
      <text:p text:style-name="Standard">3 <text:s text:c="4"/>2019-03-11 <text:s text:c="2"/>9704.33 <text:s/>3.637474 <text:s/>3.398471e+11 <text:s/>2.071128 <text:s/>4.487410e+10 <text:s/>4.002357e+10 <text:s/>4.850529e+09 <text:s/>1.568527e+09 <text:s/>132356812.0 <text:s/>40704416.0 <text:s/>35102906.0 <text:s text:c="2"/>5601510.0 <text:s/>3.414156e+11 <text:s/>3.382786e+11</text:p>
      <text:p text:style-name="Standard">4 <text:s text:c="4"/>2019-03-08 <text:s text:c="2"/>9363.72 -3.248463 <text:s/>3.349966e+11 <text:s/>2.120740 <text:s/>5.432802e+10 <text:s/>4.942871e+10 <text:s/>4.899305e+09 <text:s/>1.457298e+09 <text:s/>126755302.0 <text:s/>37438336.0 <text:s/>46905966.0 <text:s/>-9467630.0 <text:s/>3.364539e+11 <text:s/>3.335393e+11</text:p>
      <text:p text:style-name="Standard">5 <text:s text:c="4"/>2019-03-07 <text:s text:c="2"/>9678.11 -0.230700 <text:s/>3.300973e+11 <text:s/>2.010985 <text:s/>5.319394e+10 <text:s/>4.696009e+10 <text:s/>6.233849e+09 <text:s/>1.561005e+09 <text:s/>136222932.0 <text:s/>38450787.0 <text:s/>38446458.0 <text:s text:c="5"/>4329.0 <text:s/>3.316583e+11 <text:s/>3.285362e+11</text:p>
      <text:p text:style-name="Standard">6 <text:s text:c="4"/>2019-03-06 <text:s text:c="2"/>9700.49 <text:s/>1.091630 <text:s/>3.238634e+11 <text:s/>1.982533 <text:s/>5.006290e+10 <text:s/>4.688533e+10 <text:s/>3.177569e+09 <text:s/>1.611624e+09 <text:s/>136218603.0 <text:s/>37057191.0 <text:s/>33726507.0 <text:s text:c="2"/>3330684.0 <text:s/>3.254750e+11 <text:s/>3.222518e+11</text:p>
      <text:p text:style-name="Standard">7 <text:s text:c="4"/>2019-03-05 <text:s text:c="2"/>9595.74 <text:s/>2.251904 <text:s/>3.206858e+11 <text:s/>1.992423 <text:s/>4.262113e+10 <text:s/>3.721731e+10 <text:s/>5.403815e+09 <text:s/>1.566162e+09 <text:s/>132887919.0 <text:s/>34233277.0 <text:s/>35581567.0 <text:s/>-1348290.0 <text:s/>3.222520e+11 <text:s/>3.191197e+11</text:p>
      <text:p text:style-name="Standard">8 <text:s text:c="4"/>2019-03-04 <text:s text:c="2"/>9384.42 <text:s/>2.364455 <text:s/>3.152820e+11 <text:s/>2.004256 <text:s/>4.928719e+10 <text:s/>4.567102e+10 <text:s/>3.616162e+09 <text:s/>1.581075e+09 <text:s/>134236209.0 <text:s/>41439787.0 <text:s/>31218147.0 <text:s/>10221640.0 <text:s/>3.168631e+11 <text:s/>3.137009e+11</text:p>
      <text:p text:style-name="Standard">9 <text:s text:c="4"/>2019-03-01 <text:s text:c="2"/>9167.65 <text:s/>1.502714 <text:s/>3.116659e+11 <text:s/>2.024592 <text:s/>2.812910e+10 <text:s/>2.841032e+10 -2.812207e+08 <text:s/>1.432518e+09 <text:s/>124014569.0 <text:s/>33874509.0 <text:s/>27330066.0 <text:s text:c="2"/>6544443.0 <text:s/>3.130984e+11 <text:s/>3.102333e+11</text:p>
      <text:p text:style-name="Standard"><text:soft-page-break/>10 <text:s text:c="3"/>2019-02-28 <text:s text:c="2"/>9031.93 <text:s/>0.290492 <text:s/>3.119471e+11 <text:s/>2.051063 <text:s/>2.732431e+10 <text:s/>2.561047e+10 <text:s/>1.713841e+09 <text:s/>1.362403e+09 <text:s/>117470126.0 <text:s/>26240731.0 <text:s/>29995851.0 <text:s/>-3755120.0 <text:s/>3.133095e+11 <text:s/>3.105847e+11</text:p>
      <text:p text:style-name="Standard">11 <text:s text:c="3"/>2019-02-27 <text:s text:c="2"/>9005.76 -0.916213 <text:s/>3.102332e+11 <text:s/>2.045870 <text:s/>3.940048e+10 <text:s/>3.592641e+10 <text:s/>3.474078e+09 <text:s/>1.384115e+09 <text:s/>121225246.0 <text:s/>30332515.0 <text:s/>35758594.0 <text:s/>-5426079.0 <text:s/>3.116174e+11 <text:s/>3.088491e+11</text:p>
      <text:p text:style-name="Standard">12 <text:s text:c="3"/>2019-02-26 <text:s text:c="2"/>9089.04 -0.498545 <text:s/>3.067592e+11 <text:s/>2.011063 <text:s/>5.229609e+10 <text:s/>4.800098e+10 <text:s/>4.295101e+09 <text:s/>1.432814e+09 <text:s/>126651325.0 <text:s/>37449009.0 <text:s/>38477386.0 <text:s/>-1028377.0 <text:s/>3.081920e+11 <text:s/>3.053263e+11</text:p>
      <text:p text:style-name="Standard">13 <text:s text:c="3"/>2019-02-25 <text:s text:c="2"/>9134.58 <text:s/>5.587482 <text:s/>3.024641e+11 <text:s/>1.974638 <text:s/>4.992951e+10 <text:s/>4.271413e+10 <text:s/>7.215388e+09 <text:s/>1.453805e+09 <text:s/>127679702.0 <text:s/>41168306.0 <text:s/>35380468.0 <text:s text:c="2"/>5787838.0 <text:s/>3.039179e+11 <text:s/>3.010103e+11</text:p>
      <text:p text:style-name="Standard">14 <text:s text:c="3"/>2019-02-22 <text:s text:c="2"/>8651.20 <text:s/>2.360303 <text:s/>2.952487e+11 <text:s/>2.030284 <text:s/>2.901461e+10 <text:s/>2.630161e+10 <text:s/>2.713004e+09 <text:s/>1.313513e+09 <text:s/>121891864.0 <text:s/>30271244.0 <text:s/>31348226.0 <text:s/>-1076982.0 <text:s/>2.965622e+11 <text:s/>2.939352e+11</text:p>
      <text:p text:style-name="Standard">15 <text:s text:c="3"/>2019-02-21 <text:s text:c="2"/>8451.71 -0.256284 <text:s/>2.925357e+11 <text:s/>2.057823 <text:s/>2.875598e+10 <text:s/>2.705474e+10 <text:s/>1.701240e+09 <text:s/>1.302887e+09 <text:s/>122968846.0 <text:s/>27318275.0 <text:s/>28512856.0 <text:s/>-1194581.0 <text:s/>2.938386e+11 <text:s/>2.912328e+11</text:p>
      <text:p text:style-name="Standard">16 <text:s text:c="3"/>2019-02-20 <text:s text:c="2"/>8473.43 <text:s/>0.385695 <text:s/>2.908344e+11 <text:s/>2.039785 <text:s/>2.292034e+10 <text:s/>2.037878e+10 <text:s/>2.541554e+09 <text:s/>1.305041e+09 <text:s/>124163427.0 <text:s/>23832680.0 <text:s/>24545037.0 <text:s text:c="2"/>-712357.0 <text:s/>2.921395e+11 <text:s/>2.895294e+11</text:p>
      <text:p text:style-name="Standard">17 <text:s text:c="3"/>2019-02-19 <text:s text:c="2"/>8440.87 -0.071600 <text:s/>2.882929e+11 <text:s/>2.029807 <text:s/>2.794742e+10 <text:s/>2.523549e+10 <text:s/>2.711937e+09 <text:s/>1.305271e+09 <text:s/>124875784.0 <text:s/>27382568.0 <text:s/>25908643.0 <text:s text:c="2"/>1473925.0 <text:s/>2.895981e+11 <text:s/>2.869876e+11</text:p>
      <text:p text:style-name="Standard">18 <text:s text:c="3"/>2019-02-18 <text:s text:c="2"/>8446.92 <text:s/>3.953956 <text:s/>2.855809e+11 <text:s/>2.014046 <text:s/>2.561933e+10 <text:s/>2.296069e+10 <text:s/>2.658642e+09 <text:s/>1.308300e+09 <text:s/>123401859.0 <text:s/>38403248.0 <text:s/>21526465.0 <text:s/>16876783.0 <text:s/>2.868892e+11 <text:s/>2.842726e+11</text:p>
      <text:p text:style-name="Standard">19 <text:s text:c="3"/>2019-02-15 <text:s text:c="2"/>8125.63 -1.147536 <text:s/>2.829223e+11 <text:s/>2.072842 <text:s/>1.938978e+10 <text:s/>1.708799e+10 <text:s/>2.301789e+09 <text:s/>1.116292e+09 <text:s/>106525076.0 <text:s/>17501413.0 <text:s/>23609448.0 <text:s/>-6108035.0 <text:s/>2.840386e+11 <text:s/>2.818060e+11</text:p>
      <text:p text:style-name="Standard">20 <text:s text:c="3"/>2019-02-14 <text:s text:c="2"/>8219.96 <text:s/>0.596668 <text:s/>2.806205e+11 <text:s/>2.040508 <text:s/>1.954892e+10 <text:s/>1.736866e+10 <text:s/>2.180260e+09 <text:s/>1.182959e+09 <text:s/>112633111.0 <text:s/>24604390.0 <text:s/>18785568.0 <text:s text:c="2"/>5818822.0 <text:s/>2.818035e+11 <text:s/>2.794375e+11</text:p>
      <text:p text:style-name="Standard">21 <text:s text:c="3"/>2019-02-13 <text:s text:c="2"/>8171.21 <text:s/>2.011617 <text:s/>2.784402e+11 <text:s/>2.038678 <text:s/>2.155041e+10 <text:s/>1.922335e+10 <text:s/>2.327062e+09 <text:s/>1.156162e+09 <text:s/>106814289.0 <text:s/>29944096.0 <text:s/>22037039.0 <text:s text:c="2"/>7907057.0 <text:s/>2.795964e+11 <text:s/>2.772841e+11</text:p>
      <text:p text:style-name="Standard">22 <text:s text:c="3"/>2019-02-12 <text:s text:c="2"/>8010.07 <text:s/>1.149482 <text:s/>2.761132e+11 <text:s/>2.060004 <text:s/>1.571497e+10 <text:s/>1.386342e+10 <text:s/>1.851551e+09 <text:s/>1.028187e+09 <text:s text:c="2"/>98907232.0 <text:s/>25697105.0 <text:s/>19769061.0 <text:s text:c="2"/>5928044.0 <text:s/>2.771414e+11 <text:s/>2.750850e+11</text:p>
      <text:p text:style-name="Standard">23 <text:s text:c="3"/>2019-02-11 <text:s text:c="2"/>7919.05 <text:s/>3.058942 <text:s/>2.742616e+11 <text:s/>2.070869 <text:s/>1.388085e+10 <text:s/>1.205898e+10 <text:s/>1.821880e+09 <text:s/>1.020691e+09 <text:s text:c="2"/>92979188.0 <text:s/>20017827.0 <text:s text:c="2"/>9496439.0 <text:s/>10521388.0 <text:s/>2.752823e+11 <text:s/>2.732409e+11</text:p>
      <text:p text:style-name="Standard">24 <text:s text:c="3"/>2019-02-01 <text:s text:c="2"/>7684.00 <text:s/>2.738015 <text:s/>2.724398e+11 <text:s/>2.123210 <text:s/>8.918566e+09 <text:s/>1.382594e+10 -4.907373e+09 <text:s/>8.848639e+08 <text:s text:c="2"/>82457800.0 <text:s/>13632522.0 <text:s/>18356201.0 <text:s/>-4723679.0 <text:s/>2.733246e+11 <text:s/>2.715549e+11</text:p>
      <text:p text:style-name="Standard">25 <text:s text:c="3"/>2019-01-31 <text:s text:c="2"/>7479.22 <text:s/>0.117048 <text:s/>2.773471e+11 <text:s/>2.219728 <text:s/>9.528708e+09 <text:s/>1.170769e+10 -2.178982e+09 <text:s/>9.482163e+08 <text:s text:c="2"/>87181479.0 <text:s/>13258102.0 <text:s/>20946157.0 <text:s/>-7688055.0 <text:s/>2.782953e+11 <text:s/>2.763989e+11</text:p>
      <text:p text:style-name="Standard">26 <text:s text:c="3"/>2019-01-30 <text:s text:c="2"/>7470.47 -1.070398 <text:s/>2.795261e+11 <text:s/>2.225307 <text:s/>7.784812e+09 <text:s/>9.346593e+09 -1.561781e+09 <text:s/>9.772411e+08 <text:s text:c="2"/>94869534.0 <text:s/>13195741.0 <text:s/>21361873.0 <text:s/>-8166132.0 <text:s/>2.805033e+11 <text:s/>2.785489e+11</text:p>
      <text:p text:style-name="Standard"><text:soft-page-break/>27 <text:s text:c="3"/>2019-01-29 <text:s text:c="2"/>7551.30 -0.504376 <text:s/>2.810879e+11 <text:s/>2.210472 <text:s/>9.921223e+09 <text:s/>1.067575e+10 -7.545294e+08 <text:s/>1.048183e+09 <text:s/>103035666.0 <text:s/>19715206.0 <text:s/>22102777.0 <text:s/>-2387571.0 <text:s/>2.821361e+11 <text:s/>2.800397e+11</text:p>
      <text:p text:style-name="Standard">28 <text:s text:c="3"/>2019-01-28 <text:s text:c="2"/>7589.58 -0.077309 <text:s/>2.818424e+11 <text:s/>2.194874 <text:s/>1.046097e+10 <text:s/>1.126231e+10 -8.013417e+08 <text:s/>1.090078e+09 <text:s/>105423237.0 <text:s/>15296725.0 <text:s/>14520536.0 <text:s text:c="3"/>776189.0 <text:s/>2.829325e+11 <text:s/>2.807523e+11</text:p>
      <text:p text:style-name="Standard">29 <text:s text:c="3"/>2019-01-25 <text:s text:c="2"/>7595.45 <text:s/>0.289535 <text:s/>2.826438e+11 <text:s/>2.194488 <text:s/>1.048165e+10 <text:s/>1.231440e+10 -1.832755e+09 <text:s/>1.061908e+09 <text:s/>104647048.0 <text:s/>16595597.0 <text:s/>14547964.0 <text:s text:c="2"/>2047633.0 <text:s/>2.837057e+11 <text:s/>2.815819e+11</text:p>
      <text:p text:style-name="Standard">... <text:s text:c="9"/>... <text:s text:c="6"/>... <text:s text:c="6"/>... <text:s text:c="10"/>... <text:s text:c="6"/>... <text:s text:c="10"/>... <text:s text:c="10"/>... <text:s text:c="10"/>... <text:s text:c="10"/>... <text:s text:c="9"/>... <text:s text:c="8"/>... <text:s text:c="8"/>... <text:s text:c="8"/>... <text:s text:c="10"/>... <text:s text:c="10"/>...</text:p>
      <text:p text:style-name="Standard">2146 <text:s/>2010-05-13 <text:s/>10417.80 <text:s/>2.672513 <text:s/>2.397221e+08 <text:s/>0.006922 <text:s/>9.782955e+06 <text:s/>9.399577e+06 <text:s/>3.833780e+05 <text:s/>1.416380e+06 <text:s text:c="5"/>61009.0 <text:s text:c="5"/>7300.0 <text:s text:c="4"/>16400.0 <text:s text:c="4"/>-9100.0 <text:s/>2.411385e+08 <text:s/>2.383058e+08</text:p>
      <text:p text:style-name="Standard">2147 <text:s/>2010-05-12 <text:s/>10146.63 <text:s/>0.549290 <text:s/>2.393388e+08 <text:s/>0.007094 <text:s/>1.002670e+07 <text:s/>9.353275e+06 <text:s/>6.734200e+05 <text:s/>1.637752e+06 <text:s text:c="5"/>70109.0 <text:s text:c="4"/>29100.0 <text:s text:c="4"/>16800.0 <text:s text:c="4"/>12300.0 <text:s/>2.409765e+08 <text:s/>2.377010e+08</text:p>
      <text:p text:style-name="Standard">2148 <text:s/>2010-05-11 <text:s/>10091.20 -1.683937 <text:s/>2.386653e+08 <text:s/>0.006993 <text:s/>1.944719e+07 <text:s/>7.775758e+06 <text:s/>1.167143e+07 <text:s/>1.284209e+06 <text:s text:c="5"/>57809.0 <text:s text:c="5"/>9000.0 <text:s text:c="5"/>2000.0 <text:s text:c="5"/>7000.0 <text:s/>2.399495e+08 <text:s/>2.373811e+08</text:p>
      <text:p text:style-name="Standard">2149 <text:s/>2010-05-10 <text:s/>10264.04 <text:s/>1.159227 <text:s/>2.269939e+08 <text:s/>0.006502 <text:s/>1.718630e+07 <text:s/>7.653996e+06 <text:s/>9.532308e+06 <text:s/>1.204576e+06 <text:s text:c="5"/>50809.0 <text:s text:c="5"/>9300.0 <text:s text:c="5"/>5900.0 <text:s text:c="5"/>3400.0 <text:s/>2.281985e+08 <text:s/>2.257893e+08</text:p>
      <text:p text:style-name="Standard">2150 <text:s/>2010-05-07 <text:s/>10146.42 -2.649445 <text:s/>2.174616e+08 <text:s/>0.006168 <text:s/>1.338892e+07 <text:s/>1.223466e+07 <text:s/>1.154260e+06 <text:s/>1.084070e+06 <text:s text:c="5"/>47409.0 <text:s text:c="5"/>6409.0 <text:s text:c="5"/>3200.0 <text:s text:c="5"/>3209.0 <text:s/>2.185457e+08 <text:s/>2.163775e+08</text:p>
      <text:p text:style-name="Standard">2151 <text:s/>2010-05-06 <text:s/>10422.56 -5.281573 <text:s/>2.163073e+08 <text:s/>0.006008 <text:s/>3.700670e+07 <text:s/>1.891307e+07 <text:s/>1.809364e+07 <text:s/>1.021638e+06 <text:s text:c="5"/>44200.0 <text:s text:c="4"/>26000.0 <text:s text:c="4"/>30100.0 <text:s text:c="4"/>-4100.0 <text:s/>2.173290e+08 <text:s/>2.152857e+08</text:p>
      <text:p text:style-name="Standard">2152 <text:s/>2010-05-05 <text:s/>11003.73 <text:s/>0.391943 <text:s/>1.982137e+08 <text:s/>0.005313 <text:s/>5.207589e+07 <text:s/>6.114316e+06 <text:s/>4.596157e+07 <text:s/>9.435710e+05 <text:s text:c="5"/>48300.0 <text:s text:c="5"/>6300.0 <text:s text:c="4"/>21100.0 <text:s text:c="3"/>-14800.0 <text:s/>1.991573e+08 <text:s/>1.972701e+08</text:p>
      <text:p text:style-name="Standard">2153 <text:s/>2010-05-04 <text:s/>10960.77 -1.807564 <text:s/>1.522521e+08 <text:s/>0.004166 <text:s/>1.096078e+07 <text:s/>4.625603e+06 <text:s/>6.335181e+06 <text:s/>1.128695e+06 <text:s text:c="5"/>63100.0 <text:s text:c="4"/>36300.0 <text:s text:c="4"/>12500.0 <text:s text:c="4"/>23800.0 <text:s/>1.533808e+08 <text:s/>1.511234e+08</text:p>
      <text:p text:style-name="Standard">2154 <text:s/>2010-04-30 <text:s/>11162.54 -0.301973 <text:s/>1.459169e+08 <text:s/>0.003967 <text:s/>1.848774e+07 <text:s/>7.123231e+06 <text:s/>1.136451e+07 <text:s/>8.248070e+05 <text:s text:c="5"/>39300.0 <text:s text:c="5"/>5200.0 <text:s text:c="4"/>74700.0 <text:s text:c="3"/>-69500.0 <text:s/>1.467417e+08 <text:s/>1.450921e+08</text:p>
      <text:p text:style-name="Standard">2155 <text:s/>2010-04-29 <text:s/>11196.35 -1.213180 <text:s/>1.345524e+08 <text:s/>0.003602 <text:s/>8.192481e+06 <text:s/>3.762873e+06 <text:s/>4.429608e+06 <text:s/>2.147730e+06 <text:s text:c="4"/>108800.0 <text:s text:c="4"/>13000.0 <text:s text:c="5"/>1000.0 <text:s text:c="4"/>12000.0 <text:s/>1.367002e+08 <text:s/>1.324047e+08</text:p>
      <text:p text:style-name="Standard">2156 <text:s/>2010-04-28 <text:s/>11333.85 -0.189514 <text:s/>1.301228e+08 <text:s/>0.003399 <text:s/>1.470589e+07 <text:s/>2.216508e+06 <text:s/>1.248939e+07 <text:s/>1.759408e+06 <text:s text:c="5"/>96800.0 <text:s text:c="4"/>50700.0 <text:s text:c="4"/>38000.0 <text:s text:c="4"/>12700.0 <text:s/>1.318822e+08 <text:s/>1.283634e+08</text:p>
      <text:p text:style-name="Standard">2157 <text:s/>2010-04-27 <text:s/>11355.37 -2.131069 <text:s/>1.176334e+08 <text:s/>0.003062 <text:s/>1.171015e+07 <text:s/>3.661568e+06 <text:s/>8.048582e+06 <text:s/>1.541466e+06 <text:s text:c="5"/>84100.0 <text:s text:c="4"/>18400.0 <text:s text:c="5"/>4000.0 <text:s text:c="4"/>14400.0 <text:s/>1.191749e+08 <text:s/>1.160920e+08</text:p>
      <text:p text:style-name="Standard">2158 <text:s/>2010-04-26 <text:s/>11602.63 -0.856542 <text:s/>1.095849e+08 <text:s/>0.002787 <text:s/>8.683319e+06 <text:s/>7.052340e+06 <text:s/>1.630979e+06 <text:s/>1.362953e+06 <text:s text:c="5"/>69700.0 <text:s text:c="4"/>48700.0 <text:s text:c="8"/>0.0 <text:s text:c="4"/>48700.0 <text:s/>1.109478e+08 <text:s/>1.082219e+08</text:p>
      <text:p text:style-name="Standard"><text:soft-page-break/>2159 <text:s/>2010-04-23 <text:s/>11702.87 -0.009313 <text:s/>1.079539e+08 <text:s/>0.002735 <text:s/>1.661633e+07 <text:s/>7.266414e+06 <text:s/>9.349915e+06 <text:s/>3.741800e+05 <text:s text:c="5"/>21000.0 <text:s text:c="4"/>10100.0 <text:s text:c="5"/>9400.0 <text:s text:c="6"/>700.0 <text:s/>1.083281e+08 <text:s/>1.075797e+08</text:p>
      <text:p text:style-name="Standard">2160 <text:s/>2010-04-22 <text:s/>11703.96 -0.534214 <text:s/>9.860396e+07 <text:s/>0.002485 <text:s/>2.470639e+07 <text:s/>1.589559e+06 <text:s/>2.311684e+07 <text:s/>5.132600e+05 <text:s text:c="5"/>20300.0 <text:s text:c="5"/>3200.0 <text:s text:c="5"/>3900.0 <text:s text:c="5"/>-700.0 <text:s/>9.911722e+07 <text:s/>9.809070e+07</text:p>
      <text:p text:style-name="Standard">2161 <text:s/>2010-04-21 <text:s/>11766.82 <text:s/>1.974525 <text:s/>7.548713e+07 <text:s/>0.001904 <text:s/>6.181261e+06 <text:s/>6.575005e+06 -3.937440e+05 <text:s/>5.330900e+05 <text:s text:c="5"/>21000.0 <text:s text:c="4"/>10000.0 <text:s text:c="8"/>0.0 <text:s text:c="4"/>10000.0 <text:s/>7.602022e+07 <text:s/>7.495404e+07</text:p>
      <text:p text:style-name="Standard">2162 <text:s/>2010-04-20 <text:s/>11538.98 -0.906860 <text:s/>7.588087e+07 <text:s/>0.001971 <text:s/>4.200533e+06 <text:s/>1.394494e+06 <text:s/>2.806039e+06 <text:s/>1.873200e+05 <text:s text:c="5"/>11000.0 <text:s text:c="8"/>0.0 <text:s text:c="4"/>61900.0 <text:s text:c="3"/>-61900.0 <text:s/>7.606819e+07 <text:s/>7.569355e+07</text:p>
      <text:p text:style-name="Standard">2163 <text:s/>2010-04-19 <text:s/>11644.58 -6.219608 <text:s/>7.307483e+07 <text:s/>0.001908 <text:s/>1.678656e+07 <text:s/>1.007429e+06 <text:s/>1.577913e+07 <text:s/>1.388049e+06 <text:s text:c="5"/>72900.0 <text:s text:c="3"/>118600.0 <text:s text:c="4"/>50900.0 <text:s text:c="4"/>67700.0 <text:s/>7.446288e+07 <text:s/>7.168678e+07</text:p>
      <text:p text:style-name="Standard">2164 <text:s/>2010-04-16 <text:s/>12416.86 -0.770621 <text:s/>5.729571e+07 <text:s/>0.001438 <text:s/>1.026195e+07 <text:s/>9.465280e+05 <text:s/>9.315419e+06 <text:s/>9.718600e+04 <text:s text:c="6"/>5200.0 <text:s text:c="8"/>0.0 <text:s text:c="8"/>0.0 <text:s text:c="8"/>0.0 <text:s/>5.739289e+07 <text:s/>5.719852e+07</text:p>
      <text:p text:style-name="Standard">2165 <text:s/>2010-04-15 <text:s/>12513.29 -0.353648 <text:s/>4.798029e+07 <text:s/>0.001201 <text:s/>1.660717e+07 <text:s/>6.375000e+04 <text:s/>1.654342e+07 <text:s/>9.767600e+04 <text:s text:c="6"/>5200.0 <text:s text:c="5"/>4200.0 <text:s text:c="8"/>0.0 <text:s text:c="5"/>4200.0 <text:s/>4.807796e+07 <text:s/>4.788261e+07</text:p>
      <text:p text:style-name="Standard">2166 <text:s/>2010-04-14 <text:s/>12557.70 <text:s/>0.366132 <text:s/>3.143686e+07 <text:s/>0.000783 <text:s/>9.419777e+06 <text:s/>6.026330e+06 <text:s/>3.393447e+06 <text:s/>8.200000e+03 <text:s text:c="6"/>1000.0 <text:s text:c="8"/>0.0 <text:s text:c="8"/>0.0 <text:s text:c="8"/>0.0 <text:s/>3.144506e+07 <text:s/>3.142866e+07</text:p>
      <text:p text:style-name="Standard">2167 <text:s/>2010-04-13 <text:s/>12511.89 <text:s/>0.908849 <text:s/>2.804342e+07 <text:s/>0.000705 <text:s/>1.061836e+07 <text:s/>7.387971e+06 <text:s/>3.230391e+06 <text:s/>8.190000e+03 <text:s text:c="6"/>1000.0 <text:s text:c="8"/>0.0 <text:s text:c="8"/>0.0 <text:s text:c="8"/>0.0 <text:s/>2.805161e+07 <text:s/>2.803523e+07</text:p>
      <text:p text:style-name="Standard">2168 <text:s/>2010-04-12 <text:s/>12399.20 -1.241884 <text:s/>2.481303e+07 <text:s/>0.000620 <text:s/>1.040656e+07 <text:s/>5.326534e+06 <text:s/>5.080029e+06 <text:s/>8.100000e+03 <text:s text:c="6"/>1000.0 <text:s text:c="5"/>2200.0 <text:s text:c="5"/>6600.0 <text:s text:c="4"/>-4400.0 <text:s/>2.482113e+07 <text:s/>2.480493e+07</text:p>
      <text:p text:style-name="Standard">2169 <text:s/>2010-04-09 <text:s/>12555.12 <text:s/>1.030981 <text:s/>1.973300e+07 <text:s/>0.000494 <text:s/>9.357095e+06 <text:s/>4.091855e+06 <text:s/>5.265240e+06 <text:s/>1.083620e+05 <text:s text:c="6"/>5400.0 <text:s text:c="5"/>6700.0 <text:s text:c="5"/>4400.0 <text:s text:c="5"/>2300.0 <text:s/>1.984136e+07 <text:s/>1.962464e+07</text:p>
      <text:p text:style-name="Standard">2170 <text:s/>2010-04-08 <text:s/>12427.00 -1.622629 <text:s/>1.446776e+07 <text:s/>0.000368 <text:s/>6.713260e+06 <text:s/>3.761029e+06 <text:s/>2.952231e+06 <text:s/>5.602300e+04 <text:s text:c="6"/>3100.0 <text:s text:c="5"/>2100.0 <text:s text:c="6"/>100.0 <text:s text:c="5"/>2000.0 <text:s/>1.452378e+07 <text:s/>1.441174e+07</text:p>
      <text:p text:style-name="Standard">2171 <text:s/>2010-04-07 <text:s/>12631.97 -0.557828 <text:s/>1.151553e+07 <text:s/>0.000291 <text:s/>7.094565e+06 <text:s/>1.250000e+03 <text:s/>7.093315e+06 <text:s/>9.476000e+03 <text:s text:c="6"/>1100.0 <text:s text:c="8"/>0.0 <text:s text:c="6"/>100.0 <text:s text:c="5"/>-100.0 <text:s/>1.152500e+07 <text:s/>1.150605e+07</text:p>
      <text:p text:style-name="Standard">2172 <text:s/>2010-04-06 <text:s/>12702.83 -0.509326 <text:s/>4.422212e+06 <text:s/>0.000112 <text:s/>3.832600e+06 <text:s/>5.834530e+06 -2.001930e+06 <text:s/>1.393500e+04 <text:s text:c="6"/>1200.0 <text:s text:c="8"/>0.0 <text:s text:c="8"/>0.0 <text:s text:c="8"/>0.0 <text:s/>4.436147e+06 <text:s/>4.408277e+06</text:p>
      <text:p text:style-name="Standard">2173 <text:s/>2010-04-02 <text:s/>12767.86 <text:s/>0.644802 <text:s/>6.424142e+06 <text:s/>0.000163 <text:s/>6.211123e+06 <text:s/>6.658905e+06 -4.477820e+05 <text:s/>1.408800e+04 <text:s text:c="6"/>1200.0 <text:s text:c="8"/>0.0 <text:s text:c="6"/>100.0 <text:s text:c="5"/>-100.0 <text:s/>6.438230e+06 <text:s/>6.410054e+06</text:p>
      <text:p text:style-name="Standard">2174 <text:s/>2010-04-01 <text:s/>12686.06 <text:s/>1.534374 <text:s/>6.871924e+06 <text:s/>0.000175 <text:s/>8.494307e+06 <text:s/>2.293179e+06 <text:s/>6.201128e+06 <text:s/>1.470700e+04 <text:s text:c="6"/>1300.0 <text:s text:c="8"/>0.0 <text:s text:c="5"/>2600.0 <text:s text:c="4"/>-2600.0 <text:s/>6.886631e+06 <text:s/>6.857217e+06</text:p>
      <text:p text:style-name="Standard">2175 <text:s/>2010-03-31 <text:s/>12494.35 -0.783687 <text:s/>6.707960e+05 <text:s/>0.000017 <text:s/>6.845690e+05 <text:s/>0.000000e+00 <text:s/>0.000000e+00 <text:s/>7.089500e+04 <text:s text:c="6"/>3900.0 <text:s text:c="5"/>4000.0 <text:s text:c="8"/>0.0 <text:s text:c="8"/>0.0 <text:s/>7.416910e+05 <text:s/>5.999010e+05</text:p>
      <text:p text:style-name="Standard"/>
      <text:p text:style-name="Standard"/>
      <text:p text:style-name="Standard">[b](8)marginDetailsAllByDate(date, retry=3, pause=0.001)[/b]</text:p>
      <text:p text:style-name="Standard">该方法用于按日期获取两市融资融券明细列表</text:p>
      <text:p text:style-name="Standard"/>
      <text:p text:style-name="Standard">参数：</text:p>
      <text:p text:style-name="Standard"><text:soft-page-break/>date <text:s/>: string</text:p>
      <text:p text:style-name="Standard"><text:s text:c="3"/>选择日期 format：YYYY-MM-DD</text:p>
      <text:p text:style-name="Standard">retry : int, 默认 3</text:p>
      <text:p text:style-name="Standard"><text:s text:c="3"/>如遇网络等问题重复执行的次数 </text:p>
      <text:p text:style-name="Standard">pause : int, 默认 0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code':, 'name':, ...}, ...]</text:p>
      <text:p text:style-name="Standard"><text:s text:c="3"/>code: 股票代码</text:p>
      <text:p text:style-name="Standard"><text:s text:c="3"/>name: 名称</text:p>
      <text:p text:style-name="Standard"><text:s text:c="3"/>rzye: 当日融资余额(元)</text:p>
      <text:p text:style-name="Standard"><text:s text:c="3"/>rzyezb: 当日融资余额占比(%)</text:p>
      <text:p text:style-name="Standard"><text:s text:c="3"/>rzmre: 当日融资买入额(元)</text:p>
      <text:p text:style-name="Standard"><text:s text:c="3"/>rzche: 当日融资偿还额(元)</text:p>
      <text:p text:style-name="Standard"><text:s text:c="3"/>rzjmre: 当日融资净买入额(元)</text:p>
      <text:p text:style-name="Standard"><text:s text:c="3"/>rqye: 当日融券余额(元)</text:p>
      <text:p text:style-name="Standard"><text:s text:c="3"/>rqyl: 当日融券余量(股)</text:p>
      <text:p text:style-name="Standard"><text:s text:c="3"/>rqmcl: 当日融券卖出量(股)</text:p>
      <text:p text:style-name="Standard"><text:s text:c="3"/>rqchl: 当日融券偿还量(股)</text:p>
      <text:p text:style-name="Standard"><text:s text:c="3"/>rqjmcl: 当日融券净卖出量(股)</text:p>
      <text:p text:style-name="Standard"><text:s text:c="3"/>rzrqye: 当日融资融券余额(元)</text:p>
      <text:p text:style-name="Standard"><text:s text:c="3"/>rzrqyecz: 当日融资融券余额差值(元)</text:p>
      <text:p text:style-name="Standard"/>
      <text:p text:style-name="Standard">示例：</text:p>
      <text:p text:style-name="Standard">[i]import gugu as gg[/i]</text:p>
      <text:p text:style-name="Standard">[i]obj = gg.Reference()[/i] <text:s text:c="2"/># 创建投资参考对象</text:p>
      <text:p text:style-name="Standard">[i]data = obj.marginDetailsAllByDate(date='2019-03-14')[/i] <text:s text:c="2"/># 按日期获取两市融资融券明细列表</text:p>
      <text:p text:style-name="Standard">[i]obj.output()[/i] <text:s text:c="2"/># 输出数据</text:p>
      <text:p text:style-name="Standard"/>
      <text:p text:style-name="Standard">输出：</text:p>
      <text:p text:style-name="Standard"><text:s text:c="7"/>code <text:s text:c="2"/>name <text:s text:c="9"/>rzye <text:s/>rzyezb <text:s text:c="8"/>rzmre <text:s text:c="8"/>rzche <text:s text:c="6"/>rzjmre <text:s text:c="9"/>rqye <text:s text:c="7"/>rqyl <text:s text:c="5"/>rqmcl <text:s text:c="5"/>rqchl <text:s text:c="4"/>rqjmcl <text:s text:c="7"/>rzrqye <text:s text:c="5"/>rzrqyecz <text:s text:c="7"/>date</text:p>
      <text:p text:style-name="Standard">0 <text:s text:c="3"/>300024 <text:s text:c="3"/>机器人 <text:s/>1.678598e+09 <text:s text:c="3"/>5.62 <text:s/>3.034254e+08 <text:s/>1.237149e+08 <text:s/>179710558.0 <text:s/>1.294138e+07 <text:s text:c="3"/>655260.0 <text:s text:c="2"/>125000.0 <text:s text:c="3"/>60472.0 <text:s text:c="3"/>64528.0 <text:s/>1.691539e+09 <text:s/>1.665657e+09 <text:s/>2019-03-14</text:p>
      <text:p text:style-name="Standard">1 <text:s text:c="3"/>601012 <text:s text:c="2"/>隆基股份 <text:s/>1.358080e+09 <text:s text:c="3"/>1.80 <text:s/>2.716202e+08 <text:s/>9.937314e+07 <text:s/>172247025.0 <text:s/>8.532756e+06 <text:s text:c="3"/>314282.0 <text:s text:c="3"/>93871.0 <text:s text:c="3"/>53893.0 <text:s text:c="3"/>39978.0 <text:s/>1.366612e+09 <text:s/>1.349547e+09 <text:s/>2019-03-14</text:p>
      <text:p text:style-name="Standard">2 <text:s text:c="3"/>600895 <text:s text:c="2"/>张江高科 <text:s/>1.800630e+09 <text:s text:c="3"/>4.82 <text:s/>9.078685e+08 <text:s/>7.480642e+08 <text:s/>159804282.0 <text:s/>1.664409e+07 <text:s text:c="3"/>690626.0 <text:s text:c="2"/>156100.0 <text:s text:c="2"/>105700.0 <text:s text:c="3"/>50400.0 <text:s/>1.817274e+09 <text:s/>1.783986e+09 <text:s/>2019-03-14</text:p>
      <text:p text:style-name="Standard">3 <text:s text:c="3"/>600570 <text:s text:c="2"/>恒生电子 <text:s/>3.000914e+09 <text:s text:c="3"/>5.89 <text:s/>5.108016e+08 <text:s/>3.713340e+08 <text:s/>139467607.0 <text:s/>1.866736e+07 <text:s text:c="3"/>226271.0 <text:s text:c="3"/>35700.0 <text:s text:c="3"/>31400.0 <text:s text:c="4"/>4300.0 <text:s/>3.019581e+09 <text:s/>2.982246e+09 <text:s/>2019-03-14</text:p>
      <text:p text:style-name="Standard">4 <text:s text:c="3"/>600624 <text:s text:c="2"/>复旦复华 <text:s/>5.165799e+08 <text:s text:c="3"/>7.55 <text:s/>2.897562e+08 <text:s/>1.575646e+08 <text:s/>132191589.0 <text:s/>8.591400e+05 <text:s text:c="4"/>86000.0 <text:s text:c="3"/>20000.0 <text:s text:c="7"/>0.0 <text:s text:c="3"/>20000.0 <text:s/>5.174391e+08 <text:s/>5.157208e+08 <text:s/>2019-03-14</text:p>
      <text:p text:style-name="Standard">5 <text:s text:c="3"/>002673 <text:s text:c="2"/>西部证券 <text:s/>1.958973e+09 <text:s text:c="3"/>4.96 <text:s/>4.239524e+08 <text:s/>2.923358e+08 <text:s/>131616595.0 <text:s/>1.090889e+07 <text:s text:c="3"/>967100.0 <text:s text:c="2"/>309900.0 <text:s text:c="2"/>129000.0 <text:s text:c="2"/>180900.0 <text:s/>1.969882e+09 <text:s/>1.948064e+09 <text:s/>2019-03-14</text:p>
      <text:p text:style-name="Standard">6 <text:s text:c="3"/>600064 <text:s text:c="2"/>南京高科 <text:s/>8.410103e+08 <text:s text:c="3"/>5.39 <text:s/>4.212721e+08 <text:s/>2.939360e+08 <text:s/>127336083.0 <text:s/>2.146662e+06 <text:s text:c="3"/>170100.0 <text:s text:c="3"/>49100.0 <text:s text:c="3"/>60000.0 <text:s text:c="2"/>-10900.0 <text:s/>8.431570e+08 <text:s/>8.388637e+08 <text:s/>2019-03-14</text:p>
      <text:p text:style-name="Standard"><text:soft-page-break/>7 <text:s text:c="3"/>159915 <text:s text:c="3"/>创业板 <text:s/>7.496767e+08 <text:s text:c="3"/>0.00 <text:s/>3.289439e+08 <text:s/>2.181278e+08 <text:s/>110816109.0 <text:s/>0.000000e+00 <text:s text:c="8"/>0.0 <text:s text:c="7"/>0.0 <text:s text:c="7"/>0.0 <text:s text:c="7"/>0.0 <text:s/>7.496767e+08 <text:s/>7.496767e+08 <text:s/>2019-03-14</text:p>
      <text:p text:style-name="Standard">8 <text:s text:c="3"/>002493 <text:s text:c="2"/>荣盛石化 <text:s/>6.816453e+08 <text:s text:c="3"/>1.16 <text:s/>1.186707e+08 <text:s/>1.012349e+07 <text:s/>108547245.0 <text:s/>2.695545e+06 <text:s text:c="3"/>243500.0 <text:s text:c="2"/>135800.0 <text:s text:c="3"/>33800.0 <text:s text:c="2"/>102000.0 <text:s/>6.843409e+08 <text:s/>6.789498e+08 <text:s/>2019-03-14</text:p>
      <text:p text:style-name="Standard">9 <text:s text:c="3"/>300017 <text:s text:c="2"/>网宿科技 <text:s/>3.344777e+09 <text:s text:c="2"/>10.87 <text:s/>1.132760e+09 <text:s/>1.024399e+09 <text:s/>108360574.0 <text:s/>8.870385e+06 <text:s text:c="3"/>624675.0 <text:s text:c="2"/>338400.0 <text:s text:c="2"/>304900.0 <text:s text:c="3"/>33500.0 <text:s/>3.353647e+09 <text:s/>3.335907e+09 <text:s/>2019-03-14</text:p>
      <text:p text:style-name="Standard">10 <text:s text:c="2"/>000063 <text:s text:c="2"/>中兴通讯 <text:s/>3.419538e+09 <text:s text:c="3"/>3.52 <text:s/>4.546975e+08 <text:s/>3.485271e+08 <text:s/>106170357.0 <text:s/>1.739918e+07 <text:s text:c="3"/>615900.0 <text:s text:c="3"/>33900.0 <text:s text:c="2"/>140700.0 <text:s/>-106800.0 <text:s/>3.436938e+09 <text:s/>3.402139e+09 <text:s/>2019-03-14</text:p>
      <text:p text:style-name="Standard">11 <text:s text:c="2"/>300079 <text:s text:c="2"/>数码科技 <text:s/>1.320564e+09 <text:s text:c="2"/>17.31 <text:s/>3.402797e+08 <text:s/>2.418131e+08 <text:s text:c="2"/>98466625.0 <text:s/>0.000000e+00 <text:s text:c="8"/>0.0 <text:s text:c="7"/>0.0 <text:s text:c="7"/>0.0 <text:s text:c="7"/>0.0 <text:s/>1.320564e+09 <text:s/>1.320564e+09 <text:s/>2019-03-14</text:p>
      <text:p text:style-name="Standard">12 <text:s text:c="2"/>600048 <text:s text:c="2"/>保利地产 <text:s/>2.689428e+09 <text:s text:c="3"/>1.72 <text:s/>3.831929e+08 <text:s/>2.956511e+08 <text:s text:c="2"/>87541842.0 <text:s/>1.210388e+07 <text:s text:c="3"/>913500.0 <text:s text:c="3"/>87600.0 <text:s text:c="2"/>611000.0 <text:s/>-523400.0 <text:s/>2.701532e+09 <text:s/>2.677324e+09 <text:s/>2019-03-14</text:p>
      <text:p text:style-name="Standard">13 <text:s text:c="2"/>002230 <text:s text:c="2"/>科大讯飞 <text:s/>4.168578e+09 <text:s text:c="3"/>6.39 <text:s/>4.416098e+08 <text:s/>3.591425e+08 <text:s text:c="2"/>82467385.0 <text:s/>1.887535e+07 <text:s text:c="3"/>526950.0 <text:s text:c="3"/>87700.0 <text:s text:c="2"/>174800.0 <text:s text:c="2"/>-87100.0 <text:s/>4.187453e+09 <text:s/>4.149703e+09 <text:s/>2019-03-14</text:p>
      <text:p text:style-name="Standard">14 <text:s text:c="2"/>000789 <text:s text:c="3"/>万年青 <text:s/>4.704422e+08 <text:s text:c="3"/>5.41 <text:s/>1.906297e+08 <text:s/>1.089905e+08 <text:s text:c="2"/>81639183.0 <text:s/>1.469375e+06 <text:s text:c="3"/>103550.0 <text:s text:c="3"/>52800.0 <text:s text:c="3"/>96500.0 <text:s text:c="2"/>-43700.0 <text:s/>4.719116e+08 <text:s/>4.689728e+08 <text:s/>2019-03-14</text:p>
      <text:p text:style-name="Standard">15 <text:s text:c="2"/>601211 <text:s text:c="2"/>国泰君安 <text:s/>2.391752e+09 <text:s text:c="3"/>1.66 <text:s/>2.823230e+08 <text:s/>2.034819e+08 <text:s text:c="2"/>78841109.0 <text:s/>2.846328e+07 <text:s text:c="2"/>1480920.0 <text:s text:c="2"/>428400.0 <text:s/>2116847.0 -1688447.0 <text:s/>2.420215e+09 <text:s/>2.363289e+09 <text:s/>2019-03-14</text:p>
      <text:p text:style-name="Standard">16 <text:s text:c="2"/>002714 <text:s text:c="2"/>牧原股份 <text:s/>1.304712e+09 <text:s text:c="3"/>2.20 <text:s/>1.996734e+08 <text:s/>1.231144e+08 <text:s text:c="2"/>76558986.0 <text:s/>8.946556e+06 <text:s text:c="3"/>179758.0 <text:s text:c="3"/>66800.0 <text:s text:c="3"/>47802.0 <text:s text:c="3"/>18998.0 <text:s/>1.313658e+09 <text:s/>1.295765e+09 <text:s/>2019-03-14</text:p>
      <text:p text:style-name="Standard">17 <text:s text:c="2"/>300059 <text:s text:c="2"/>东方财富 <text:s/>7.576338e+09 <text:s text:c="3"/>9.40 <text:s/>1.040008e+09 <text:s/>9.660323e+08 <text:s text:c="2"/>73976031.0 <text:s/>3.671677e+07 <text:s text:c="2"/>1891642.0 <text:s text:c="2"/>226862.0 <text:s text:c="2"/>160100.0 <text:s text:c="3"/>66762.0 <text:s/>7.613055e+09 <text:s/>7.539621e+09 <text:s/>2019-03-14</text:p>
      <text:p text:style-name="Standard">18 <text:s text:c="2"/>159934 <text:s/>黄金ETF <text:s/>1.175703e+09 <text:s text:c="3"/>0.00 <text:s/>1.301457e+08 <text:s/>5.737835e+07 <text:s text:c="2"/>72767325.0 <text:s/>0.000000e+00 <text:s text:c="8"/>0.0 <text:s text:c="7"/>0.0 <text:s text:c="7"/>0.0 <text:s text:c="7"/>0.0 <text:s/>1.175703e+09 <text:s/>1.175703e+09 <text:s/>2019-03-14</text:p>
      <text:p text:style-name="Standard">19 <text:s text:c="2"/>600218 <text:s text:c="2"/>全柴动力 <text:s/>7.536855e+08 <text:s text:c="2"/>15.02 <text:s/>3.425761e+08 <text:s/>2.755535e+08 <text:s text:c="2"/>67022608.0 <text:s/>2.177600e+04 <text:s text:c="5"/>1600.0 <text:s text:c="4"/>1200.0 <text:s text:c="7"/>0.0 <text:s text:c="4"/>1200.0 <text:s/>7.537073e+08 <text:s/>7.536637e+08 <text:s/>2019-03-14</text:p>
      <text:p text:style-name="Standard">20 <text:s text:c="2"/>000989 <text:s/>九 芝 堂 <text:s/>4.948089e+08 <text:s text:c="3"/>6.10 <text:s/>1.236457e+08 <text:s/>5.749672e+07 <text:s text:c="2"/>66148968.0 <text:s/>8.214850e+05 <text:s text:c="4"/>64837.0 <text:s text:c="4"/>1200.0 <text:s text:c="4"/>1200.0 <text:s text:c="7"/>0.0 <text:s/>4.956304e+08 <text:s/>4.939874e+08 <text:s/>2019-03-14</text:p>
      <text:p text:style-name="Standard">21 <text:s text:c="2"/>002466 <text:s text:c="2"/>天齐锂业 <text:s/>1.350615e+09 <text:s text:c="3"/>3.06 <text:s/>4.846529e+08 <text:s/>4.196700e+08 <text:s text:c="2"/>64982838.0 <text:s/>8.571211e+06 <text:s text:c="3"/>220680.0 <text:s text:c="2"/>100980.0 <text:s text:c="2"/>308754.0 <text:s/>-207774.0 <text:s/>1.359186e+09 <text:s/>1.342044e+09 <text:s/>2019-03-14</text:p>
      <text:p text:style-name="Standard">22 <text:s text:c="2"/>600720 <text:s text:c="3"/>祁连山 <text:s/>5.770295e+08 <text:s text:c="3"/>8.67 <text:s/>2.181608e+08 <text:s/>1.550510e+08 <text:s text:c="2"/>63109838.0 <text:s/>9.804080e+05 <text:s text:c="3"/>114400.0 <text:s text:c="3"/>55000.0 <text:s text:c="3"/>40000.0 <text:s text:c="3"/>15000.0 <text:s/>5.780099e+08 <text:s/>5.760491e+08 <text:s/>2019-03-14</text:p>
      <text:p text:style-name="Standard">23 <text:s text:c="2"/>600516 <text:s text:c="2"/>方大炭素 <text:s/>2.919865e+09 <text:s text:c="3"/>7.12 <text:s/>4.003512e+08 <text:s/>3.395796e+08 <text:s text:c="2"/>60771576.0 <text:s/>1.033180e+07 <text:s text:c="3"/>446298.0 <text:s text:c="3"/>62900.0 <text:s text:c="2"/>402434.0 <text:s/>-339534.0 <text:s/>2.930197e+09 <text:s/>2.909533e+09 <text:s/>2019-03-14</text:p>
      <text:p text:style-name="Standard">24 <text:s text:c="2"/>600176 <text:s text:c="2"/>中国巨石 <text:s/>1.568598e+09 <text:s text:c="3"/>4.25 <text:s/>1.353233e+08 <text:s/>7.771668e+07 <text:s text:c="2"/>57606637.0 <text:s/>2.325235e+06 <text:s text:c="3"/>220820.0 <text:s text:c="3"/>20500.0 <text:s text:c="4"/>4000.0 <text:s text:c="3"/>16500.0 <text:s/>1.570923e+09 <text:s/>1.566273e+09 <text:s/>2019-03-14</text:p>
      <text:p text:style-name="Standard">25 <text:s text:c="2"/>601628 <text:s text:c="2"/>中国人寿 <text:s/>1.017224e+09 <text:s text:c="3"/>0.17 <text:s/>1.051287e+08 <text:s/>4.775918e+07 <text:s text:c="2"/>57369508.0 <text:s/>2.242014e+07 <text:s text:c="3"/>789998.0 <text:s text:c="3"/>45500.0 <text:s text:c="3"/>17900.0 <text:s text:c="3"/>27600.0 <text:s/>1.039644e+09 <text:s/>9.948034e+08 <text:s/>2019-03-14</text:p>
      <text:p text:style-name="Standard"><text:soft-page-break/>26 <text:s text:c="2"/>600309 <text:s text:c="2"/>万华化学 <text:s/>3.128135e+09 <text:s text:c="3"/>5.69 <text:s/>2.110846e+08 <text:s/>1.556534e+08 <text:s text:c="2"/>55431232.0 <text:s/>4.517213e+07 <text:s text:c="2"/>1170869.0 <text:s text:c="2"/>157400.0 <text:s text:c="2"/>126000.0 <text:s text:c="3"/>31400.0 <text:s/>3.173307e+09 <text:s/>3.082963e+09 <text:s/>2019-03-14</text:p>
      <text:p text:style-name="Standard">27 <text:s text:c="2"/>300498 <text:s text:c="2"/>温氏股份 <text:s/>1.220066e+09 <text:s text:c="3"/>0.88 <text:s/>3.747412e+08 <text:s/>3.196496e+08 <text:s text:c="2"/>55091602.0 <text:s/>3.723000e+05 <text:s text:c="4"/>10000.0 <text:s text:c="4"/>3300.0 <text:s text:c="3"/>10600.0 <text:s text:c="3"/>-7300.0 <text:s/>1.220438e+09 <text:s/>1.219694e+09 <text:s/>2019-03-14</text:p>
      <text:p text:style-name="Standard">28 <text:s text:c="2"/>600648 <text:s text:c="3"/>外高桥 <text:s/>7.131678e+08 <text:s text:c="3"/>4.50 <text:s/>8.796484e+07 <text:s/>3.482899e+07 <text:s text:c="2"/>53135849.0 <text:s/>1.710806e+06 <text:s text:c="3"/>100873.0 <text:s text:c="3"/>23709.0 <text:s text:c="3"/>21024.0 <text:s text:c="4"/>2685.0 <text:s/>7.148786e+08 <text:s/>7.114570e+08 <text:s/>2019-03-14</text:p>
      <text:p text:style-name="Standard">29 <text:s text:c="2"/>518880 <text:s/>黄金ETF <text:s/>1.631117e+10 <text:s text:c="3"/>0.00 <text:s/>2.902886e+08 <text:s/>2.391504e+08 <text:s text:c="2"/>51138264.0 <text:s/>4.900634e+06 <text:s text:c="2"/>1740900.0 <text:s/>1740000.0 <text:s/>1105300.0 <text:s text:c="2"/>634700.0 <text:s/>1.631607e+10 <text:s/>1.630627e+10 <text:s/>2019-03-14</text:p>
      <text:p text:style-name="Standard">.. <text:s text:c="5"/>... <text:s text:c="3"/>... <text:s text:c="10"/>... <text:s text:c="4"/>... <text:s text:c="10"/>... <text:s text:c="10"/>... <text:s text:c="9"/>... <text:s text:c="10"/>... <text:s text:c="8"/>... <text:s text:c="7"/>... <text:s text:c="7"/>... <text:s text:c="7"/>... <text:s text:c="10"/>... <text:s text:c="10"/>... <text:s text:c="8"/>...</text:p>
      <text:p text:style-name="Standard">968 <text:s/>002460 <text:s text:c="2"/>赣锋锂业 <text:s/>2.761844e+09 <text:s text:c="2"/>11.15 <text:s/>8.469110e+08 <text:s/>8.945990e+08 <text:s/>-47687984.0 <text:s/>8.624831e+06 <text:s text:c="3"/>278850.0 <text:s text:c="3"/>87600.0 <text:s text:c="2"/>234100.0 <text:s/>-146500.0 <text:s/>2.770469e+09 <text:s/>2.753219e+09 <text:s/>2019-03-14</text:p>
      <text:p text:style-name="Standard">969 <text:s/>600446 <text:s text:c="2"/>金证股份 <text:s/>1.640235e+09 <text:s text:c="3"/>9.15 <text:s/>3.034859e+08 <text:s/>3.516276e+08 <text:s/>-48141703.0 <text:s/>2.102000e+05 <text:s text:c="4"/>10000.0 <text:s text:c="3"/>10000.0 <text:s text:c="3"/>79000.0 <text:s text:c="2"/>-69000.0 <text:s/>1.640446e+09 <text:s/>1.640025e+09 <text:s/>2019-03-14</text:p>
      <text:p text:style-name="Standard">970 <text:s/>002736 <text:s text:c="2"/>国信证券 <text:s/>9.390194e+08 <text:s text:c="3"/>0.87 <text:s/>1.433160e+08 <text:s/>1.920032e+08 <text:s/>-48687198.0 <text:s/>4.209643e+07 <text:s text:c="2"/>3203686.0 <text:s text:c="2"/>595100.0 <text:s text:c="2"/>965400.0 <text:s/>-370300.0 <text:s/>9.811158e+08 <text:s/>8.969230e+08 <text:s/>2019-03-14</text:p>
      <text:p text:style-name="Standard">971 <text:s/>601328 <text:s text:c="2"/>交通银行 <text:s/>2.293932e+09 <text:s text:c="3"/>0.92 <text:s/>5.552048e+07 <text:s/>1.044751e+08 <text:s/>-48954635.0 <text:s/>1.173391e+07 <text:s text:c="2"/>1842058.0 <text:s text:c="2"/>363300.0 <text:s text:c="2"/>918400.0 <text:s/>-555100.0 <text:s/>2.305665e+09 <text:s/>2.282198e+09 <text:s/>2019-03-14</text:p>
      <text:p text:style-name="Standard">972 <text:s/>600050 <text:s text:c="2"/>中国联通 <text:s/>4.242363e+09 <text:s text:c="3"/>2.88 <text:s/>3.611620e+08 <text:s/>4.102683e+08 <text:s/>-49106336.0 <text:s/>1.757670e+07 <text:s text:c="2"/>2529022.0 <text:s text:c="2"/>710500.0 <text:s/>1049300.0 <text:s/>-338800.0 <text:s/>4.259940e+09 <text:s/>4.224787e+09 <text:s/>2019-03-14</text:p>
      <text:p text:style-name="Standard">973 <text:s/>600518 <text:s text:c="2"/>康美药业 <text:s/>1.130211e+09 <text:s text:c="3"/>2.64 <text:s/>1.418457e+08 <text:s/>1.911364e+08 <text:s/>-49290788.0 <text:s/>5.872705e+06 <text:s text:c="3"/>604810.0 <text:s text:c="3"/>83600.0 <text:s text:c="3"/>63800.0 <text:s text:c="3"/>19800.0 <text:s/>1.136084e+09 <text:s/>1.124338e+09 <text:s/>2019-03-14</text:p>
      <text:p text:style-name="Standard">974 <text:s/>600825 <text:s text:c="2"/>新华传媒 <text:s/>4.871995e+08 <text:s text:c="3"/>6.77 <text:s/>7.562187e+07 <text:s/>1.267183e+08 <text:s/>-51096425.0 <text:s/>2.245451e+06 <text:s text:c="3"/>325900.0 <text:s text:c="2"/>155000.0 <text:s text:c="2"/>205899.0 <text:s text:c="2"/>-50899.0 <text:s/>4.894450e+08 <text:s/>4.849541e+08 <text:s/>2019-03-14</text:p>
      <text:p text:style-name="Standard">975 <text:s/>000728 <text:s text:c="2"/>国元证券 <text:s/>1.732378e+09 <text:s text:c="3"/>5.82 <text:s/>3.198240e+08 <text:s/>3.713010e+08 <text:s/>-51476982.0 <text:s/>4.003904e+07 <text:s text:c="2"/>3964261.0 <text:s/>2067250.0 <text:s text:c="2"/>897757.0 <text:s/>1169493.0 <text:s/>1.772417e+09 <text:s/>1.692339e+09 <text:s/>2019-03-14</text:p>
      <text:p text:style-name="Standard">976 <text:s/>000793 <text:s text:c="2"/>华闻传媒 <text:s/>8.243065e+08 <text:s text:c="2"/>10.15 <text:s/>1.124404e+08 <text:s/>1.644678e+08 <text:s/>-52027480.0 <text:s/>9.107090e+05 <text:s text:c="3"/>217353.0 <text:s text:c="3"/>11400.0 <text:s text:c="3"/>12200.0 <text:s text:c="4"/>-800.0 <text:s/>8.252172e+08 <text:s/>8.233958e+08 <text:s/>2019-03-14</text:p>
      <text:p text:style-name="Standard">977 <text:s/>000568 <text:s text:c="2"/>泸州老窖 <text:s/>6.721475e+08 <text:s text:c="3"/>0.90 <text:s/>6.029250e+07 <text:s/>1.164652e+08 <text:s/>-56172747.0 <text:s/>1.115429e+07 <text:s text:c="3"/>216883.0 <text:s text:c="3"/>70600.0 <text:s text:c="3"/>74700.0 <text:s text:c="3"/>-4100.0 <text:s/>6.833018e+08 <text:s/>6.609932e+08 <text:s/>2019-03-14</text:p>
      <text:p text:style-name="Standard">978 <text:s/>600030 <text:s text:c="2"/>中信证券 <text:s/>1.109912e+10 <text:s text:c="3"/>4.84 <text:s/>1.307607e+09 <text:s/>1.369371e+09 <text:s/>-61763566.0 <text:s/>2.004145e+08 <text:s text:c="2"/>8575716.0 <text:s text:c="2"/>855700.0 <text:s/>1086526.0 <text:s/>-230826.0 <text:s/>1.129954e+10 <text:s/>1.089871e+10 <text:s/>2019-03-14</text:p>
      <text:p text:style-name="Standard">979 <text:s/>600837 <text:s text:c="2"/>海通证券 <text:s/>4.763002e+09 <text:s text:c="3"/>4.43 <text:s/>2.972173e+08 <text:s/>3.624378e+08 <text:s/>-65220480.0 <text:s/>1.160906e+08 <text:s text:c="2"/>8735182.0 <text:s/>1603484.0 <text:s/>2643890.0 -1040406.0 <text:s/>4.879092e+09 <text:s/>4.646911e+09 <text:s/>2019-03-14</text:p>
      <text:p text:style-name="Standard"><text:soft-page-break/>980 <text:s/>000725 <text:s text:c="2"/>京东方Ａ <text:s/>8.913876e+09 <text:s text:c="3"/>6.91 <text:s/>9.697748e+08 <text:s/>1.036008e+09 <text:s/>-66233383.0 <text:s/>2.549347e+07 <text:s text:c="2"/>6691200.0 <text:s/>1820300.0 <text:s text:c="2"/>823000.0 <text:s text:c="2"/>997300.0 <text:s/>8.939370e+09 <text:s/>8.888383e+09 <text:s/>2019-03-14</text:p>
      <text:p text:style-name="Standard">981 <text:s/>600036 <text:s text:c="2"/>招商银行 <text:s/>3.268372e+09 <text:s text:c="3"/>0.50 <text:s/>1.268085e+08 <text:s/>1.984038e+08 <text:s/>-71595326.0 <text:s/>1.143180e+08 <text:s text:c="2"/>3634914.0 <text:s text:c="2"/>531600.0 <text:s text:c="2"/>128900.0 <text:s text:c="2"/>402700.0 <text:s/>3.382690e+09 <text:s/>3.154054e+09 <text:s/>2019-03-14</text:p>
      <text:p text:style-name="Standard">982 <text:s/>601688 <text:s text:c="2"/>华泰证券 <text:s/>3.399603e+09 <text:s text:c="3"/>2.85 <text:s/>3.197667e+08 <text:s/>3.932778e+08 <text:s/>-73511104.0 <text:s/>8.377762e+07 <text:s text:c="2"/>3820229.0 <text:s/>1299144.0 <text:s/>1187500.0 <text:s text:c="2"/>111644.0 <text:s/>3.483381e+09 <text:s/>3.315825e+09 <text:s/>2019-03-14</text:p>
      <text:p text:style-name="Standard">983 <text:s/>600029 <text:s text:c="2"/>南方航空 <text:s/>1.080075e+09 <text:s text:c="3"/>1.86 <text:s/>1.090015e+08 <text:s/>1.862283e+08 <text:s/>-77226773.0 <text:s/>2.722830e+07 <text:s text:c="2"/>3300400.0 <text:s/>1537600.0 <text:s text:c="2"/>241500.0 <text:s/>1296100.0 <text:s/>1.107304e+09 <text:s/>1.052847e+09 <text:s/>2019-03-14</text:p>
      <text:p text:style-name="Standard">984 <text:s/>002217 <text:s text:c="3"/>合力泰 <text:s/>1.306979e+09 <text:s text:c="3"/>6.90 <text:s/>2.028166e+08 <text:s/>2.902866e+08 <text:s/>-87469981.0 <text:s/>4.138400e+04 <text:s text:c="5"/>5600.0 <text:s text:c="7"/>0.0 <text:s text:c="7"/>0.0 <text:s text:c="7"/>0.0 <text:s/>1.307020e+09 <text:s/>1.306938e+09 <text:s/>2019-03-14</text:p>
      <text:p text:style-name="Standard">985 <text:s/>601111 <text:s text:c="2"/>中国国航 <text:s/>5.404945e+08 <text:s text:c="3"/>0.60 <text:s/>8.445176e+07 <text:s/>1.746832e+08 <text:s/>-90231470.0 <text:s/>6.473280e+06 <text:s text:c="3"/>674300.0 <text:s text:c="2"/>324800.0 <text:s text:c="2"/>390100.0 <text:s text:c="2"/>-65300.0 <text:s/>5.469678e+08 <text:s/>5.340212e+08 <text:s/>2019-03-14</text:p>
      <text:p text:style-name="Standard">986 <text:s/>600783 <text:s text:c="2"/>鲁信创投 <text:s/>1.020405e+09 <text:s text:c="3"/>5.80 <text:s/>1.252426e+08 <text:s/>2.175254e+08 <text:s/>-92282827.0 <text:s/>5.150970e+06 <text:s text:c="3"/>217800.0 <text:s text:c="3"/>44700.0 <text:s text:c="3"/>34500.0 <text:s text:c="3"/>10200.0 <text:s/>1.025556e+09 <text:s/>1.015254e+09 <text:s/>2019-03-14</text:p>
      <text:p text:style-name="Standard">987 <text:s/>601108 <text:s text:c="2"/>财通证券 <text:s/>2.664773e+09 <text:s text:c="3"/>8.55 <text:s/>5.808558e+08 <text:s/>6.740793e+08 <text:s/>-93223515.0 <text:s/>1.302258e+08 <text:s/>10056050.0 <text:s/>5007122.0 <text:s/>3230466.0 <text:s/>1776656.0 <text:s/>2.794999e+09 <text:s/>2.534547e+09 <text:s/>2019-03-14</text:p>
      <text:p text:style-name="Standard">988 <text:s/>000651 <text:s text:c="2"/>格力电器 <text:s/>4.785985e+09 <text:s text:c="3"/>1.76 <text:s/>1.696402e+08 <text:s/>2.718421e+08 -102201989.0 <text:s/>4.055105e+07 <text:s text:c="3"/>892016.0 <text:s text:c="2"/>119900.0 <text:s text:c="3"/>45200.0 <text:s text:c="3"/>74700.0 <text:s/>4.826536e+09 <text:s/>4.745434e+09 <text:s/>2019-03-14</text:p>
      <text:p text:style-name="Standard">989 <text:s/>600635 <text:s text:c="2"/>大众公用 <text:s/>1.251453e+09 <text:s text:c="3"/>7.37 <text:s/>2.730895e+08 <text:s/>3.868659e+08 -113776399.0 <text:s/>2.078896e+06 <text:s text:c="3"/>296139.0 <text:s text:c="3"/>49800.0 <text:s text:c="3"/>51761.0 <text:s text:c="3"/>-1961.0 <text:s/>1.253532e+09 <text:s/>1.249374e+09 <text:s/>2019-03-14</text:p>
      <text:p text:style-name="Standard">990 <text:s/>601318 <text:s text:c="2"/>中国平安 <text:s/>2.222012e+10 <text:s text:c="3"/>2.82 <text:s/>1.050796e+09 <text:s/>1.176898e+09 -126102004.0 <text:s/>1.838460e+08 <text:s text:c="2"/>2525357.0 <text:s text:c="2"/>371500.0 <text:s text:c="2"/>136600.0 <text:s text:c="2"/>234900.0 <text:s/>2.240396e+10 <text:s/>2.203627e+10 <text:s/>2019-03-14</text:p>
      <text:p text:style-name="Standard">991 <text:s/>600519 <text:s text:c="2"/>贵州茅台 <text:s/>6.391189e+09 <text:s text:c="3"/>0.65 <text:s/>5.170149e+08 <text:s/>6.500180e+08 -133003072.0 <text:s/>1.939608e+08 <text:s text:c="3"/>249307.0 <text:s text:c="3"/>33200.0 <text:s text:c="4"/>5800.0 <text:s text:c="3"/>27400.0 <text:s/>6.585150e+09 <text:s/>6.197228e+09 <text:s/>2019-03-14</text:p>
      <text:p text:style-name="Standard">992 <text:s/>000839 <text:s text:c="2"/>中信国安 <text:s/>1.619152e+09 <text:s text:c="3"/>6.78 <text:s/>3.427462e+08 <text:s/>4.774572e+08 -134710969.0 <text:s/>1.022164e+07 <text:s text:c="2"/>1678431.0 <text:s text:c="2"/>519000.0 <text:s text:c="2"/>314300.0 <text:s text:c="2"/>204700.0 <text:s/>1.629374e+09 <text:s/>1.608930e+09 <text:s/>2019-03-14</text:p>
      <text:p text:style-name="Standard">993 <text:s/>601166 <text:s text:c="2"/>兴业银行 <text:s/>1.157249e+10 <text:s text:c="3"/>3.34 <text:s/>2.195742e+08 <text:s/>3.554604e+08 -135886188.0 <text:s/>3.012908e+07 <text:s text:c="2"/>1656354.0 <text:s text:c="2"/>248600.0 <text:s text:c="2"/>280700.0 <text:s text:c="2"/>-32100.0 <text:s/>1.160262e+10 <text:s/>1.154236e+10 <text:s/>2019-03-14</text:p>
      <text:p text:style-name="Standard">994 <text:s/>600572 <text:s text:c="3"/>康恩贝 <text:s/>1.628071e+09 <text:s text:c="3"/>6.87 <text:s/>3.020717e+08 <text:s/>4.437961e+08 -141724474.0 <text:s/>3.157472e+06 <text:s text:c="3"/>354374.0 <text:s text:c="3"/>91400.0 <text:s text:c="3"/>48700.0 <text:s text:c="3"/>42700.0 <text:s/>1.631229e+09 <text:s/>1.624914e+09 <text:s/>2019-03-14</text:p>
      <text:p text:style-name="Standard">995 <text:s/>600604 <text:s text:c="2"/>市北高新 <text:s/>1.268146e+09 <text:s text:c="3"/>5.21 <text:s/>2.407895e+08 <text:s/>3.882815e+08 -147491985.0 <text:s/>1.210472e+06 <text:s text:c="4"/>66400.0 <text:s text:c="3"/>20000.0 <text:s text:c="7"/>0.0 <text:s text:c="3"/>20000.0 <text:s/>1.269356e+09 <text:s/>1.266935e+09 <text:s/>2019-03-14</text:p>
      <text:p text:style-name="Standard">996 <text:s/>601881 <text:s text:c="2"/>中国银河 <text:s/>1.417764e+09 <text:s text:c="2"/>10.88 <text:s/>1.482706e+08 <text:s/>3.051060e+08 -156835424.0 <text:s/>5.772477e+06 <text:s text:c="3"/>544060.0 <text:s text:c="2"/>209400.0 <text:s text:c="3"/>78500.0 <text:s text:c="2"/>130900.0 <text:s/>1.423537e+09 <text:s/>1.411992e+09 <text:s/>2019-03-14</text:p>
      <text:p text:style-name="Standard">997 <text:s/>600460 <text:s text:c="3"/>士兰微 <text:s/>1.426323e+09 <text:s text:c="3"/>7.13 <text:s/>2.279799e+08 <text:s/>3.852256e+08 -157245645.0 <text:s/>1.092554e+07 <text:s text:c="3"/>716899.0 <text:s text:c="2"/>185100.0 <text:s text:c="2"/>254100.0 <text:s text:c="2"/>-69000.0 <text:s/>1.437248e+09 <text:s/>1.415397e+09 <text:s/>2019-03-14</text:p>
      <text:p text:style-name="Standard"><text:soft-page-break/></text:p>
      <text:p text:style-name="Standard"/>
      <text:p text:style-name="Standard">[b](9)marginTotal(retry=3, pause=0.001)[/b]</text:p>
      <text:p text:style-name="Standard">该方法用于获取两市合计融资融券历史数据</text:p>
      <text:p text:style-name="Standard"/>
      <text:p text:style-name="Standard">参数：</text:p>
      <text:p text:style-name="Standard">retry : int, 默认 3</text:p>
      <text:p text:style-name="Standard"><text:s text:c="3"/>如遇网络等问题重复执行的次数 </text:p>
      <text:p text:style-name="Standard">pause : int, 默认 0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date':, 'close':, ...}, ...]</text:p>
      <text:p text:style-name="Standard"><text:s text:c="3"/>date: 日期</text:p>
      <text:p text:style-name="Standard"><text:s text:c="3"/>close: 沪深300收盘点数</text:p>
      <text:p text:style-name="Standard"><text:s text:c="3"/>zdf: 沪深300收盘涨跌幅(%)</text:p>
      <text:p text:style-name="Standard"><text:s text:c="3"/>rzye: 融资余额(元)</text:p>
      <text:p text:style-name="Standard"><text:s text:c="3"/>rzyezb: 融资余额占比(%)</text:p>
      <text:p text:style-name="Standard"><text:s text:c="3"/>rzmre: 融资买入额(元)</text:p>
      <text:p text:style-name="Standard"><text:s text:c="3"/>rzche: 融资偿还额(元)</text:p>
      <text:p text:style-name="Standard"><text:s text:c="3"/>rzjmre: 融资净买入额(元)</text:p>
      <text:p text:style-name="Standard"><text:s text:c="3"/>rqye: 融券余额(元)</text:p>
      <text:p text:style-name="Standard"><text:s text:c="3"/>rqyl: 融券余量(股)</text:p>
      <text:p text:style-name="Standard"><text:s text:c="3"/>rqmcl: 融券卖出量(股)</text:p>
      <text:p text:style-name="Standard"><text:s text:c="3"/>rqchl: 融券偿还量(股)</text:p>
      <text:p text:style-name="Standard"><text:s text:c="3"/>rqjmcl: 融券净卖出量(股)</text:p>
      <text:p text:style-name="Standard"><text:s text:c="3"/>rzrqye: 融资融券余额(元)</text:p>
      <text:p text:style-name="Standard"><text:s text:c="3"/>rzrqyecz: 融资融券余额差值(元)</text:p>
      <text:p text:style-name="Standard"/>
      <text:p text:style-name="Standard">示例：</text:p>
      <text:p text:style-name="Standard">[i]import gugu as gg[/i]</text:p>
      <text:p text:style-name="Standard">[i]obj = gg.Reference()[/i] <text:s text:c="2"/># 创建投资参考对象</text:p>
      <text:p text:style-name="Standard">[i]data = obj.marginTotal()[/i] <text:s text:c="2"/># 获取两市合计融资融券历史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12"/>date <text:s text:c="3"/>close <text:s text:c="6"/>zdf <text:s text:c="9"/>rzye <text:s text:c="3"/>rzyezb <text:s text:c="8"/>rzmre <text:s text:c="8"/>rzche <text:s text:c="7"/>rzjmre <text:s text:c="9"/>rqye <text:s text:c="9"/>rqyl <text:s text:c="7"/>rqmcl <text:s text:c="7"/>rqchl <text:s text:c="5"/>rqjmcl <text:s text:c="7"/>rzrqye <text:s text:c="5"/>rzrqyecz</text:p>
      <text:p text:style-name="Standard">0 <text:s text:c="4"/>2019-03-14 <text:s/>3698.49 -0.690305 <text:s/>8.799983e+11 <text:s/>2.013510 <text:s/>7.387170e+10 <text:s/>7.503875e+10 -1.167055e+09 <text:s/>8.326398e+09 <text:s/>1.152206e+09 <text:s/>171444811.0 <text:s/>221111500.0 -49666689.0 <text:s/>8.883247e+11 <text:s/>8.716719e+11</text:p>
      <text:p text:style-name="Standard">1 <text:s text:c="4"/>2019-03-13 <text:s/>3724.19 -0.829691 <text:s/>8.811654e+11 <text:s/>1.986517 <text:s/>1.013207e+11 <text:s/>9.739766e+10 <text:s/>3.923090e+09 <text:s/>8.740472e+09 <text:s/>1.201873e+09 <text:s/>211958229.0 <text:s/>216385135.0 <text:s/>-4426906.0 <text:s/>8.899058e+11 <text:s/>8.724249e+11</text:p>
      <text:p text:style-name="Standard">2 <text:s text:c="4"/>2019-03-12 <text:s/>3755.35 <text:s/>0.680901 <text:s/>8.772423e+11 <text:s/>1.951277 <text:s/>1.152524e+11 <text:s/>1.063963e+11 <text:s/>8.856149e+09 <text:s/>8.982100e+09 <text:s/>1.206300e+09 <text:s/>230914292.0 <text:s/>196703992.0 <text:s/>34210300.0 <text:s/>8.862244e+11 <text:s/>8.682602e+11</text:p>
      <text:p text:style-name="Standard">3 <text:s text:c="4"/>2019-03-11 <text:s/>3729.95 <text:s/>1.978784 <text:s/>8.683861e+11 <text:s/>1.955751 <text:s/>9.588842e+10 <text:s/>8.247211e+10 <text:s/>1.341631e+10 <text:s/>8.649860e+09 <text:s/>1.172090e+09 <text:s/>228360012.0 <text:s/>213781666.0 <text:s/>14578346.0 <text:s/>8.770360e+11 <text:s/>8.597363e+11</text:p>
      <text:p text:style-name="Standard">4 <text:s text:c="4"/>2019-03-08 <text:s/>3657.58 -3.971559 <text:s/>8.549698e+11 <text:s/>1.977549 <text:s/>1.146243e+11 <text:s/>1.091494e+11 <text:s/>5.474885e+09 <text:s/>8.409823e+09 <text:s/>1.157511e+09 <text:s/>172803954.0 <text:s/>257750412.0 -84946458.0 <text:s/>8.633796e+11 <text:s/>8.465600e+11</text:p>
      <text:p text:style-name="Standard"><text:soft-page-break/>5 <text:s text:c="4"/>2019-03-07 <text:s/>3808.85 -1.019742 <text:s/>8.494949e+11 <text:s/>1.885282 <text:s/>1.249335e+11 <text:s/>1.087169e+11 <text:s/>1.621667e+10 <text:s/>9.242687e+09 <text:s/>1.242458e+09 <text:s/>207275033.0 <text:s/>253155639.0 -45880606.0 <text:s/>8.587376e+11 <text:s/>8.402522e+11</text:p>
      <text:p text:style-name="Standard">6 <text:s text:c="4"/>2019-03-06 <text:s/>3848.09 <text:s/>0.840592 <text:s/>8.332783e+11 <text:s/>1.849211 <text:s/>1.157937e+11 <text:s/>1.028118e+11 <text:s/>1.298192e+10 <text:s/>9.484845e+09 <text:s/>1.288338e+09 <text:s/>241366352.0 <text:s/>201225283.0 <text:s/>40141069.0 <text:s/>8.427631e+11 <text:s/>8.237934e+11</text:p>
      <text:p text:style-name="Standard">7 <text:s text:c="4"/>2019-03-05 <text:s/>3816.01 <text:s/>0.577454 <text:s/>8.202963e+11 <text:s/>1.844816 <text:s/>9.262895e+10 <text:s/>7.933424e+10 <text:s/>1.329471e+10 <text:s/>9.092457e+09 <text:s/>1.248197e+09 <text:s/>178353700.0 <text:s/>190940925.0 -12587225.0 <text:s/>8.293888e+11 <text:s/>8.112039e+11</text:p>
      <text:p text:style-name="Standard">8 <text:s text:c="4"/>2019-03-04 <text:s/>3794.10 <text:s/>1.183816 <text:s/>8.070016e+11 <text:s/>1.837586 <text:s/>1.112667e+11 <text:s/>1.004811e+11 <text:s/>1.078559e+10 <text:s/>9.148789e+09 <text:s/>1.260785e+09 <text:s/>246286811.0 <text:s/>152456473.0 <text:s/>93830338.0 <text:s/>8.161504e+11 <text:s/>7.978528e+11</text:p>
      <text:p text:style-name="Standard">9 <text:s text:c="4"/>2019-03-01 <text:s/>3749.71 <text:s/>2.189585 <text:s/>7.962160e+11 <text:s/>1.837860 <text:s/>6.494771e+10 <text:s/>6.523424e+10 -2.865274e+08 <text:s/>8.405273e+09 <text:s/>1.166954e+09 <text:s/>167318166.0 <text:s/>156527300.0 <text:s/>10790866.0 <text:s/>8.046213e+11 <text:s/>7.878108e+11</text:p>
      <text:p text:style-name="Standard">10 <text:s text:c="3"/>2019-02-28 <text:s/>3669.37 -0.245265 <text:s/>7.965026e+11 <text:s/>1.868720 <text:s/>6.160841e+10 <text:s/>5.988834e+10 <text:s/>1.720070e+09 <text:s/>8.164775e+09 <text:s/>1.156163e+09 <text:s/>127505206.0 <text:s/>164813559.0 -37308353.0 <text:s/>8.046674e+11 <text:s/>7.883378e+11</text:p>
      <text:p text:style-name="Standard">11 <text:s text:c="3"/>2019-02-27 <text:s/>3678.39 -0.171016 <text:s/>7.947825e+11 <text:s/>1.861957 <text:s/>9.114309e+10 <text:s/>8.127482e+10 <text:s/>9.868269e+09 <text:s/>8.442682e+09 <text:s/>1.193472e+09 <text:s/>169855854.0 <text:s/>184829476.0 -14973622.0 <text:s/>8.032252e+11 <text:s/>7.863398e+11</text:p>
      <text:p text:style-name="Standard">12 <text:s text:c="3"/>2019-02-26 <text:s/>3684.69 -1.200960 <text:s/>7.849142e+11 <text:s/>1.838525 <text:s/>1.140745e+11 <text:s/>1.043284e+11 <text:s/>9.746018e+09 <text:s/>8.598615e+09 <text:s/>1.208445e+09 <text:s/>171174536.0 <text:s/>213228327.0 -42053791.0 <text:s/>7.935129e+11 <text:s/>7.763156e+11</text:p>
      <text:p text:style-name="Standard">13 <text:s text:c="3"/>2019-02-25 <text:s/>3729.48 <text:s/>5.947667 <text:s/>7.751682e+11 <text:s/>1.803414 <text:s/>1.101866e+11 <text:s/>9.222188e+10 <text:s/>1.796469e+10 <text:s/>8.893418e+09 <text:s/>1.250499e+09 <text:s/>241807211.0 <text:s/>161798568.0 <text:s/>80008643.0 <text:s/>7.840616e+11 <text:s/>7.662748e+11</text:p>
      <text:p text:style-name="Standard">14 <text:s text:c="3"/>2019-02-22 <text:s/>3520.12 <text:s/>2.248598 <text:s/>7.572035e+11 <text:s/>1.858147 <text:s/>6.143416e+10 <text:s/>5.600111e+10 <text:s/>5.433054e+09 <text:s/>7.946644e+09 <text:s/>1.170491e+09 <text:s/>145210382.0 <text:s/>166870553.0 -21660171.0 <text:s/>7.651502e+11 <text:s/>7.492569e+11</text:p>
      <text:p text:style-name="Standard">15 <text:s text:c="3"/>2019-02-21 <text:s/>3442.71 -0.267146 <text:s/>7.517705e+11 <text:s/>1.881061 <text:s/>5.809111e+10 <text:s/>5.433988e+10 <text:s/>3.751231e+09 <text:s/>7.831376e+09 <text:s/>1.192151e+09 <text:s/>160604304.0 <text:s/>139095597.0 <text:s/>21508707.0 <text:s/>7.596019e+11 <text:s/>7.439391e+11</text:p>
      <text:p text:style-name="Standard">16 <text:s text:c="3"/>2019-02-20 <text:s/>3451.93 <text:s/>0.358166 <text:s/>7.480192e+11 <text:s/>1.865785 <text:s/>4.592237e+10 <text:s/>4.138874e+10 <text:s/>4.533629e+09 <text:s/>7.615847e+09 <text:s/>1.170642e+09 <text:s/>135364077.0 <text:s/>113440996.0 <text:s/>21923081.0 <text:s/>7.556351e+11 <text:s/>7.404034e+11</text:p>
      <text:p text:style-name="Standard">17 <text:s text:c="3"/>2019-02-19 <text:s/>3439.61 -0.178104 <text:s/>7.434856e+11 <text:s/>1.860426 <text:s/>5.657281e+10 <text:s/>5.057453e+10 <text:s/>5.998281e+09 <text:s/>7.565993e+09 <text:s/>1.148719e+09 <text:s/>123309983.0 <text:s/>147506043.0 -24196060.0 <text:s/>7.510516e+11 <text:s/>7.359196e+11</text:p>
      <text:p text:style-name="Standard">18 <text:s text:c="3"/>2019-02-18 <text:s/>3445.74 <text:s/>3.206037 <text:s/>7.374873e+11 <text:s/>1.846184 <text:s/>5.073693e+10 <text:s/>4.562367e+10 <text:s/>5.113257e+09 <text:s/>7.699362e+09 <text:s/>1.172915e+09 <text:s/>170355460.0 <text:s text:c="2"/>93222972.0 <text:s/>77132488.0 <text:s/>7.451867e+11 <text:s/>7.297880e+11</text:p>
      <text:p text:style-name="Standard">19 <text:s text:c="3"/>2019-02-15 <text:s/>3338.70 -1.864579 <text:s/>7.323741e+11 <text:s/>1.890173 <text:s/>3.810099e+10 <text:s/>3.381992e+10 <text:s/>4.281073e+09 <text:s/>6.852924e+09 <text:s/>1.095783e+09 <text:s text:c="2"/>80272251.0 <text:s/>120723161.0 -40450910.0 <text:s/>7.392270e+11 <text:s/>7.255212e+11</text:p>
      <text:p text:style-name="Standard">20 <text:s text:c="3"/>2019-02-14 <text:s/>3402.14 <text:s/>0.150505 <text:s/>7.280930e+11 <text:s/>1.856931 <text:s/>3.788634e+10 <text:s/>3.411144e+10 <text:s/>3.774894e+09 <text:s/>7.271105e+09 <text:s/>1.136233e+09 <text:s text:c="2"/>96818328.0 <text:s/>101760750.0 <text:s/>-4942422.0 <text:s/>7.353641e+11 <text:s/>7.208219e+11</text:p>
      <text:p text:style-name="Standard">21 <text:s text:c="3"/>2019-02-13 <text:s/>3397.03 <text:s/>2.002570 <text:s/>7.243181e+11 <text:s/>1.850893 <text:s/>4.498203e+10 <text:s/>3.997610e+10 <text:s/>5.005931e+09 <text:s/>7.285435e+09 <text:s/>1.141176e+09 <text:s/>158847559.0 <text:s/>105990777.0 <text:s/>52856782.0 <text:s/>7.316035e+11 <text:s/>7.170327e+11</text:p>
      <text:p text:style-name="Standard"><text:soft-page-break/>22 <text:s text:c="3"/>2019-02-12 <text:s/>3330.34 <text:s/>0.721700 <text:s/>7.193122e+11 <text:s/>1.868313 <text:s/>3.198755e+10 <text:s/>2.866027e+10 <text:s/>3.327276e+09 <text:s/>6.773534e+09 <text:s/>1.088319e+09 <text:s/>128437729.0 <text:s text:c="2"/>94478074.0 <text:s/>33959655.0 <text:s/>7.260857e+11 <text:s/>7.125386e+11</text:p>
      <text:p text:style-name="Standard">23 <text:s text:c="3"/>2019-02-11 <text:s/>3306.47 <text:s/>1.819162 <text:s/>7.159849e+11 <text:s/>1.876253 <text:s/>2.911477e+10 <text:s/>2.405123e+10 <text:s/>5.063533e+09 <text:s/>6.580987e+09 <text:s/>1.054359e+09 <text:s/>104904537.0 <text:s text:c="2"/>33776168.0 <text:s/>71128369.0 <text:s/>7.225659e+11 <text:s/>7.094039e+11</text:p>
      <text:p text:style-name="Standard">24 <text:s text:c="3"/>2019-02-01 <text:s/>3247.40 <text:s/>1.429396 <text:s/>7.109214e+11 <text:s/>1.899619 <text:s/>1.808647e+10 <text:s/>2.911557e+10 -1.102910e+10 <text:s/>6.029729e+09 <text:s/>9.832311e+08 <text:s text:c="2"/>45290024.0 <text:s text:c="2"/>91410718.0 -46120694.0 <text:s/>7.169511e+11 <text:s/>7.048916e+11</text:p>
      <text:p text:style-name="Standard">25 <text:s text:c="3"/>2019-01-31 <text:s/>3201.63 <text:s/>1.046248 <text:s/>7.219505e+11 <text:s/>1.961571 <text:s/>2.018145e+10 <text:s/>2.527095e+10 -5.089499e+09 <text:s/>6.239567e+09 <text:s/>1.029352e+09 <text:s text:c="2"/>71512189.0 <text:s/>101382732.0 -29870543.0 <text:s/>7.281900e+11 <text:s/>7.157109e+11</text:p>
      <text:p text:style-name="Standard">26 <text:s text:c="3"/>2019-01-30 <text:s/>3168.48 -0.797969 <text:s/>7.270400e+11 <text:s/>1.979219 <text:s/>1.596159e+10 <text:s/>1.929988e+10 -3.338290e+09 <text:s/>6.378573e+09 <text:s/>1.059222e+09 <text:s text:c="2"/>53106531.0 <text:s/>116746382.0 -63639851.0 <text:s/>7.334185e+11 <text:s/>7.206614e+11</text:p>
      <text:p text:style-name="Standard">27 <text:s text:c="3"/>2019-01-29 <text:s/>3193.97 <text:s/>0.320126 <text:s/>7.303783e+11 <text:s/>1.970730 <text:s/>2.076877e+10 <text:s/>2.339014e+10 -2.621376e+09 <text:s/>6.746465e+09 <text:s/>1.122862e+09 <text:s text:c="2"/>95579215.0 <text:s/>116313014.0 -20733799.0 <text:s/>7.371247e+11 <text:s/>7.236318e+11</text:p>
      <text:p text:style-name="Standard">28 <text:s text:c="3"/>2019-01-28 <text:s/>3183.78 -0.021727 <text:s/>7.329996e+11 <text:s/>1.971056 <text:s/>2.211600e+10 <text:s/>2.421882e+10 -2.102815e+09 <text:s/>6.919886e+09 <text:s/>1.143596e+09 <text:s text:c="2"/>80140207.0 <text:s text:c="2"/>89464635.0 <text:s/>-9324428.0 <text:s/>7.399195e+11 <text:s/>7.260797e+11</text:p>
      <text:p text:style-name="Standard">29 <text:s text:c="3"/>2019-01-25 <text:s/>3184.47 <text:s/>0.813222 <text:s/>7.351024e+11 <text:s/>1.972810 <text:s/>2.149731e+10 <text:s/>2.676327e+10 -5.265966e+09 <text:s/>6.951100e+09 <text:s/>1.152920e+09 <text:s text:c="2"/>84371823.0 <text:s text:c="2"/>85471241.0 <text:s/>-1099418.0 <text:s/>7.420535e+11 <text:s/>7.281513e+11</text:p>
      <text:p text:style-name="Standard">... <text:s text:c="9"/>... <text:s text:c="5"/>... <text:s text:c="6"/>... <text:s text:c="10"/>... <text:s text:c="6"/>... <text:s text:c="10"/>... <text:s text:c="10"/>... <text:s text:c="10"/>... <text:s text:c="10"/>... <text:s text:c="10"/>... <text:s text:c="9"/>... <text:s text:c="9"/>... <text:s text:c="8"/>... <text:s text:c="10"/>... <text:s text:c="10"/>...</text:p>
      <text:p text:style-name="Standard">2147 <text:s/>2010-05-13 <text:s/>2886.91 <text:s/>2.439570 <text:s/>6.330797e+08 <text:s/>0.004529 <text:s/>5.329960e+07 <text:s/>3.567228e+07 <text:s/>1.762731e+07 <text:s/>9.825482e+06 <text:s/>6.100900e+04 <text:s text:c="6"/>7300.0 <text:s text:c="5"/>16400.0 <text:s text:c="4"/>-9100.0 <text:s/>6.429052e+08 <text:s/>6.232543e+08</text:p>
      <text:p text:style-name="Standard">2148 <text:s/>2010-05-12 <text:s/>2818.16 <text:s/>0.619212 <text:s/>6.154524e+08 <text:s/>0.004504 <text:s/>5.311697e+07 <text:s/>2.699787e+07 <text:s/>2.611911e+07 <text:s/>8.356505e+06 <text:s/>7.010900e+04 <text:s text:c="5"/>29100.0 <text:s text:c="5"/>16800.0 <text:s text:c="4"/>12300.0 <text:s/>6.238089e+08 <text:s/>6.070959e+08</text:p>
      <text:p text:style-name="Standard">2149 <text:s/>2010-05-11 <text:s/>2800.82 -2.008794 <text:s/>5.893333e+08 <text:s/>0.004310 <text:s/>6.651458e+07 <text:s/>3.154526e+07 <text:s/>3.496933e+07 <text:s/>7.337272e+06 <text:s/>5.780900e+04 <text:s text:c="6"/>9000.0 <text:s text:c="6"/>2000.0 <text:s text:c="5"/>7000.0 <text:s/>5.966706e+08 <text:s/>5.819960e+08</text:p>
      <text:p text:style-name="Standard">2150 <text:s/>2010-05-10 <text:s/>2858.23 <text:s/>0.755925 <text:s/>5.543640e+08 <text:s/>0.003970 <text:s/>5.360101e+07 <text:s/>2.663718e+07 <text:s/>2.696383e+07 <text:s/>7.477903e+06 <text:s/>5.080900e+04 <text:s text:c="6"/>9300.0 <text:s text:c="6"/>5900.0 <text:s text:c="5"/>3400.0 <text:s/>5.618419e+08 <text:s/>5.468861e+08</text:p>
      <text:p text:style-name="Standard">2151 <text:s/>2010-05-07 <text:s/>2836.79 -2.073524 <text:s/>5.274002e+08 <text:s/>0.003781 <text:s/>6.174793e+07 <text:s/>6.465849e+07 -2.910554e+06 <text:s/>5.359192e+06 <text:s/>4.740900e+04 <text:s text:c="6"/>6409.0 <text:s text:c="6"/>3200.0 <text:s text:c="5"/>3209.0 <text:s/>5.327594e+08 <text:s/>5.220410e+08</text:p>
      <text:p text:style-name="Standard">2152 <text:s/>2010-05-06 <text:s/>2896.86 -4.595517 <text:s/>5.303107e+08 <text:s/>0.003734 <text:s/>9.267340e+07 <text:s/>3.807230e+07 <text:s/>5.460111e+07 <text:s/>4.307961e+06 <text:s/>4.420000e+04 <text:s text:c="5"/>26000.0 <text:s text:c="5"/>30100.0 <text:s text:c="4"/>-4100.0 <text:s/>5.346187e+08 <text:s/>5.260028e+08</text:p>
      <text:p text:style-name="Standard">2153 <text:s/>2010-05-05 <text:s/>3036.39 <text:s/>0.561195 <text:s/>4.757096e+08 <text:s/>0.003222 <text:s/>1.026738e+08 <text:s/>2.206318e+07 <text:s/>8.061063e+07 <text:s/>6.088326e+06 <text:s/>4.830000e+04 <text:s text:c="6"/>6300.0 <text:s text:c="5"/>21100.0 <text:s text:c="3"/>-14800.0 <text:s/>4.817979e+08 <text:s/>4.696213e+08</text:p>
      <text:p text:style-name="Standard">2154 <text:s/>2010-05-04 <text:s/>3019.45 -1.562123 <text:s/>3.950990e+08 <text:s/>0.002716 <text:s/>3.290481e+07 <text:s/>1.924918e+07 <text:s/>1.365563e+07 <text:s/>4.647705e+06 <text:s/>6.310000e+04 <text:s text:c="5"/>36300.0 <text:s text:c="5"/>12500.0 <text:s text:c="4"/>23800.0 <text:s/>3.997467e+08 <text:s/>3.904513e+08</text:p>
      <text:p text:style-name="Standard"><text:soft-page-break/>2155 <text:s/>2010-04-30 <text:s/>3067.36 <text:s/>0.238590 <text:s/>3.814434e+08 <text:s/>0.002589 <text:s/>4.629230e+07 <text:s/>3.243153e+07 <text:s/>1.386076e+07 <text:s/>3.376335e+06 <text:s/>3.930000e+04 <text:s text:c="6"/>5200.0 <text:s text:c="5"/>74700.0 <text:s text:c="3"/>-69500.0 <text:s/>3.848197e+08 <text:s/>3.780670e+08</text:p>
      <text:p text:style-name="Standard">2156 <text:s/>2010-04-29 <text:s/>3060.06 -1.203899 <text:s/>3.675826e+08 <text:s/>0.002484 <text:s/>3.575397e+07 <text:s/>2.154357e+07 <text:s/>1.421040e+07 <text:s/>4.995058e+06 <text:s/>1.088000e+05 <text:s text:c="5"/>13000.0 <text:s text:c="6"/>1000.0 <text:s text:c="4"/>12000.0 <text:s/>3.725776e+08 <text:s/>3.625875e+08</text:p>
      <text:p text:style-name="Standard">2157 <text:s/>2010-04-28 <text:s/>3097.35 -0.355680 <text:s/>3.533722e+08 <text:s/>0.002353 <text:s/>4.585060e+07 <text:s/>1.260678e+07 <text:s/>3.324381e+07 <text:s/>4.469143e+06 <text:s/>9.680000e+04 <text:s text:c="5"/>50700.0 <text:s text:c="5"/>38000.0 <text:s text:c="4"/>12700.0 <text:s/>3.578413e+08 <text:s/>3.489030e+08</text:p>
      <text:p text:style-name="Standard">2158 <text:s/>2010-04-27 <text:s/>3108.41 -2.004668 <text:s/>3.201284e+08 <text:s/>0.002146 <text:s/>4.133173e+07 <text:s/>1.287853e+07 <text:s/>2.845320e+07 <text:s/>4.299657e+06 <text:s/>8.410000e+04 <text:s text:c="5"/>18400.0 <text:s text:c="6"/>4000.0 <text:s text:c="4"/>14400.0 <text:s/>3.244280e+08 <text:s/>3.158287e+08</text:p>
      <text:p text:style-name="Standard">2159 <text:s/>2010-04-26 <text:s/>3172.00 -0.564451 <text:s/>2.916752e+08 <text:s/>0.001915 <text:s/>4.382529e+07 <text:s/>1.300606e+07 <text:s/>3.081924e+07 <text:s/>1.240514e+07 <text:s/>6.970000e+04 <text:s text:c="5"/>48700.0 <text:s text:c="9"/>0.0 <text:s text:c="4"/>48700.0 <text:s/>3.040803e+08 <text:s/>2.792700e+08</text:p>
      <text:p text:style-name="Standard">2160 <text:s/>2010-04-23 <text:s/>3190.00 -0.360389 <text:s/>2.608559e+08 <text:s/>0.001706 <text:s/>3.419115e+07 <text:s/>2.915823e+07 <text:s/>5.032921e+06 <text:s/>3.204501e+06 <text:s/>2.100000e+04 <text:s text:c="5"/>10100.0 <text:s text:c="6"/>9400.0 <text:s text:c="6"/>700.0 <text:s/>2.640604e+08 <text:s/>2.576514e+08</text:p>
      <text:p text:style-name="Standard">2161 <text:s/>2010-04-22 <text:s/>3201.54 -1.085619 <text:s/>2.558230e+08 <text:s/>0.001663 <text:s/>5.730957e+07 <text:s/>4.538740e+06 <text:s/>5.277083e+07 <text:s/>3.445497e+06 <text:s/>2.030000e+04 <text:s text:c="6"/>3200.0 <text:s text:c="6"/>3900.0 <text:s text:c="5"/>-700.0 <text:s/>2.592685e+08 <text:s/>2.523775e+08</text:p>
      <text:p text:style-name="Standard">2162 <text:s/>2010-04-21 <text:s/>3236.68 <text:s/>1.994880 <text:s/>2.030522e+08 <text:s/>0.001311 <text:s/>2.056567e+07 <text:s/>1.006771e+07 <text:s/>1.049796e+07 <text:s/>3.046233e+06 <text:s/>2.100000e+04 <text:s text:c="5"/>10000.0 <text:s text:c="9"/>0.0 <text:s text:c="4"/>10000.0 <text:s/>2.060984e+08 <text:s/>2.000060e+08</text:p>
      <text:p text:style-name="Standard">2163 <text:s/>2010-04-20 <text:s/>3173.37 -0.095988 <text:s/>1.925542e+08 <text:s/>0.001270 <text:s/>9.907249e+06 <text:s/>3.211685e+06 <text:s/>6.695564e+06 <text:s/>1.826180e+06 <text:s/>1.100000e+04 <text:s text:c="9"/>0.0 <text:s text:c="5"/>61900.0 <text:s text:c="3"/>-61900.0 <text:s/>1.943804e+08 <text:s/>1.907280e+08</text:p>
      <text:p text:style-name="Standard">2164 <text:s/>2010-04-19 <text:s/>3176.42 -5.360286 <text:s/>1.858587e+08 <text:s/>0.001228 <text:s/>2.518175e+07 <text:s/>1.768326e+07 <text:s/>7.498485e+06 <text:s/>2.419610e+06 <text:s/>7.290000e+04 <text:s text:c="4"/>118600.0 <text:s text:c="5"/>50900.0 <text:s text:c="4"/>67700.0 <text:s/>1.882783e+08 <text:s/>1.834391e+08</text:p>
      <text:p text:style-name="Standard">2165 <text:s/>2010-04-16 <text:s/>3356.33 -1.126563 <text:s/>1.783602e+08 <text:s/>0.001125 <text:s/>3.610312e+07 <text:s/>8.822517e+06 <text:s/>2.728061e+07 <text:s/>1.296044e+06 <text:s/>5.200000e+03 <text:s text:c="9"/>0.0 <text:s text:c="9"/>0.0 <text:s text:c="8"/>0.0 <text:s/>1.796562e+08 <text:s/>1.770641e+08</text:p>
      <text:p text:style-name="Standard">2166 <text:s/>2010-04-15 <text:s/>3394.57 -0.268325 <text:s/>1.510796e+08 <text:s/>0.000945 <text:s/>3.752396e+07 <text:s/>7.361757e+06 <text:s/>3.016220e+07 <text:s/>3.688900e+05 <text:s/>5.200000e+03 <text:s text:c="6"/>4200.0 <text:s text:c="9"/>0.0 <text:s text:c="5"/>4200.0 <text:s/>1.514485e+08 <text:s/>1.507107e+08</text:p>
      <text:p text:style-name="Standard">2167 <text:s/>2010-04-14 <text:s/>3403.71 <text:s/>0.353538 <text:s/>1.209174e+08 <text:s/>0.000754 <text:s/>1.738468e+07 <text:s/>1.667987e+07 <text:s/>7.048090e+05 <text:s/>2.204310e+05 <text:s/>1.000000e+03 <text:s text:c="9"/>0.0 <text:s text:c="9"/>0.0 <text:s text:c="8"/>0.0 <text:s/>1.211378e+08 <text:s/>1.206969e+08</text:p>
      <text:p text:style-name="Standard">2168 <text:s/>2010-04-13 <text:s/>3391.72 <text:s/>1.200605 <text:s/>1.202126e+08 <text:s/>0.000752 <text:s/>2.806256e+07 <text:s/>2.172401e+07 <text:s/>6.338552e+06 <text:s/>2.196350e+05 <text:s/>1.000000e+03 <text:s text:c="9"/>0.0 <text:s text:c="9"/>0.0 <text:s text:c="8"/>0.0 <text:s/>1.204322e+08 <text:s/>1.199929e+08</text:p>
      <text:p text:style-name="Standard">2169 <text:s/>2010-04-12 <text:s/>3351.48 -0.819491 <text:s/>1.138740e+08 <text:s/>0.000717 <text:s/>5.078316e+07 <text:s/>7.305792e+06 <text:s/>4.347737e+07 <text:s/>1.819200e+04 <text:s/>1.000000e+03 <text:s text:c="6"/>2200.0 <text:s text:c="6"/>6600.0 <text:s text:c="4"/>-4400.0 <text:s/>1.138922e+08 <text:s/>1.138558e+08</text:p>
      <text:p text:style-name="Standard">2170 <text:s/>2010-04-09 <text:s/>3379.17 <text:s/>0.968882 <text:s/>7.039664e+07 <text:s/>0.000442 <text:s/>3.143429e+07 <text:s/>5.739187e+06 <text:s/>2.569510e+07 <text:s/>1.185590e+05 <text:s/>5.400000e+03 <text:s text:c="6"/>6700.0 <text:s text:c="6"/>4400.0 <text:s text:c="5"/>2300.0 <text:s/>7.051520e+07 <text:s/>7.027808e+07</text:p>
      <text:p text:style-name="Standard">2171 <text:s/>2010-04-08 <text:s/>3346.74 -1.187057 <text:s/>4.470154e+07 <text:s/>0.000283 <text:s/>1.186040e+07 <text:s/>3.761216e+06 <text:s/>8.099186e+06 <text:s/>6.613300e+04 <text:s/>3.100000e+03 <text:s text:c="6"/>2100.0 <text:s text:c="7"/>100.0 <text:s text:c="5"/>2000.0 <text:s/>4.476767e+07 <text:s/>4.463541e+07</text:p>
      <text:p text:style-name="Standard"><text:soft-page-break/>2172 <text:s/>2010-04-07 <text:s/>3386.95 -0.534368 <text:s/>3.660235e+07 <text:s/>0.000230 <text:s/>2.223596e+07 <text:s/>1.470620e+05 <text:s/>2.208890e+07 <text:s/>4.789400e+04 <text:s/>1.100000e+03 <text:s text:c="9"/>0.0 <text:s text:c="7"/>100.0 <text:s text:c="5"/>-100.0 <text:s/>3.665025e+07 <text:s/>3.655446e+07</text:p>
      <text:p text:style-name="Standard">2173 <text:s/>2010-04-06 <text:s/>3405.14 -0.064596 <text:s/>1.451346e+07 <text:s/>0.000091 <text:s/>7.162061e+06 <text:s/>5.835529e+06 <text:s/>1.326532e+06 <text:s/>2.420200e+04 <text:s/>1.200000e+03 <text:s text:c="9"/>0.0 <text:s text:c="9"/>0.0 <text:s text:c="8"/>0.0 <text:s/>1.453766e+07 <text:s/>1.448925e+07</text:p>
      <text:p text:style-name="Standard">2174 <text:s/>2010-04-02 <text:s/>3407.35 <text:s/>0.454342 <text:s/>1.318692e+07 <text:s/>0.000083 <text:s/>6.418639e+06 <text:s/>6.945754e+06 -5.271150e+05 <text:s/>2.601700e+04 <text:s/>1.200000e+03 <text:s text:c="9"/>0.0 <text:s text:c="7"/>100.0 <text:s text:c="5"/>-100.0 <text:s/>1.321294e+07 <text:s/>1.316091e+07</text:p>
      <text:p text:style-name="Standard">2175 <text:s/>2010-04-01 <text:s/>3391.93 <text:s/>1.384741 <text:s/>1.371404e+07 <text:s/>0.000086 <text:s/>9.548331e+06 <text:s/>2.329902e+06 <text:s/>7.218429e+06 <text:s/>3.203200e+04 <text:s/>1.300000e+03 <text:s text:c="9"/>0.0 <text:s text:c="6"/>2600.0 <text:s text:c="4"/>-2600.0 <text:s/>1.374607e+07 <text:s/>1.368201e+07</text:p>
      <text:p text:style-name="Standard">2176 <text:s/>2010-03-31 <text:s/>3345.61 -0.626755 <text:s/>6.495609e+06 <text:s/>0.000041 <text:s/>6.550885e+06 <text:s/>0.000000e+00 <text:s/>0.000000e+00 <text:s/>9.503700e+04 <text:s/>3.900000e+03 <text:s text:c="6"/>4000.0 <text:s text:c="9"/>0.0 <text:s text:c="8"/>0.0 <text:s/>6.590646e+06 <text:s/>6.400572e+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2:39:23.968560294</meta:creation-date>
    <dc:date>2019-03-20T12:39:49.158397074</dc:date>
    <meta:editing-duration>PT29S</meta:editing-duration>
    <meta:editing-cycles>1</meta:editing-cycles>
    <meta:document-statistic meta:table-count="0" meta:image-count="0" meta:object-count="0" meta:page-count="27" meta:paragraph-count="772" meta:word-count="9492" meta:character-count="71699" meta:non-whitespace-character-count="53320"/>
    <meta:generator>LibreOffice/6.0.6.2$Linux_X86_64 LibreOffice_project/00m0$Build-2</meta:generator>
  </office:meta>
</office:document-meta>
</file>